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2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1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afd095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77bc65"/>
    </style:style>
    <style:style style:name="ce16" style:family="table-cell" style:parent-style-name="Default" style:data-style-name="N10000"/>
    <style:style style:name="ce17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#ffff00"/>
    </style:style>
    <style:style style:name="ce9" style:family="table-cell" style:parent-style-name="Default" style:data-style-name="N114"/>
    <style:style style:name="ce1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0"/>
    <style:style style:name="ce21" style:family="table-cell" style:parent-style-name="Default">
      <style:table-cell-properties style:vertical-align="middl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2100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office:value-type="float" office:value="2180" calcext:value-type="float">
            <office:annotation draw:style-name="gr1" draw:text-style-name="P2" svg:width="2.899cm" svg:height="1.799cm" svg:x="3.35cm" svg:y="0cm" draw:caption-point-x="-0.61cm" draw:caption-point-y="0.01cm">
              <dc:date>2023-11-19T00:00:00</dc:date>
              <text:p text:style-name="P1"><text:span text:style-name="T1">RE</text:span></text:p>
            </office:annotation>
            <text:p>2180</text:p>
          </table:table-cell>
          <table:table-cell office:value-type="float" office:value="150" calcext:value-type="float">
            <office:annotation draw:style-name="gr1" draw:text-style-name="P2" svg:width="2.899cm" svg:height="1.799cm" svg:x="5.608cm" svg:y="0cm" draw:caption-point-x="-0.61cm" draw:caption-point-y="0.01cm">
              <dc:date>2023-11-19T00:00:00</dc:date>
              <text:p text:style-name="P1"><text:span text:style-name="T1">IRL</text:span></text:p>
            </office:annotation>
            <text:p>150</text:p>
          </table:table-cell>
          <table:table-cell/>
          <table:table-cell office:value-type="float" office:value="-22155" calcext:value-type="float">
            <text:p>-22155</text:p>
          </table:table-cell>
          <table:table-cell table:formula="of:=ROUND([.D1]/([.$A$1]/[.$B$1])*([.$A$2]/[.$B$2]);0)" office:value-type="float" office:value="-1239" calcext:value-type="float">
            <text:p>-1239</text:p>
          </table:table-cell>
          <table:table-cell table:number-columns-repeated="4"/>
          <table:table-cell office:value-type="string" calcext:value-type="string">
            <text:p>Door 0</text:p>
          </table:table-cell>
          <table:table-cell office:value-type="string" calcext:value-type="string">
            <text:p>Type 11</text:p>
          </table:table-cell>
          <table:table-cell/>
          <table:table-cell table:style-name="ce21" office:value-type="string" calcext:value-type="string">
            <text:p>Door 1</text:p>
          </table:table-cell>
          <table:table-cell office:value-type="string" calcext:value-type="string">
            <text:p>Type 11</text:p>
          </table:table-cell>
          <table:table-cell/>
          <table:table-cell office:value-type="string" calcext:value-type="string">
            <text:p>Door 2</text:p>
          </table:table-cell>
          <table:table-cell table:number-columns-repeated="2"/>
          <table:table-cell office:value-type="string" calcext:value-type="string">
            <text:p>Door 3</text:p>
          </table:table-cell>
          <table:table-cell table:number-columns-repeated="16365"/>
        </table:table-row>
        <table:table-row table:style-name="ro1">
          <table:table-cell office:value-type="float" office:value="130" calcext:value-type="float">
            <office:annotation draw:style-name="gr1" draw:text-style-name="P2" svg:width="2.899cm" svg:height="1.799cm" svg:x="3.35cm" svg:y="0cm" draw:caption-point-x="-0.61cm" draw:caption-point-y="0.462cm">
              <dc:date>2023-11-19T00:00:00</dc:date>
              <text:p text:style-name="P1"><text:span text:style-name="T1">Morrowind</text:span></text:p>
            </office:annotation>
            <text:p>130</text:p>
          </table:table-cell>
          <table:table-cell office:value-type="float" office:value="160" calcext:value-type="float">
            <office:annotation draw:style-name="gr1" draw:text-style-name="P2" svg:width="2.899cm" svg:height="1.799cm" svg:x="5.608cm" svg:y="0cm" draw:caption-point-x="-0.61cm" draw:caption-point-y="0.462cm">
              <dc:date>2023-11-19T00:00:00</dc:date>
              <text:p text:style-name="P1"><text:span text:style-name="T1">IRL</text:span></text:p>
            </office:annotation>
            <text:p>160</text:p>
          </table:table-cell>
          <table:table-cell/>
          <table:table-cell office:value-type="float" office:value="-20156" calcext:value-type="float">
            <text:p>-20156</text:p>
          </table:table-cell>
          <table:table-cell table:formula="of:=ROUND([.D2]/([.$A$1]/[.$B$1])*([.$A$2]/[.$B$2]);0)" office:value-type="float" office:value="-1127" calcext:value-type="float">
            <text:p>-1127</text:p>
          </table:table-cell>
          <table:table-cell table:number-columns-repeated="3"/>
          <table:table-cell office:value-type="string" calcext:value-type="string">
            <text:p>Dest X</text:p>
          </table:table-cell>
          <table:table-cell office:value-type="float" office:value="-15332" calcext:value-type="float">
            <text:p>-15332</text:p>
          </table:table-cell>
          <table:table-cell table:formula="of:=ROUND([.J2]/([.$A$1]/[.$B$1])*([.$A$2]/[.$B$2]);0)" office:value-type="float" office:value="-857" calcext:value-type="float">
            <text:p>-857</text:p>
          </table:table-cell>
          <table:table-cell table:number-columns-repeated="2"/>
          <table:table-cell table:formula="of:=ROUND([.M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P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2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Y</text:p>
          </table:table-cell>
          <table:table-cell office:value-type="float" office:value="0" calcext:value-type="float">
            <text:p>0</text:p>
          </table:table-cell>
          <table:table-cell table:formula="of:=ROUND([.J4]/([.$A$1]/[.$B$1])*([.$A$2]/[.$B$2]);0)" office:value-type="float" office:value="-660" calcext:value-type="float">
            <text:p>-660</text:p>
          </table:table-cell>
          <table:table-cell table:number-columns-repeated="2"/>
          <table:table-cell table:formula="of:=ROUND([.M4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P4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4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Z</text:p>
          </table:table-cell>
          <table:table-cell office:value-type="float" office:value="-11799" calcext:value-type="float">
            <text:p>-11799</text:p>
          </table:table-cell>
          <table:table-cell table:formula="of:=ROUND(-1*[.J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M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P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S3]/([.$A$1]/[.$B$1])*([.$A$2]/[.$B$2]);0)" office:value-type="float" office:value="-0" calcext:value-type="float">
            <text:p>0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Liste Lua</text:p>
          </table:table-cell>
          <table:table-cell table:style-name="ce16" table:formula="of:=CONCATENATE(&quot;{IDname='&quot;;[.A7];&quot;',CAMERA={&quot;;[.B6];&quot;,&quot;;[.F6];&quot;,&quot;;[.J6];&quot;,&quot;;[.N6];&quot;,&quot;;[.R6];&quot;,&quot;;[.V6];&quot;,&quot;;[.Z6];&quot;,&quot;;[.AD6];&quot;,&quot;;[.AH6];&quot;}}&quot;)" office:value-type="string" office:string-value="{IDname='RE2ROOM1000',CAMERA={Cam0={Name='Cam0',Position=util.vector3(630,-201,149),Pitch=0.0478,Yaw=1.2156,StartingPoint=util.vector2(1184,-112),bgd={idname='RE2ROOM1000CAM0',Position=util.vector3(4910,1387,-69),Anglex=0.0478,Anglez=1.2156},MASK={mask1={idname='RE2ROOM1000CAM0MSK1',position=util.vector3(817,-132,139),scale=0.04376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588,-474,248),Pitch=0.3188,Yaw=0.2565,StartingPoint=util.vector2(0,0),bgd={idname='RE2ROOM1000CAM1',Position=util.vector3(1689,3724,-1184),Anglex=0.3188,Anglez=0.2565},MASK={mask1={idname='RE2ROOM1000CAM1MSK1',position=util.vector3(622,-345,204),scale=0.03063},mask2={idname='RE2ROOM1000CAM1MSK2',position=util.vector3(771,224,10),scale=0.1663},mask3={idname='RE2ROOM1000CAM1MSK3',position=util.vector3(761,187,22),scale=0.15755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146,-446,248),Pitch=0.2916,Yaw=0.2235,StartingPoint=util.vector2(0,0),bgd={idname='RE2ROOM1000CAM2',Position=util.vector3(1116,3822,-1066),Anglex=0.2916,Anglez=0.2235},MASK={mask1={idname='RE2ROOM1000CAM2MSK1',position=util.vector3(167,-353,219),scale=0.02188},mask2={idname='RE2ROOM1000CAM2MSK2',position=util.vector3(312,282,24),scale=0.17068},mask3={idname='RE2ROOM1000CAM2MSK3',position=util.vector3(303,245,35),scale=0.16193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,Cam3={Name='Cam3',Position=util.vector3(-67,-490,248),Pitch=0.3165,Yaw=-0.2317,StartingPoint=util.vector2(0,0),bgd={idname='RE2ROOM1000CAM3',Position=util.vector3(-1064,3737,-1174),Anglex=0.3165,Anglez=-0.2317},MASK={mask1={idname='RE2ROOM1000CAM3MSK1',position=util.vector3(-87,-407,220),scale=0.01969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522,-463,248),Pitch=0.3306,Yaw=-0.2577,StartingPoint=util.vector2(0,0),bgd={idname='RE2ROOM1000CAM4',Position=util.vector3(-1624,3717,-1235),Anglex=0.3306,Anglez=-0.2577},MASK={mask1={idname='RE2ROOM1000CAM4MSK1',position=util.vector3(-527,-445,242),scale=0.00438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836,-575,266),Pitch=0.3502,Yaw=-0.4217,StartingPoint=util.vector2(0,0),bgd={idname='RE2ROOM1000CAM5',Position=util.vector3(-2593,3342,-1302),Anglex=0.3502,Anglez=-0.4217},MASK={mask1={idname='RE2ROOM1000CAM5MSK1',position=util.vector3(-874,-489,232),scale=0.02188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873,-935,169),Pitch=0.1084,Yaw=-0.2426,StartingPoint=util.vector2(0,0),bgd={idname='RE2ROOM1000CAM6',Position=util.vector3(-1964,3475,-325),Anglex=0.1084,Anglez=-0.2426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856,-278,175),Pitch=0.0456,Yaw=-2.8489,StartingPoint=util.vector2(0,0),bgd={idname='RE2ROOM1000CAM7',Position=util.vector3(-2173,-4649,-33),Anglex=0.0456,Anglez=-2.8489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727,-896,168),Pitch=0.0331,Yaw=-2.3123,StartingPoint=util.vector2(-1095,-1054),bgd={idname='RE2ROOM1000CAM8',Position=util.vector3(-4095,-3981,17),Anglex=0.0331,Anglez=-2.3123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" calcext:value-type="string">
            <text:p>{IDname='RE2ROOM1000',CAMERA={Cam0={Name='Cam0',Position=util.vector3(630,-201,149),Pitch=0.0478,Yaw=1.2156,StartingPoint=util.vector2(1184,-112),bgd={idname='RE2ROOM1000CAM0',Position=util.vector3(4910,1387,-69),Anglex=0.0478,Anglez=1.2156},MASK={mask1={idname='RE2ROOM1000CAM0MSK1',position=util.vector3(817,-132,139),scale=0.04376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588,-474,248),Pitch=0.3188,Yaw=0.2565,StartingPoint=util.vector2(0,0),bgd={idname='RE2ROOM1000CAM1',Position=util.vector3(1689,3724,-1184),Anglex=0.3188,Anglez=0.2565},MASK={mask1={idname='RE2ROOM1000CAM1MSK1',position=util.vector3(622,-345,204),scale=0.03063},mask2={idname='RE2ROOM1000CAM1MSK2',position=util.vector3(771,224,10),scale=0.1663},mask3={idname='RE2ROOM1000CAM1MSK3',position=util.vector3(761,187,22),scale=0.15755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146,-446,248),Pitch=0.2916,Yaw=0.2235,StartingPoint=util.vector2(0,0),bgd={idname='RE2ROOM1000CAM2',Position=util.vector3(1116,3822,-1066),Anglex=0.2916,Anglez=0.2235},MASK={mask1={idname='RE2ROOM1000CAM2MSK1',position=util.vector3(167,-353,219),scale=0.02188},mask2={idname='RE2ROOM1000CAM2MSK2',position=util.vector3(312,282,24),scale=0.17068},mask3={idname='RE2ROOM1000CAM2MSK3',position=util.vector3(303,245,35),scale=0.16193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,Cam3={Name='Cam3',Position=util.vector3(-67,-490,248),Pitch=0.3165,Yaw=-0.2317,StartingPoint=util.vector2(0,0),bgd={idname='RE2ROOM1000CAM3',Position=util.vector3(-1064,3737,-1174),Anglex=0.3165,Anglez=-0.2317},MASK={mask1={idname='RE2ROOM1000CAM3MSK1',position=util.vector3(-87,-407,220),scale=0.01969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522,-463,248),Pitch=0.3306,Yaw=-0.2577,StartingPoint=util.vector2(0,0),bgd={idname='RE2ROOM1000CAM4',Position=util.vector3(-1624,3717,-1235),Anglex=0.3306,Anglez=-0.2577},MASK={mask1={idname='RE2ROOM1000CAM4MSK1',position=util.vector3(-527,-445,242),scale=0.00438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836,-575,266),Pitch=0.3502,Yaw=-0.4217,StartingPoint=util.vector2(0,0),bgd={idname='RE2ROOM1000CAM5',Position=util.vector3(-2593,3342,-1302),Anglex=0.3502,Anglez=-0.4217},MASK={mask1={idname='RE2ROOM1000CAM5MSK1',position=util.vector3(-874,-489,232),scale=0.02188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873,-935,169),Pitch=0.1084,Yaw=-0.2426,StartingPoint=util.vector2(0,0),bgd={idname='RE2ROOM1000CAM6',Position=util.vector3(-1964,3475,-325),Anglex=0.1084,Anglez=-0.2426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856,-278,175),Pitch=0.0456,Yaw=-2.8489,StartingPoint=util.vector2(0,0),bgd={idname='RE2ROOM1000CAM7',Position=util.vector3(-2173,-4649,-33),Anglex=0.0456,Anglez=-2.8489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727,-896,168),Pitch=0.0331,Yaw=-2.3123,StartingPoint=util.vector2(-1095,-1054),bgd={idname='RE2ROOM1000CAM8',Position=util.vector3(-4095,-3981,17),Anglex=0.0331,Anglez=-2.3123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</text:p>
          </table:table-cell>
          <table:table-cell table:number-columns-repeated="16382"/>
        </table:table-row>
        <table:table-row table:style-name="ro1">
          <table:table-cell/>
          <table:table-cell table:style-name="ce16" table:formula="of:=CONCATENATE([.B8];&quot;={Name='&quot;;[.B8];&quot;',Position=util.vector3(&quot;;[.C15];&quot;,&quot;;[.C16];&quot;,&quot;;[.C17];&quot;),Pitch=&quot;;SUBSTITUTE([.C22];&quot;,&quot;;&quot;.&quot;);&quot;,Yaw=&quot;;SUBSTITUTE([.C23];&quot;,&quot;;&quot;.&quot;);&quot;,StartingPoint=util.vector2(&quot;;[.C10];&quot;,&quot;;[.C11];&quot;),bgd={idname='&quot;;[.B7];&quot;',Position=util.vector3(&quot;;[.C24];&quot;,&quot;;[.C25];&quot;,&quot;;[.C26];&quot;),Anglex=&quot;;SUBSTITUTE([.C22];&quot;,&quot;;&quot;.&quot;);&quot;,Anglez=&quot;;SUBSTITUTE([.C23];&quot;,&quot;;&quot;.&quot;);&quot;},&quot;;&quot;MASK={mask1={idname='&quot;;[.B7];&quot;MSK1',position=util.vector3(&quot;;[.C29];&quot;,&quot;;[.C30];&quot;,&quot;;[.C31];&quot;),scale=&quot;;SUBSTITUTE([.D28];&quot;,&quot;;&quot;.&quot;);&quot;},mask2={idname='&quot;;[.B7];&quot;MSK2',position=util.vector3(&quot;;[.C34];&quot;,&quot;;[.C35];&quot;,&quot;;[.C36];&quot;),scale=&quot;;SUBSTITUTE([.D33];&quot;,&quot;;&quot;.&quot;);&quot;},mask3={idname='&quot;;[.B7];&quot;MSK3',position=util.vector3(&quot;;[.C39];&quot;,&quot;;[.C40];&quot;,&quot;;[.C41];&quot;),scale=&quot;;SUBSTITUTE([.D38];&quot;,&quot;;&quot;.&quot;);&quot;},mask4={idname='&quot;;[.B7];&quot;MSK4',position=util.vector3(&quot;;[.C44];&quot;,&quot;;[.C45];&quot;,&quot;;[.C46];&quot;),scale=&quot;;SUBSTITUTE([.D43];&quot;,&quot;;&quot;.&quot;);&quot;}},SwitchZone={SwitchZone1={Point0=util.vector2(&quot;;[.D54];&quot;,&quot;;[.D55];&quot;),Point1=util.vector2(&quot;;[.D56];&quot;,&quot;;[.D57];&quot;),Point2=util.vector2(&quot;;[.D58];&quot;,&quot;;[.D59];&quot;),Point3=util.vector2(&quot;;[.D60];&quot;,&quot;;[.D61];&quot;),Camera='&quot;;[.B53];&quot;'},&quot;;&quot;SwitchZone2={Point0=util.vector2(&quot;;[.D65];&quot;,&quot;;[.D66];&quot;),Point1=util.vector2(&quot;;[.D67];&quot;,&quot;;[.D68];&quot;),Point2=util.vector2(&quot;;[.D69];&quot;,&quot;;[.D70];&quot;),Point3=util.vector2(&quot;;[.D71];&quot;,&quot;;[.D72];&quot;),Camera='&quot;;[.B64];;&quot;'},&quot;;&quot;SwitchZone3={Point0=util.vector2(&quot;;[.D76];&quot;,&quot;;[.D77];&quot;),Point1=util.vector2(&quot;;[.D78];&quot;,&quot;;[.D79];&quot;),Point2=util.vector2(&quot;;[.D80];&quot;,&quot;;[.D81];&quot;),Point3=util.vector2(&quot;;[.D82];&quot;,&quot;;[.D83];&quot;),Camera='&quot;;[.B75];;&quot;'},&quot;;&quot;SwitchZone4={Point0=util.vector2(&quot;;[.D87];&quot;,&quot;;[.D88];&quot;),Point1=util.vector2(&quot;;[.D89];&quot;,&quot;;[.D90];&quot;),Point2=util.vector2(&quot;;[.D91];&quot;,&quot;;[.D92];&quot;),Point3=util.vector2(&quot;;[.D93];&quot;,&quot;;[.D94];&quot;),Camera='&quot;;[.B86];&quot;'}}}&quot;)" office:value-type="string" office:string-value="Cam0={Name='Cam0',Position=util.vector3(630,-201,149),Pitch=0.0478,Yaw=1.2156,StartingPoint=util.vector2(1184,-112),bgd={idname='RE2ROOM1000CAM0',Position=util.vector3(4910,1387,-69),Anglex=0.0478,Anglez=1.2156},MASK={mask1={idname='RE2ROOM1000CAM0MSK1',position=util.vector3(817,-132,139),scale=0.04376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0={Name='Cam0',Position=util.vector3(630,-201,149),Pitch=0.0478,Yaw=1.2156,StartingPoint=util.vector2(1184,-112),bgd={idname='RE2ROOM1000CAM0',Position=util.vector3(4910,1387,-69),Anglex=0.0478,Anglez=1.2156},MASK={mask1={idname='RE2ROOM1000CAM0MSK1',position=util.vector3(817,-132,139),scale=0.04376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F8];&quot;={Name='&quot;;[.F8];&quot;',Position=util.vector3(&quot;;[.G15];&quot;,&quot;;[.G16];&quot;,&quot;;[.G17];&quot;),Pitch=&quot;;SUBSTITUTE([.G22];&quot;,&quot;;&quot;.&quot;);&quot;,Yaw=&quot;;SUBSTITUTE([.G23];&quot;,&quot;;&quot;.&quot;);&quot;,StartingPoint=util.vector2(&quot;;[.G10];&quot;,&quot;;[.G11];&quot;),bgd={idname='&quot;;[.F7];&quot;',Position=util.vector3(&quot;;[.G24];&quot;,&quot;;[.G25];&quot;,&quot;;[.G26];&quot;),Anglex=&quot;;SUBSTITUTE([.G22];&quot;,&quot;;&quot;.&quot;);&quot;,Anglez=&quot;;SUBSTITUTE([.G23];&quot;,&quot;;&quot;.&quot;);&quot;},&quot;;&quot;MASK={mask1={idname='&quot;;[.F7];&quot;MSK1',position=util.vector3(&quot;;[.G29];&quot;,&quot;;[.G30];&quot;,&quot;;[.G31];&quot;),scale=&quot;;SUBSTITUTE([.H28];&quot;,&quot;;&quot;.&quot;);&quot;},mask2={idname='&quot;;[.F7];&quot;MSK2',position=util.vector3(&quot;;[.G34];&quot;,&quot;;[.G35];&quot;,&quot;;[.G36];&quot;),scale=&quot;;SUBSTITUTE([.H33];&quot;,&quot;;&quot;.&quot;);&quot;},mask3={idname='&quot;;[.F7];&quot;MSK3',position=util.vector3(&quot;;[.G39];&quot;,&quot;;[.G40];&quot;,&quot;;[.G41];&quot;),scale=&quot;;SUBSTITUTE([.H38];&quot;,&quot;;&quot;.&quot;);&quot;},mask4={idname='&quot;;[.F7];&quot;MSK4',position=util.vector3(&quot;;[.G44];&quot;,&quot;;[.G45];&quot;,&quot;;[.G46];&quot;),scale=&quot;;SUBSTITUTE([.H43];&quot;,&quot;;&quot;.&quot;);&quot;}},SwitchZone={SwitchZone1={Point0=util.vector2(&quot;;[.H54];&quot;,&quot;;[.H55];&quot;),Point1=util.vector2(&quot;;[.H56];&quot;,&quot;;[.H57];&quot;),Point2=util.vector2(&quot;;[.H58];&quot;,&quot;;[.H59];&quot;),Point3=util.vector2(&quot;;[.H60];&quot;,&quot;;[.H61];&quot;),Camera='&quot;;[.F53];&quot;'},&quot;;&quot;SwitchZone2={Point0=util.vector2(&quot;;[.H65];&quot;,&quot;;[.H66];&quot;),Point1=util.vector2(&quot;;[.H67];&quot;,&quot;;[.H68];&quot;),Point2=util.vector2(&quot;;[.H69];&quot;,&quot;;[.H70];&quot;),Point3=util.vector2(&quot;;[.H71];&quot;,&quot;;[.H72];&quot;),Camera='&quot;;[.F64];;&quot;'},&quot;;&quot;SwitchZone3={Point0=util.vector2(&quot;;[.H76];&quot;,&quot;;[.H77];&quot;),Point1=util.vector2(&quot;;[.H78];&quot;,&quot;;[.H79];&quot;),Point2=util.vector2(&quot;;[.H80];&quot;,&quot;;[.H81];&quot;),Point3=util.vector2(&quot;;[.H82];&quot;,&quot;;[.H83];&quot;),Camera='&quot;;[.F75];;&quot;'},&quot;;&quot;SwitchZone4={Point0=util.vector2(&quot;;[.H87];&quot;,&quot;;[.H88];&quot;),Point1=util.vector2(&quot;;[.H89];&quot;,&quot;;[.H90];&quot;),Point2=util.vector2(&quot;;[.H91];&quot;,&quot;;[.H92];&quot;),Point3=util.vector2(&quot;;[.H93];&quot;,&quot;;[.H94];&quot;),Camera='&quot;;[.F86];&quot;'}}}&quot;)" office:value-type="string" office:string-value="Cam1={Name='Cam1',Position=util.vector3(588,-474,248),Pitch=0.3188,Yaw=0.2565,StartingPoint=util.vector2(0,0),bgd={idname='RE2ROOM1000CAM1',Position=util.vector3(1689,3724,-1184),Anglex=0.3188,Anglez=0.2565},MASK={mask1={idname='RE2ROOM1000CAM1MSK1',position=util.vector3(622,-345,204),scale=0.03063},mask2={idname='RE2ROOM1000CAM1MSK2',position=util.vector3(771,224,10),scale=0.1663},mask3={idname='RE2ROOM1000CAM1MSK3',position=util.vector3(761,187,22),scale=0.15755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={Name='Cam1',Position=util.vector3(588,-474,248),Pitch=0.3188,Yaw=0.2565,StartingPoint=util.vector2(0,0),bgd={idname='RE2ROOM1000CAM1',Position=util.vector3(1689,3724,-1184),Anglex=0.3188,Anglez=0.2565},MASK={mask1={idname='RE2ROOM1000CAM1MSK1',position=util.vector3(622,-345,204),scale=0.03063},mask2={idname='RE2ROOM1000CAM1MSK2',position=util.vector3(771,224,10),scale=0.1663},mask3={idname='RE2ROOM1000CAM1MSK3',position=util.vector3(761,187,22),scale=0.15755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J8];&quot;={Name='&quot;;[.J8];&quot;',Position=util.vector3(&quot;;[.K15];&quot;,&quot;;[.K16];&quot;,&quot;;[.K17];&quot;),Pitch=&quot;;SUBSTITUTE([.K22];&quot;,&quot;;&quot;.&quot;);&quot;,Yaw=&quot;;SUBSTITUTE([.K23];&quot;,&quot;;&quot;.&quot;);&quot;,StartingPoint=util.vector2(&quot;;[.K10];&quot;,&quot;;[.K11];&quot;),bgd={idname='&quot;;[.J7];&quot;',Position=util.vector3(&quot;;[.K24];&quot;,&quot;;[.K25];&quot;,&quot;;[.K26];&quot;),Anglex=&quot;;SUBSTITUTE([.K22];&quot;,&quot;;&quot;.&quot;);&quot;,Anglez=&quot;;SUBSTITUTE([.K23];&quot;,&quot;;&quot;.&quot;);&quot;},&quot;;&quot;MASK={mask1={idname='&quot;;[.J7];&quot;MSK1',position=util.vector3(&quot;;[.K29];&quot;,&quot;;[.K30];&quot;,&quot;;[.K31];&quot;),scale=&quot;;SUBSTITUTE([.L28];&quot;,&quot;;&quot;.&quot;);&quot;},mask2={idname='&quot;;[.J7];&quot;MSK2',position=util.vector3(&quot;;[.K34];&quot;,&quot;;[.K35];&quot;,&quot;;[.K36];&quot;),scale=&quot;;SUBSTITUTE([.L33];&quot;,&quot;;&quot;.&quot;);&quot;},mask3={idname='&quot;;[.J7];&quot;MSK3',position=util.vector3(&quot;;[.K39];&quot;,&quot;;[.K40];&quot;,&quot;;[.K41];&quot;),scale=&quot;;SUBSTITUTE([.L38];&quot;,&quot;;&quot;.&quot;);&quot;},mask4={idname='&quot;;[.J7];&quot;MSK4',position=util.vector3(&quot;;[.K44];&quot;,&quot;;[.K45];&quot;,&quot;;[.K46];&quot;),scale=&quot;;SUBSTITUTE([.L43];&quot;,&quot;;&quot;.&quot;);&quot;}},SwitchZone={SwitchZone1={Point0=util.vector2(&quot;;[.L54];&quot;,&quot;;[.L55];&quot;),Point1=util.vector2(&quot;;[.L56];&quot;,&quot;;[.L57];&quot;),Point2=util.vector2(&quot;;[.L58];&quot;,&quot;;[.L59];&quot;),Point3=util.vector2(&quot;;[.L60];&quot;,&quot;;[.L61];&quot;),Camera='&quot;;[.J53];&quot;'},&quot;;&quot;SwitchZone2={Point0=util.vector2(&quot;;[.L65];&quot;,&quot;;[.L66];&quot;),Point1=util.vector2(&quot;;[.L67];&quot;,&quot;;[.L68];&quot;),Point2=util.vector2(&quot;;[.L69];&quot;,&quot;;[.L70];&quot;),Point3=util.vector2(&quot;;[.L71];&quot;,&quot;;[.L72];&quot;),Camera='&quot;;[.J64];;&quot;'},&quot;;&quot;SwitchZone3={Point0=util.vector2(&quot;;[.L76];&quot;,&quot;;[.L77];&quot;),Point1=util.vector2(&quot;;[.L78];&quot;,&quot;;[.L79];&quot;),Point2=util.vector2(&quot;;[.L80];&quot;,&quot;;[.L81];&quot;),Point3=util.vector2(&quot;;[.L82];&quot;,&quot;;[.L83];&quot;),Camera='&quot;;[.J75];;&quot;'},&quot;;&quot;SwitchZone4={Point0=util.vector2(&quot;;[.L87];&quot;,&quot;;[.L88];&quot;),Point1=util.vector2(&quot;;[.L89];&quot;,&quot;;[.L90];&quot;),Point2=util.vector2(&quot;;[.L91];&quot;,&quot;;[.L92];&quot;),Point3=util.vector2(&quot;;[.L93];&quot;,&quot;;[.L94];&quot;),Camera='&quot;;[.J86];&quot;'}}}&quot;)" office:value-type="string" office:string-value="Cam2={Name='Cam2',Position=util.vector3(146,-446,248),Pitch=0.2916,Yaw=0.2235,StartingPoint=util.vector2(0,0),bgd={idname='RE2ROOM1000CAM2',Position=util.vector3(1116,3822,-1066),Anglex=0.2916,Anglez=0.2235},MASK={mask1={idname='RE2ROOM1000CAM2MSK1',position=util.vector3(167,-353,219),scale=0.02188},mask2={idname='RE2ROOM1000CAM2MSK2',position=util.vector3(312,282,24),scale=0.17068},mask3={idname='RE2ROOM1000CAM2MSK3',position=util.vector3(303,245,35),scale=0.16193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2={Name='Cam2',Position=util.vector3(146,-446,248),Pitch=0.2916,Yaw=0.2235,StartingPoint=util.vector2(0,0),bgd={idname='RE2ROOM1000CAM2',Position=util.vector3(1116,3822,-1066),Anglex=0.2916,Anglez=0.2235},MASK={mask1={idname='RE2ROOM1000CAM2MSK1',position=util.vector3(167,-353,219),scale=0.02188},mask2={idname='RE2ROOM1000CAM2MSK2',position=util.vector3(312,282,24),scale=0.17068},mask3={idname='RE2ROOM1000CAM2MSK3',position=util.vector3(303,245,35),scale=0.16193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N8];&quot;={Name='&quot;;[.N8];&quot;',Position=util.vector3(&quot;;[.O15];&quot;,&quot;;[.O16];&quot;,&quot;;[.O17];&quot;),Pitch=&quot;;SUBSTITUTE([.O22];&quot;,&quot;;&quot;.&quot;);&quot;,Yaw=&quot;;SUBSTITUTE([.O23];&quot;,&quot;;&quot;.&quot;);&quot;,StartingPoint=util.vector2(&quot;;[.O10];&quot;,&quot;;[.O11];&quot;),bgd={idname='&quot;;[.N7];&quot;',Position=util.vector3(&quot;;[.O24];&quot;,&quot;;[.O25];&quot;,&quot;;[.O26];&quot;),Anglex=&quot;;SUBSTITUTE([.O22];&quot;,&quot;;&quot;.&quot;);&quot;,Anglez=&quot;;SUBSTITUTE([.O23];&quot;,&quot;;&quot;.&quot;);&quot;},&quot;;&quot;MASK={mask1={idname='&quot;;[.N7];&quot;MSK1',position=util.vector3(&quot;;[.O29];&quot;,&quot;;[.O30];&quot;,&quot;;[.O31];&quot;),scale=&quot;;SUBSTITUTE([.P28];&quot;,&quot;;&quot;.&quot;);&quot;},mask2={idname='&quot;;[.N7];&quot;MSK2',position=util.vector3(&quot;;[.O34];&quot;,&quot;;[.O35];&quot;,&quot;;[.O36];&quot;),scale=&quot;;SUBSTITUTE([.P33];&quot;,&quot;;&quot;.&quot;);&quot;},mask3={idname='&quot;;[.N7];&quot;MSK3',position=util.vector3(&quot;;[.O39];&quot;,&quot;;[.O40];&quot;,&quot;;[.O41];&quot;),scale=&quot;;SUBSTITUTE([.P38];&quot;,&quot;;&quot;.&quot;);&quot;},mask4={idname='&quot;;[.N7];&quot;MSK4',position=util.vector3(&quot;;[.O44];&quot;,&quot;;[.O45];&quot;,&quot;;[.O46];&quot;),scale=&quot;;SUBSTITUTE([.P43];&quot;,&quot;;&quot;.&quot;);&quot;}},SwitchZone={SwitchZone1={Point0=util.vector2(&quot;;[.P54];&quot;,&quot;;[.P55];&quot;),Point1=util.vector2(&quot;;[.P56];&quot;,&quot;;[.P57];&quot;),Point2=util.vector2(&quot;;[.P58];&quot;,&quot;;[.P59];&quot;),Point3=util.vector2(&quot;;[.P60];&quot;,&quot;;[.P61];&quot;),Camera='&quot;;[.N53];&quot;'},&quot;;&quot;SwitchZone2={Point0=util.vector2(&quot;;[.P65];&quot;,&quot;;[.P66];&quot;),Point1=util.vector2(&quot;;[.P67];&quot;,&quot;;[.P68];&quot;),Point2=util.vector2(&quot;;[.P69];&quot;,&quot;;[.P70];&quot;),Point3=util.vector2(&quot;;[.P71];&quot;,&quot;;[.P72];&quot;),Camera='&quot;;[.N64];;&quot;'},&quot;;&quot;SwitchZone3={Point0=util.vector2(&quot;;[.P76];&quot;,&quot;;[.P77];&quot;),Point1=util.vector2(&quot;;[.P78];&quot;,&quot;;[.P79];&quot;),Point2=util.vector2(&quot;;[.P80];&quot;,&quot;;[.P81];&quot;),Point3=util.vector2(&quot;;[.P82];&quot;,&quot;;[.P83];&quot;),Camera='&quot;;[.N75];;&quot;'},&quot;;&quot;SwitchZone4={Point0=util.vector2(&quot;;[.P87];&quot;,&quot;;[.P88];&quot;),Point1=util.vector2(&quot;;[.P89];&quot;,&quot;;[.P90];&quot;),Point2=util.vector2(&quot;;[.P91];&quot;,&quot;;[.P92];&quot;),Point3=util.vector2(&quot;;[.P93];&quot;,&quot;;[.P94];&quot;),Camera='&quot;;[.N86];&quot;'}}}&quot;)" office:value-type="string" office:string-value="Cam3={Name='Cam3',Position=util.vector3(-67,-490,248),Pitch=0.3165,Yaw=-0.2317,StartingPoint=util.vector2(0,0),bgd={idname='RE2ROOM1000CAM3',Position=util.vector3(-1064,3737,-1174),Anglex=0.3165,Anglez=-0.2317},MASK={mask1={idname='RE2ROOM1000CAM3MSK1',position=util.vector3(-87,-407,220),scale=0.01969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3={Name='Cam3',Position=util.vector3(-67,-490,248),Pitch=0.3165,Yaw=-0.2317,StartingPoint=util.vector2(0,0),bgd={idname='RE2ROOM1000CAM3',Position=util.vector3(-1064,3737,-1174),Anglex=0.3165,Anglez=-0.2317},MASK={mask1={idname='RE2ROOM1000CAM3MSK1',position=util.vector3(-87,-407,220),scale=0.01969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R8];&quot;={Name='&quot;;[.R8];&quot;',Position=util.vector3(&quot;;[.S15];&quot;,&quot;;[.S16];&quot;,&quot;;[.S17];&quot;),Pitch=&quot;;SUBSTITUTE([.S22];&quot;,&quot;;&quot;.&quot;);&quot;,Yaw=&quot;;SUBSTITUTE([.S23];&quot;,&quot;;&quot;.&quot;);&quot;,StartingPoint=util.vector2(&quot;;[.S10];&quot;,&quot;;[.S11];&quot;),bgd={idname='&quot;;[.R7];&quot;',Position=util.vector3(&quot;;[.S24];&quot;,&quot;;[.S25];&quot;,&quot;;[.S26];&quot;),Anglex=&quot;;SUBSTITUTE([.S22];&quot;,&quot;;&quot;.&quot;);&quot;,Anglez=&quot;;SUBSTITUTE([.S23];&quot;,&quot;;&quot;.&quot;);&quot;},&quot;;&quot;MASK={mask1={idname='&quot;;[.R7];&quot;MSK1',position=util.vector3(&quot;;[.S29];&quot;,&quot;;[.S30];&quot;,&quot;;[.S31];&quot;),scale=&quot;;SUBSTITUTE([.T28];&quot;,&quot;;&quot;.&quot;);&quot;},mask2={idname='&quot;;[.R7];&quot;MSK2',position=util.vector3(&quot;;[.S34];&quot;,&quot;;[.S35];&quot;,&quot;;[.S36];&quot;),scale=&quot;;SUBSTITUTE([.T33];&quot;,&quot;;&quot;.&quot;);&quot;},mask3={idname='&quot;;[.R7];&quot;MSK3',position=util.vector3(&quot;;[.S39];&quot;,&quot;;[.S40];&quot;,&quot;;[.S41];&quot;),scale=&quot;;SUBSTITUTE([.T38];&quot;,&quot;;&quot;.&quot;);&quot;},mask4={idname='&quot;;[.R7];&quot;MSK4',position=util.vector3(&quot;;[.S44];&quot;,&quot;;[.S45];&quot;,&quot;;[.S46];&quot;),scale=&quot;;SUBSTITUTE([.T43];&quot;,&quot;;&quot;.&quot;);&quot;}},SwitchZone={SwitchZone1={Point0=util.vector2(&quot;;[.T54];&quot;,&quot;;[.T55];&quot;),Point1=util.vector2(&quot;;[.T56];&quot;,&quot;;[.T57];&quot;),Point2=util.vector2(&quot;;[.T58];&quot;,&quot;;[.T59];&quot;),Point3=util.vector2(&quot;;[.T60];&quot;,&quot;;[.T61];&quot;),Camera='&quot;;[.R53];&quot;'},&quot;;&quot;SwitchZone2={Point0=util.vector2(&quot;;[.T65];&quot;,&quot;;[.T66];&quot;),Point1=util.vector2(&quot;;[.T67];&quot;,&quot;;[.T68];&quot;),Point2=util.vector2(&quot;;[.T69];&quot;,&quot;;[.T70];&quot;),Point3=util.vector2(&quot;;[.T71];&quot;,&quot;;[.T72];&quot;),Camera='&quot;;[.R64];;&quot;'},&quot;;&quot;SwitchZone3={Point0=util.vector2(&quot;;[.T76];&quot;,&quot;;[.T77];&quot;),Point1=util.vector2(&quot;;[.T78];&quot;,&quot;;[.T79];&quot;),Point2=util.vector2(&quot;;[.T80];&quot;,&quot;;[.T81];&quot;),Point3=util.vector2(&quot;;[.T82];&quot;,&quot;;[.T83];&quot;),Camera='&quot;;[.R75];;&quot;'},&quot;;&quot;SwitchZone4={Point0=util.vector2(&quot;;[.T87];&quot;,&quot;;[.T88];&quot;),Point1=util.vector2(&quot;;[.T89];&quot;,&quot;;[.T90];&quot;),Point2=util.vector2(&quot;;[.T91];&quot;,&quot;;[.T92];&quot;),Point3=util.vector2(&quot;;[.T93];&quot;,&quot;;[.T94];&quot;),Camera='&quot;;[.R86];&quot;'}}}&quot;)" office:value-type="string" office:string-value="Cam4={Name='Cam4',Position=util.vector3(-522,-463,248),Pitch=0.3306,Yaw=-0.2577,StartingPoint=util.vector2(0,0),bgd={idname='RE2ROOM1000CAM4',Position=util.vector3(-1624,3717,-1235),Anglex=0.3306,Anglez=-0.2577},MASK={mask1={idname='RE2ROOM1000CAM4MSK1',position=util.vector3(-527,-445,242),scale=0.00438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4={Name='Cam4',Position=util.vector3(-522,-463,248),Pitch=0.3306,Yaw=-0.2577,StartingPoint=util.vector2(0,0),bgd={idname='RE2ROOM1000CAM4',Position=util.vector3(-1624,3717,-1235),Anglex=0.3306,Anglez=-0.2577},MASK={mask1={idname='RE2ROOM1000CAM4MSK1',position=util.vector3(-527,-445,242),scale=0.00438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V8];&quot;={Name='&quot;;[.V8];&quot;',Position=util.vector3(&quot;;[.W15];&quot;,&quot;;[.W16];&quot;,&quot;;[.W17];&quot;),Pitch=&quot;;SUBSTITUTE([.W22];&quot;,&quot;;&quot;.&quot;);&quot;,Yaw=&quot;;SUBSTITUTE([.W23];&quot;,&quot;;&quot;.&quot;);&quot;,StartingPoint=util.vector2(&quot;;[.W10];&quot;,&quot;;[.W11];&quot;),bgd={idname='&quot;;[.V7];&quot;',Position=util.vector3(&quot;;[.W24];&quot;,&quot;;[.W25];&quot;,&quot;;[.W26];&quot;),Anglex=&quot;;SUBSTITUTE([.W22];&quot;,&quot;;&quot;.&quot;);&quot;,Anglez=&quot;;SUBSTITUTE([.W23];&quot;,&quot;;&quot;.&quot;);&quot;},&quot;;&quot;MASK={mask1={idname='&quot;;[.V7];&quot;MSK1',position=util.vector3(&quot;;[.W29];&quot;,&quot;;[.W30];&quot;,&quot;;[.W31];&quot;),scale=&quot;;SUBSTITUTE([.X28];&quot;,&quot;;&quot;.&quot;);&quot;},mask2={idname='&quot;;[.V7];&quot;MSK2',position=util.vector3(&quot;;[.W34];&quot;,&quot;;[.W35];&quot;,&quot;;[.W36];&quot;),scale=&quot;;SUBSTITUTE([.X33];&quot;,&quot;;&quot;.&quot;);&quot;},mask3={idname='&quot;;[.V7];&quot;MSK3',position=util.vector3(&quot;;[.W39];&quot;,&quot;;[.W40];&quot;,&quot;;[.W41];&quot;),scale=&quot;;SUBSTITUTE([.X38];&quot;,&quot;;&quot;.&quot;);&quot;},mask4={idname='&quot;;[.V7];&quot;MSK4',position=util.vector3(&quot;;[.W44];&quot;,&quot;;[.W45];&quot;,&quot;;[.W46];&quot;),scale=&quot;;SUBSTITUTE([.X43];&quot;,&quot;;&quot;.&quot;);&quot;}},SwitchZone={SwitchZone1={Point0=util.vector2(&quot;;[.X54];&quot;,&quot;;[.X55];&quot;),Point1=util.vector2(&quot;;[.X56];&quot;,&quot;;[.X57];&quot;),Point2=util.vector2(&quot;;[.X58];&quot;,&quot;;[.X59];&quot;),Point3=util.vector2(&quot;;[.X60];&quot;,&quot;;[.X61];&quot;),Camera='&quot;;[.V53];&quot;'},&quot;;&quot;SwitchZone2={Point0=util.vector2(&quot;;[.X65];&quot;,&quot;;[.X66];&quot;),Point1=util.vector2(&quot;;[.X67];&quot;,&quot;;[.X68];&quot;),Point2=util.vector2(&quot;;[.X69];&quot;,&quot;;[.X70];&quot;),Point3=util.vector2(&quot;;[.X71];&quot;,&quot;;[.X72];&quot;),Camera='&quot;;[.V64];;&quot;'},&quot;;&quot;SwitchZone3={Point0=util.vector2(&quot;;[.X76];&quot;,&quot;;[.X77];&quot;),Point1=util.vector2(&quot;;[.X78];&quot;,&quot;;[.X79];&quot;),Point2=util.vector2(&quot;;[.X80];&quot;,&quot;;[.X81];&quot;),Point3=util.vector2(&quot;;[.X82];&quot;,&quot;;[.X83];&quot;),Camera='&quot;;[.V75];;&quot;'},&quot;;&quot;SwitchZone4={Point0=util.vector2(&quot;;[.X87];&quot;,&quot;;[.X88];&quot;),Point1=util.vector2(&quot;;[.X89];&quot;,&quot;;[.X90];&quot;),Point2=util.vector2(&quot;;[.X91];&quot;,&quot;;[.X92];&quot;),Point3=util.vector2(&quot;;[.X93];&quot;,&quot;;[.X94];&quot;),Camera='&quot;;[.V86];&quot;'}}}&quot;)" office:value-type="string" office:string-value="Cam5={Name='Cam5',Position=util.vector3(-836,-575,266),Pitch=0.3502,Yaw=-0.4217,StartingPoint=util.vector2(0,0),bgd={idname='RE2ROOM1000CAM5',Position=util.vector3(-2593,3342,-1302),Anglex=0.3502,Anglez=-0.4217},MASK={mask1={idname='RE2ROOM1000CAM5MSK1',position=util.vector3(-874,-489,232),scale=0.02188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5={Name='Cam5',Position=util.vector3(-836,-575,266),Pitch=0.3502,Yaw=-0.4217,StartingPoint=util.vector2(0,0),bgd={idname='RE2ROOM1000CAM5',Position=util.vector3(-2593,3342,-1302),Anglex=0.3502,Anglez=-0.4217},MASK={mask1={idname='RE2ROOM1000CAM5MSK1',position=util.vector3(-874,-489,232),scale=0.02188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Z8];&quot;={Name='&quot;;[.Z8];&quot;',Position=util.vector3(&quot;;[.AA15];&quot;,&quot;;[.AA16];&quot;,&quot;;[.AA17];&quot;),Pitch=&quot;;SUBSTITUTE([.AA22];&quot;,&quot;;&quot;.&quot;);&quot;,Yaw=&quot;;SUBSTITUTE([.AA23];&quot;,&quot;;&quot;.&quot;);&quot;,StartingPoint=util.vector2(&quot;;[.AA10];&quot;,&quot;;[.AA11];&quot;),bgd={idname='&quot;;[.Z7];&quot;',Position=util.vector3(&quot;;[.AA24];&quot;,&quot;;[.AA25];&quot;,&quot;;[.AA26];&quot;),Anglex=&quot;;SUBSTITUTE([.AA22];&quot;,&quot;;&quot;.&quot;);&quot;,Anglez=&quot;;SUBSTITUTE([.AA23];&quot;,&quot;;&quot;.&quot;);&quot;},&quot;;&quot;MASK={mask1={idname='&quot;;[.Z7];&quot;MSK1',position=util.vector3(&quot;;[.AA29];&quot;,&quot;;[.AA30];&quot;,&quot;;[.AA31];&quot;),scale=&quot;;SUBSTITUTE([.AB28];&quot;,&quot;;&quot;.&quot;);&quot;},mask2={idname='&quot;;[.Z7];&quot;MSK2',position=util.vector3(&quot;;[.AA34];&quot;,&quot;;[.AA35];&quot;,&quot;;[.AA36];&quot;),scale=&quot;;SUBSTITUTE([.AB33];&quot;,&quot;;&quot;.&quot;);&quot;},mask3={idname='&quot;;[.Z7];&quot;MSK3',position=util.vector3(&quot;;[.AA39];&quot;,&quot;;[.AA40];&quot;,&quot;;[.AA41];&quot;),scale=&quot;;SUBSTITUTE([.AB38];&quot;,&quot;;&quot;.&quot;);&quot;},mask4={idname='&quot;;[.Z7];&quot;MSK4',position=util.vector3(&quot;;[.AA44];&quot;,&quot;;[.AA45];&quot;,&quot;;[.AA46];&quot;),scale=&quot;;SUBSTITUTE([.AB43];&quot;,&quot;;&quot;.&quot;);&quot;}},SwitchZone={SwitchZone1={Point0=util.vector2(&quot;;[.AB54];&quot;,&quot;;[.AB55];&quot;),Point1=util.vector2(&quot;;[.AB56];&quot;,&quot;;[.AB57];&quot;),Point2=util.vector2(&quot;;[.AB58];&quot;,&quot;;[.AB59];&quot;),Point3=util.vector2(&quot;;[.AB60];&quot;,&quot;;[.AB61];&quot;),Camera='&quot;;[.Z53];&quot;'},&quot;;&quot;SwitchZone2={Point0=util.vector2(&quot;;[.AB65];&quot;,&quot;;[.AB66];&quot;),Point1=util.vector2(&quot;;[.AB67];&quot;,&quot;;[.AB68];&quot;),Point2=util.vector2(&quot;;[.AB69];&quot;,&quot;;[.AB70];&quot;),Point3=util.vector2(&quot;;[.AB71];&quot;,&quot;;[.AB72];&quot;),Camera='&quot;;[.Z64];;&quot;'},&quot;;&quot;SwitchZone3={Point0=util.vector2(&quot;;[.AB76];&quot;,&quot;;[.AB77];&quot;),Point1=util.vector2(&quot;;[.AB78];&quot;,&quot;;[.AB79];&quot;),Point2=util.vector2(&quot;;[.AB80];&quot;,&quot;;[.AB81];&quot;),Point3=util.vector2(&quot;;[.AB82];&quot;,&quot;;[.AB83];&quot;),Camera='&quot;;[.Z75];;&quot;'},&quot;;&quot;SwitchZone4={Point0=util.vector2(&quot;;[.AB87];&quot;,&quot;;[.AB88];&quot;),Point1=util.vector2(&quot;;[.AB89];&quot;,&quot;;[.AB90];&quot;),Point2=util.vector2(&quot;;[.AB91];&quot;,&quot;;[.AB92];&quot;),Point3=util.vector2(&quot;;[.AB93];&quot;,&quot;;[.AB94];&quot;),Camera='&quot;;[.Z86];&quot;'}}}&quot;)" office:value-type="string" office:string-value="Cam6={Name='Cam6',Position=util.vector3(-873,-935,169),Pitch=0.1084,Yaw=-0.2426,StartingPoint=util.vector2(0,0),bgd={idname='RE2ROOM1000CAM6',Position=util.vector3(-1964,3475,-325),Anglex=0.1084,Anglez=-0.2426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6={Name='Cam6',Position=util.vector3(-873,-935,169),Pitch=0.1084,Yaw=-0.2426,StartingPoint=util.vector2(0,0),bgd={idname='RE2ROOM1000CAM6',Position=util.vector3(-1964,3475,-325),Anglex=0.1084,Anglez=-0.2426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D8];&quot;={Name='&quot;;[.AD8];&quot;',Position=util.vector3(&quot;;[.AE15];&quot;,&quot;;[.AE16];&quot;,&quot;;[.AE17];&quot;),Pitch=&quot;;SUBSTITUTE([.AE22];&quot;,&quot;;&quot;.&quot;);&quot;,Yaw=&quot;;SUBSTITUTE([.AE23];&quot;,&quot;;&quot;.&quot;);&quot;,StartingPoint=util.vector2(&quot;;[.AE10];&quot;,&quot;;[.AE11];&quot;),bgd={idname='&quot;;[.AD7];&quot;',Position=util.vector3(&quot;;[.AE24];&quot;,&quot;;[.AE25];&quot;,&quot;;[.AE26];&quot;),Anglex=&quot;;SUBSTITUTE([.AE22];&quot;,&quot;;&quot;.&quot;);&quot;,Anglez=&quot;;SUBSTITUTE([.AE23];&quot;,&quot;;&quot;.&quot;);&quot;},&quot;;&quot;MASK={mask1={idname='&quot;;[.AD7];&quot;MSK1',position=util.vector3(&quot;;[.AE29];&quot;,&quot;;[.AE30];&quot;,&quot;;[.AE31];&quot;),scale=&quot;;SUBSTITUTE([.AF28];&quot;,&quot;;&quot;.&quot;);&quot;},mask2={idname='&quot;;[.AD7];&quot;MSK2',position=util.vector3(&quot;;[.AE34];&quot;,&quot;;[.AE35];&quot;,&quot;;[.AE36];&quot;),scale=&quot;;SUBSTITUTE([.AF33];&quot;,&quot;;&quot;.&quot;);&quot;},mask3={idname='&quot;;[.AD7];&quot;MSK3',position=util.vector3(&quot;;[.AE39];&quot;,&quot;;[.AE40];&quot;,&quot;;[.AE41];&quot;),scale=&quot;;SUBSTITUTE([.AF38];&quot;,&quot;;&quot;.&quot;);&quot;},mask4={idname='&quot;;[.AD7];&quot;MSK4',position=util.vector3(&quot;;[.AE44];&quot;,&quot;;[.AE45];&quot;,&quot;;[.AE46];&quot;),scale=&quot;;SUBSTITUTE([.AF43];&quot;,&quot;;&quot;.&quot;);&quot;}},SwitchZone={SwitchZone1={Point0=util.vector2(&quot;;[.AF54];&quot;,&quot;;[.AF55];&quot;),Point1=util.vector2(&quot;;[.AF56];&quot;,&quot;;[.AF57];&quot;),Point2=util.vector2(&quot;;[.AF58];&quot;,&quot;;[.AF59];&quot;),Point3=util.vector2(&quot;;[.AF60];&quot;,&quot;;[.AF61];&quot;),Camera='&quot;;[.AD53];&quot;'},&quot;;&quot;SwitchZone2={Point0=util.vector2(&quot;;[.AF65];&quot;,&quot;;[.AF66];&quot;),Point1=util.vector2(&quot;;[.AF67];&quot;,&quot;;[.AF68];&quot;),Point2=util.vector2(&quot;;[.AF69];&quot;,&quot;;[.AF70];&quot;),Point3=util.vector2(&quot;;[.AF71];&quot;,&quot;;[.AF72];&quot;),Camera='&quot;;[.AD64];;&quot;'},&quot;;&quot;SwitchZone3={Point0=util.vector2(&quot;;[.AF76];&quot;,&quot;;[.AF77];&quot;),Point1=util.vector2(&quot;;[.AF78];&quot;,&quot;;[.AF79];&quot;),Point2=util.vector2(&quot;;[.AF80];&quot;,&quot;;[.AF81];&quot;),Point3=util.vector2(&quot;;[.AF82];&quot;,&quot;;[.AF83];&quot;),Camera='&quot;;[.AD75];;&quot;'},&quot;;&quot;SwitchZone4={Point0=util.vector2(&quot;;[.AF87];&quot;,&quot;;[.AF88];&quot;),Point1=util.vector2(&quot;;[.AF89];&quot;,&quot;;[.AF90];&quot;),Point2=util.vector2(&quot;;[.AF91];&quot;,&quot;;[.AF92];&quot;),Point3=util.vector2(&quot;;[.AF93];&quot;,&quot;;[.AF94];&quot;),Camera='&quot;;[.AD86];&quot;'}}}&quot;)" office:value-type="string" office:string-value="Cam7={Name='Cam7',Position=util.vector3(-856,-278,175),Pitch=0.0456,Yaw=-2.8489,StartingPoint=util.vector2(0,0),bgd={idname='RE2ROOM1000CAM7',Position=util.vector3(-2173,-4649,-33),Anglex=0.0456,Anglez=-2.8489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7={Name='Cam7',Position=util.vector3(-856,-278,175),Pitch=0.0456,Yaw=-2.8489,StartingPoint=util.vector2(0,0),bgd={idname='RE2ROOM1000CAM7',Position=util.vector3(-2173,-4649,-33),Anglex=0.0456,Anglez=-2.8489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H8];&quot;={Name='&quot;;[.AH8];&quot;',Position=util.vector3(&quot;;[.AI15];&quot;,&quot;;[.AI16];&quot;,&quot;;[.AI17];&quot;),Pitch=&quot;;SUBSTITUTE([.AI22];&quot;,&quot;;&quot;.&quot;);&quot;,Yaw=&quot;;SUBSTITUTE([.AI23];&quot;,&quot;;&quot;.&quot;);&quot;,StartingPoint=util.vector2(&quot;;[.AI10];&quot;,&quot;;[.AI11];&quot;),bgd={idname='&quot;;[.AH7];&quot;',Position=util.vector3(&quot;;[.AI24];&quot;,&quot;;[.AI25];&quot;,&quot;;[.AI26];&quot;),Anglex=&quot;;SUBSTITUTE([.AI22];&quot;,&quot;;&quot;.&quot;);&quot;,Anglez=&quot;;SUBSTITUTE([.AI23];&quot;,&quot;;&quot;.&quot;);&quot;},&quot;;&quot;MASK={mask1={idname='&quot;;[.AH7];&quot;MSK1',position=util.vector3(&quot;;[.AI29];&quot;,&quot;;[.AI30];&quot;,&quot;;[.AI31];&quot;),scale=&quot;;SUBSTITUTE([.AJ28];&quot;,&quot;;&quot;.&quot;);&quot;},mask2={idname='&quot;;[.AH7];&quot;MSK2',position=util.vector3(&quot;;[.AI34];&quot;,&quot;;[.AI35];&quot;,&quot;;[.AI36];&quot;),scale=&quot;;SUBSTITUTE([.AJ33];&quot;,&quot;;&quot;.&quot;);&quot;},mask3={idname='&quot;;[.AH7];&quot;MSK3',position=util.vector3(&quot;;[.AI39];&quot;,&quot;;[.AI40];&quot;,&quot;;[.AI41];&quot;),scale=&quot;;SUBSTITUTE([.AJ38];&quot;,&quot;;&quot;.&quot;);&quot;},mask4={idname='&quot;;[.AH7];&quot;MSK4',position=util.vector3(&quot;;[.AI44];&quot;,&quot;;[.AI45];&quot;,&quot;;[.AI46];&quot;),scale=&quot;;SUBSTITUTE([.AJ43];&quot;,&quot;;&quot;.&quot;);&quot;}},SwitchZone={SwitchZone1={Point0=util.vector2(&quot;;[.AJ54];&quot;,&quot;;[.AJ55];&quot;),Point1=util.vector2(&quot;;[.AJ56];&quot;,&quot;;[.AJ57];&quot;),Point2=util.vector2(&quot;;[.AJ58];&quot;,&quot;;[.AJ59];&quot;),Point3=util.vector2(&quot;;[.AJ60];&quot;,&quot;;[.AJ61];&quot;),Camera='&quot;;[.AH53];&quot;'},&quot;;&quot;SwitchZone2={Point0=util.vector2(&quot;;[.AJ65];&quot;,&quot;;[.AJ66];&quot;),Point1=util.vector2(&quot;;[.AJ67];&quot;,&quot;;[.AJ68];&quot;),Point2=util.vector2(&quot;;[.AJ69];&quot;,&quot;;[.AJ70];&quot;),Point3=util.vector2(&quot;;[.AJ71];&quot;,&quot;;[.AJ72];&quot;),Camera='&quot;;[.AH64];;&quot;'},&quot;;&quot;SwitchZone3={Point0=util.vector2(&quot;;[.AJ76];&quot;,&quot;;[.AJ77];&quot;),Point1=util.vector2(&quot;;[.AJ78];&quot;,&quot;;[.AJ79];&quot;),Point2=util.vector2(&quot;;[.AJ80];&quot;,&quot;;[.AJ81];&quot;),Point3=util.vector2(&quot;;[.AJ82];&quot;,&quot;;[.AJ83];&quot;),Camera='&quot;;[.AH75];;&quot;'},&quot;;&quot;SwitchZone4={Point0=util.vector2(&quot;;[.AJ87];&quot;,&quot;;[.AJ88];&quot;),Point1=util.vector2(&quot;;[.AJ89];&quot;,&quot;;[.AJ90];&quot;),Point2=util.vector2(&quot;;[.AJ91];&quot;,&quot;;[.AJ92];&quot;),Point3=util.vector2(&quot;;[.AJ93];&quot;,&quot;;[.AJ94];&quot;),Camera='&quot;;[.AH86];&quot;'}}}&quot;)" office:value-type="string" office:string-value="Cam8={Name='Cam8',Position=util.vector3(-727,-896,168),Pitch=0.0331,Yaw=-2.3123,StartingPoint=util.vector2(-1095,-1054),bgd={idname='RE2ROOM1000CAM8',Position=util.vector3(-4095,-3981,17),Anglex=0.0331,Anglez=-2.3123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8={Name='Cam8',Position=util.vector3(-727,-896,168),Pitch=0.0331,Yaw=-2.3123,StartingPoint=util.vector2(-1095,-1054),bgd={idname='RE2ROOM1000CAM8',Position=util.vector3(-4095,-3981,17),Anglex=0.0331,Anglez=-2.3123},MASK={mask1={idname='RE2ROOM1000CAM8MSK1',position=util.vector3(-727,-896,168),scale=0},mask2={idname='RE2ROOM1000CAM8MSK2',position=util.vector3(-727,-896,168),scale=0},mask3={idname='RE2ROOM1000CAM8MSK3',position=util.vector3(-727,-896,168),scale=0},mask4={idname='RE2ROOM1000CAM8MSK4',position=util.vector3(-727,-896,168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RE2ROOM1000</text:p>
          </table:table-cell>
          <table:table-cell table:formula="of:=CONCATENATE([.$A$7];UPPER([.B8]))" office:value-type="string" office:string-value="RE2ROOM1000CAM0" calcext:value-type="string">
            <text:p>RE2ROOM1000CAM0</text:p>
          </table:table-cell>
          <table:table-cell table:number-columns-repeated="3"/>
          <table:table-cell table:formula="of:=CONCATENATE([.$A$7];UPPER([.F8]))" office:value-type="string" office:string-value="RE2ROOM1000CAM1" calcext:value-type="string">
            <text:p>RE2ROOM1000CAM1</text:p>
          </table:table-cell>
          <table:table-cell table:number-columns-repeated="3"/>
          <table:table-cell table:formula="of:=CONCATENATE([.$A$7];UPPER([.J8]))" office:value-type="string" office:string-value="RE2ROOM1000CAM2" calcext:value-type="string">
            <text:p>RE2ROOM1000CAM2</text:p>
          </table:table-cell>
          <table:table-cell table:number-columns-repeated="3"/>
          <table:table-cell table:formula="of:=CONCATENATE([.$A$7];UPPER([.N8]))" office:value-type="string" office:string-value="RE2ROOM1000CAM3" calcext:value-type="string">
            <text:p>RE2ROOM1000CAM3</text:p>
          </table:table-cell>
          <table:table-cell table:number-columns-repeated="3"/>
          <table:table-cell table:formula="of:=CONCATENATE([.$A$7];UPPER([.R8]))" office:value-type="string" office:string-value="RE2ROOM1000CAM4" calcext:value-type="string">
            <text:p>RE2ROOM1000CAM4</text:p>
          </table:table-cell>
          <table:table-cell table:number-columns-repeated="3"/>
          <table:table-cell table:formula="of:=CONCATENATE([.$A$7];UPPER([.V8]))" office:value-type="string" office:string-value="RE2ROOM1000CAM5" calcext:value-type="string">
            <text:p>RE2ROOM1000CAM5</text:p>
          </table:table-cell>
          <table:table-cell table:number-columns-repeated="3"/>
          <table:table-cell table:formula="of:=CONCATENATE([.$A$7];UPPER([.Z8]))" office:value-type="string" office:string-value="RE2ROOM1000CAM6" calcext:value-type="string">
            <text:p>RE2ROOM1000CAM6</text:p>
          </table:table-cell>
          <table:table-cell table:number-columns-repeated="3"/>
          <table:table-cell table:formula="of:=CONCATENATE([.$A$7];UPPER([.AD8]))" office:value-type="string" office:string-value="RE2ROOM1000CAM7" calcext:value-type="string">
            <text:p>RE2ROOM1000CAM7</text:p>
          </table:table-cell>
          <table:table-cell table:number-columns-repeated="3"/>
          <table:table-cell table:formula="of:=CONCATENATE([.$A$7];UPPER([.AH8]))" office:value-type="string" office:string-value="RE2ROOM1000CAM8" calcext:value-type="string">
            <text:p>RE2ROOM1000CAM8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starting point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180" calcext:value-type="float">
            <text:p>21180</text:p>
          </table:table-cell>
          <table:table-cell table:formula="of:=ROUND([.B10]/([.$A$1]/[.$B$1])*([.$A$2]/[.$B$2]);0)" office:value-type="float" office:value="1184" calcext:value-type="float">
            <text:p>1184</text:p>
          </table:table-cell>
          <table:table-cell table:number-columns-repeated="3"/>
          <table:table-cell table:formula="of:=ROUND([.F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H10]/([.$A$1]/[.$B$1])*([.$A$2]/[.$B$2]);0)" office:value-type="float" office:value="-1095" calcext:value-type="float">
            <text:p>-1095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y </text:p>
          </table:table-cell>
          <table:table-cell/>
          <table:table-cell table:formula="of:=ROUND([.B12]/([.$A$1]/[.$B$1])*([.$A$2]/[.$B$2]);0)" office:value-type="float" office:value="-112" calcext:value-type="float">
            <text:p>-112</text:p>
          </table:table-cell>
          <table:table-cell table:number-columns-repeated="3"/>
          <table:table-cell table:formula="of:=ROUND([.F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H12]/([.$A$1]/[.$B$1])*([.$A$2]/[.$B$2]);0)" office:value-type="float" office:value="-1054" calcext:value-type="float">
            <text:p>-105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999" calcext:value-type="float">
            <text:p>-1999</text:p>
          </table:table-cell>
          <table:table-cell table:formula="of:=ROUND([.B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F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H11]/([.$A$1]/[.$B$1])*([.$A$2]/[.$B$2]);0)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V</text:p>
          </table:table-cell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16350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float" office:value="11268" calcext:value-type="float">
            <text:p>11268</text:p>
          </table:table-cell>
          <table:table-cell table:style-name="ce11" table:formula="of:=ROUND([.B15]/([.$A$1]/[.$B$1])*([.$A$2]/[.$B$2]);0)" office:value-type="float" office:value="630" calcext:value-type="float">
            <text:p>630</text:p>
          </table:table-cell>
          <table:table-cell table:style-name="ce11" table:formula="of:=IF([.C15]&lt;[.C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10512" calcext:value-type="float">
            <text:p>10512</text:p>
          </table:table-cell>
          <table:table-cell table:style-name="ce11" table:formula="of:=ROUND([.F15]/([.$A$1]/[.$B$1])*([.$A$2]/[.$B$2]);0)" office:value-type="float" office:value="588" calcext:value-type="float">
            <text:p>588</text:p>
          </table:table-cell>
          <table:table-cell table:style-name="ce11" table:formula="of:=IF([.G15]&lt;[.G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2610" calcext:value-type="float">
            <text:p>2610</text:p>
          </table:table-cell>
          <table:table-cell table:style-name="ce11" table:formula="of:=ROUND([.J15]/([.$A$1]/[.$B$1])*([.$A$2]/[.$B$2]);0)" office:value-type="float" office:value="146" calcext:value-type="float">
            <text:p>146</text:p>
          </table:table-cell>
          <table:table-cell table:style-name="ce11" table:formula="of:=IF([.K15]&lt;[.K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206" calcext:value-type="float">
            <text:p>-1206</text:p>
          </table:table-cell>
          <table:table-cell table:style-name="ce11" table:formula="of:=ROUND([.N15]/([.$A$1]/[.$B$1])*([.$A$2]/[.$B$2]);0)" office:value-type="float" office:value="-67" calcext:value-type="float">
            <text:p>-67</text:p>
          </table:table-cell>
          <table:table-cell table:style-name="ce11" table:formula="of:=IF([.O15]&lt;[.O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9342" calcext:value-type="float">
            <text:p>-9342</text:p>
          </table:table-cell>
          <table:table-cell table:style-name="ce11" table:formula="of:=ROUND([.R15]/([.$A$1]/[.$B$1])*([.$A$2]/[.$B$2]);0)" office:value-type="float" office:value="-522" calcext:value-type="float">
            <text:p>-522</text:p>
          </table:table-cell>
          <table:table-cell table:style-name="ce11" table:formula="of:=IF([.S15]&lt;[.S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4958" calcext:value-type="float">
            <text:p>-14958</text:p>
          </table:table-cell>
          <table:table-cell table:style-name="ce11" table:formula="of:=ROUND([.V15]/([.$A$1]/[.$B$1])*([.$A$2]/[.$B$2]);0)" office:value-type="float" office:value="-836" calcext:value-type="float">
            <text:p>-836</text:p>
          </table:table-cell>
          <table:table-cell table:style-name="ce11" table:formula="of:=IF([.W15]&lt;[.W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5624" calcext:value-type="float">
            <text:p>-15624</text:p>
          </table:table-cell>
          <table:table-cell table:style-name="ce11" table:formula="of:=ROUND([.Z15]/([.$A$1]/[.$B$1])*([.$A$2]/[.$B$2]);0)" office:value-type="float" office:value="-873" calcext:value-type="float">
            <text:p>-873</text:p>
          </table:table-cell>
          <table:table-cell table:style-name="ce11" table:formula="of:=IF([.AA15]&lt;[.AA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5318" calcext:value-type="float">
            <text:p>-15318</text:p>
          </table:table-cell>
          <table:table-cell table:style-name="ce11" table:formula="of:=ROUND([.AD15]/([.$A$1]/[.$B$1])*([.$A$2]/[.$B$2]);0)" office:value-type="float" office:value="-856" calcext:value-type="float">
            <text:p>-856</text:p>
          </table:table-cell>
          <table:table-cell table:style-name="ce11" table:formula="of:=IF([.AE15]&lt;[.AE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2996" calcext:value-type="float">
            <text:p>-12996</text:p>
          </table:table-cell>
          <table:table-cell table:style-name="ce11" table:formula="of:=ROUND([.AH15]/([.$A$1]/[.$B$1])*([.$A$2]/[.$B$2]);0)" office:value-type="float" office:value="-727" calcext:value-type="float">
            <text:p>-727</text:p>
          </table:table-cell>
          <table:table-cell table:style-name="ce11" table:formula="of:=IF([.AI15]&lt;[.AI18];&quot;+&quot;;&quot;-&quot;)" office:value-type="string" office:string-value="-" calcext:value-type="string">
            <text:p>-</text:p>
          </table:table-cell>
          <table:table-cell table:style-name="ce11" table:number-columns-repeated="16348"/>
        </table:table-row>
        <table:table-row table:style-name="ro1">
          <table:table-cell table:style-name="ce12" office:value-type="string" calcext:value-type="string">
            <text:p>y</text:p>
          </table:table-cell>
          <table:table-cell table:style-name="ce12" office:value-type="float" office:value="-2664" calcext:value-type="float">
            <text:p>-2664</text:p>
          </table:table-cell>
          <table:table-cell table:style-name="ce12" table:formula="of:=ROUND([.B17]/([.$A$1]/[.$B$1])*([.$A$2]/[.$B$2]);0)" office:value-type="float" office:value="-201" calcext:value-type="float">
            <text:p>-201</text:p>
          </table:table-cell>
          <table:table-cell table:style-name="ce12" table:formula="of:=IF([.C16]&lt;[.C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F17]/([.$A$1]/[.$B$1])*([.$A$2]/[.$B$2]);0)" office:value-type="float" office:value="-474" calcext:value-type="float">
            <text:p>-474</text:p>
          </table:table-cell>
          <table:table-cell table:style-name="ce12" table:formula="of:=IF([.G16]&lt;[.G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J17]/([.$A$1]/[.$B$1])*([.$A$2]/[.$B$2]);0)" office:value-type="float" office:value="-446" calcext:value-type="float">
            <text:p>-446</text:p>
          </table:table-cell>
          <table:table-cell table:style-name="ce12" table:formula="of:=IF([.K16]&lt;[.K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N17]/([.$A$1]/[.$B$1])*([.$A$2]/[.$B$2]);0)" office:value-type="float" office:value="-490" calcext:value-type="float">
            <text:p>-490</text:p>
          </table:table-cell>
          <table:table-cell table:style-name="ce12" table:formula="of:=IF([.O16]&lt;[.O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428" calcext:value-type="float">
            <text:p>-4428</text:p>
          </table:table-cell>
          <table:table-cell table:style-name="ce12" table:formula="of:=ROUND([.R17]/([.$A$1]/[.$B$1])*([.$A$2]/[.$B$2]);0)" office:value-type="float" office:value="-463" calcext:value-type="float">
            <text:p>-463</text:p>
          </table:table-cell>
          <table:table-cell table:style-name="ce12" table:formula="of:=IF([.S16]&lt;[.S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752" calcext:value-type="float">
            <text:p>-4752</text:p>
          </table:table-cell>
          <table:table-cell table:style-name="ce12" table:formula="of:=ROUND([.V17]/([.$A$1]/[.$B$1])*([.$A$2]/[.$B$2]);0)" office:value-type="float" office:value="-575" calcext:value-type="float">
            <text:p>-575</text:p>
          </table:table-cell>
          <table:table-cell table:style-name="ce12" table:formula="of:=IF([.W16]&lt;[.W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024" calcext:value-type="float">
            <text:p>-3024</text:p>
          </table:table-cell>
          <table:table-cell table:style-name="ce12" table:formula="of:=ROUND([.Z17]/([.$A$1]/[.$B$1])*([.$A$2]/[.$B$2]);0)" office:value-type="float" office:value="-935" calcext:value-type="float">
            <text:p>-935</text:p>
          </table:table-cell>
          <table:table-cell table:style-name="ce12" table:formula="of:=IF([.AA16]&lt;[.AA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132" calcext:value-type="float">
            <text:p>-3132</text:p>
          </table:table-cell>
          <table:table-cell table:style-name="ce12" table:formula="of:=ROUND([.AD17]/([.$A$1]/[.$B$1])*([.$A$2]/[.$B$2]);0)" office:value-type="float" office:value="-278" calcext:value-type="float">
            <text:p>-278</text:p>
          </table:table-cell>
          <table:table-cell table:style-name="ce12" table:formula="of:=IF([.AE16]&lt;[.AE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3006" calcext:value-type="float">
            <text:p>-3006</text:p>
          </table:table-cell>
          <table:table-cell table:style-name="ce12" table:formula="of:=ROUND([.AH17]/([.$A$1]/[.$B$1])*([.$A$2]/[.$B$2]);0)" office:value-type="float" office:value="-896" calcext:value-type="float">
            <text:p>-896</text:p>
          </table:table-cell>
          <table:table-cell table:style-name="ce12" table:formula="of:=IF([.AI16]&lt;[.AI19];&quot;+&quot;;&quot;-&quot;)" office:value-type="string" office:string-value="-" calcext:value-type="string">
            <text:p>-</text:p>
          </table:table-cell>
          <table:table-cell table:style-name="ce12" table:number-columns-repeated="16348"/>
        </table:table-row>
        <table:table-row table:style-name="ro1">
          <table:table-cell table:style-name="ce13" office:value-type="string" calcext:value-type="string">
            <text:p>z</text:p>
          </table:table-cell>
          <table:table-cell table:style-name="ce13" office:value-type="float" office:value="-3600" calcext:value-type="float">
            <text:p>-3600</text:p>
          </table:table-cell>
          <table:table-cell table:style-name="ce13" table:formula="of:=ROUND(-1*[.B16]/([.$A$1]/[.$B$1])*([.$A$2]/[.$B$2]);0)" office:value-type="float" office:value="149" calcext:value-type="float">
            <text:p>149</text:p>
          </table:table-cell>
          <table:table-cell table:style-name="ce13" table:formula="of:=IF([.C17]&lt;[.C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8478" calcext:value-type="float">
            <text:p>-8478</text:p>
          </table:table-cell>
          <table:table-cell table:style-name="ce13" table:formula="of:=ROUND(-1*[.F16]/([.$A$1]/[.$B$1])*([.$A$2]/[.$B$2]);0)" office:value-type="float" office:value="248" calcext:value-type="float">
            <text:p>248</text:p>
          </table:table-cell>
          <table:table-cell table:style-name="ce13" table:formula="of:=IF([.G17]&lt;[.G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7974" calcext:value-type="float">
            <text:p>-7974</text:p>
          </table:table-cell>
          <table:table-cell table:style-name="ce13" table:formula="of:=ROUND(-1*[.J16]/([.$A$1]/[.$B$1])*([.$A$2]/[.$B$2]);0)" office:value-type="float" office:value="248" calcext:value-type="float">
            <text:p>248</text:p>
          </table:table-cell>
          <table:table-cell table:style-name="ce13" table:formula="of:=IF([.K17]&lt;[.K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8766" calcext:value-type="float">
            <text:p>-8766</text:p>
          </table:table-cell>
          <table:table-cell table:style-name="ce13" table:formula="of:=ROUND(-1*[.N16]/([.$A$1]/[.$B$1])*([.$A$2]/[.$B$2]);0)" office:value-type="float" office:value="248" calcext:value-type="float">
            <text:p>248</text:p>
          </table:table-cell>
          <table:table-cell table:style-name="ce13" table:formula="of:=IF([.O17]&lt;[.O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8280" calcext:value-type="float">
            <text:p>-8280</text:p>
          </table:table-cell>
          <table:table-cell table:style-name="ce13" table:formula="of:=ROUND(-1*[.R16]/([.$A$1]/[.$B$1])*([.$A$2]/[.$B$2]);0)" office:value-type="float" office:value="248" calcext:value-type="float">
            <text:p>248</text:p>
          </table:table-cell>
          <table:table-cell table:style-name="ce13" table:formula="of:=IF([.S17]&lt;[.S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0278" calcext:value-type="float">
            <text:p>-10278</text:p>
          </table:table-cell>
          <table:table-cell table:style-name="ce13" table:formula="of:=ROUND(-1*[.V16]/([.$A$1]/[.$B$1])*([.$A$2]/[.$B$2]);0)" office:value-type="float" office:value="266" calcext:value-type="float">
            <text:p>266</text:p>
          </table:table-cell>
          <table:table-cell table:style-name="ce13" table:formula="of:=IF([.W17]&lt;[.W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722" calcext:value-type="float">
            <text:p>-16722</text:p>
          </table:table-cell>
          <table:table-cell table:style-name="ce13" table:formula="of:=ROUND(-1*[.Z16]/([.$A$1]/[.$B$1])*([.$A$2]/[.$B$2]);0)" office:value-type="float" office:value="169" calcext:value-type="float">
            <text:p>169</text:p>
          </table:table-cell>
          <table:table-cell table:style-name="ce13" table:formula="of:=IF([.AA17]&lt;[.AA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4968" calcext:value-type="float">
            <text:p>-4968</text:p>
          </table:table-cell>
          <table:table-cell table:style-name="ce13" table:formula="of:=ROUND(-1*[.AD16]/([.$A$1]/[.$B$1])*([.$A$2]/[.$B$2]);0)" office:value-type="float" office:value="175" calcext:value-type="float">
            <text:p>175</text:p>
          </table:table-cell>
          <table:table-cell table:style-name="ce13" table:formula="of:=IF([.AE17]&lt;[.AE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020" calcext:value-type="float">
            <text:p>-16020</text:p>
          </table:table-cell>
          <table:table-cell table:style-name="ce13" table:formula="of:=ROUND(-1*[.AH16]/([.$A$1]/[.$B$1])*([.$A$2]/[.$B$2]);0)" office:value-type="float" office:value="168" calcext:value-type="float">
            <text:p>168</text:p>
          </table:table-cell>
          <table:table-cell table:style-name="ce13" table:formula="of:=IF([.AI17]&lt;[.AI20];&quot;+&quot;;&quot;-&quot;)" office:value-type="string" office:string-value="-" calcext:value-type="string">
            <text:p>-</text:p>
          </table:table-cell>
          <table:table-cell table:style-name="ce13" table:number-columns-repeated="16348"/>
        </table:table-row>
        <table:table-row table:style-name="ro1">
          <table:table-cell table:style-name="ce14" office:value-type="string" calcext:value-type="string">
            <text:p>tx</text:p>
          </table:table-cell>
          <table:table-cell table:style-name="ce14" office:value-type="float" office:value="22356" calcext:value-type="float">
            <text:p>22356</text:p>
          </table:table-cell>
          <table:table-cell table:style-name="ce14" table:formula="of:=ROUND([.B18]/([.$A$1]/[.$B$1])*([.$A$2]/[.$B$2]);0)" office:value-type="float" office:value="1250" calcext:value-type="float">
            <text:p>1250</text:p>
          </table:table-cell>
          <table:table-cell table:style-name="ce14" table:number-columns-repeated="2"/>
          <table:table-cell table:style-name="ce14" office:value-type="float" office:value="14328" calcext:value-type="float">
            <text:p>14328</text:p>
          </table:table-cell>
          <table:table-cell table:style-name="ce14" table:formula="of:=ROUND([.F18]/([.$A$1]/[.$B$1])*([.$A$2]/[.$B$2]);0)" office:value-type="float" office:value="801" calcext:value-type="float">
            <text:p>801</text:p>
          </table:table-cell>
          <table:table-cell table:style-name="ce14" table:number-columns-repeated="2"/>
          <table:table-cell table:style-name="ce14" office:value-type="float" office:value="6246" calcext:value-type="float">
            <text:p>6246</text:p>
          </table:table-cell>
          <table:table-cell table:style-name="ce14" table:formula="of:=ROUND([.J18]/([.$A$1]/[.$B$1])*([.$A$2]/[.$B$2]);0)" office:value-type="float" office:value="349" calcext:value-type="float">
            <text:p>349</text:p>
          </table:table-cell>
          <table:table-cell table:style-name="ce14" table:number-columns-repeated="2"/>
          <table:table-cell table:style-name="ce14" office:value-type="float" office:value="-4554" calcext:value-type="float">
            <text:p>-4554</text:p>
          </table:table-cell>
          <table:table-cell table:style-name="ce14" table:formula="of:=ROUND([.N18]/([.$A$1]/[.$B$1])*([.$A$2]/[.$B$2]);0)" office:value-type="float" office:value="-255" calcext:value-type="float">
            <text:p>-255</text:p>
          </table:table-cell>
          <table:table-cell table:style-name="ce14" table:number-columns-repeated="2"/>
          <table:table-cell table:style-name="ce14" office:value-type="float" office:value="-12834" calcext:value-type="float">
            <text:p>-12834</text:p>
          </table:table-cell>
          <table:table-cell table:style-name="ce14" table:formula="of:=ROUND([.R18]/([.$A$1]/[.$B$1])*([.$A$2]/[.$B$2]);0)" office:value-type="float" office:value="-717" calcext:value-type="float">
            <text:p>-717</text:p>
          </table:table-cell>
          <table:table-cell table:style-name="ce14" table:number-columns-repeated="2"/>
          <table:table-cell table:style-name="ce14" office:value-type="float" office:value="-20736" calcext:value-type="float">
            <text:p>-20736</text:p>
          </table:table-cell>
          <table:table-cell table:style-name="ce14" table:formula="of:=ROUND([.V18]/([.$A$1]/[.$B$1])*([.$A$2]/[.$B$2]);0)" office:value-type="float" office:value="-1159" calcext:value-type="float">
            <text:p>-1159</text:p>
          </table:table-cell>
          <table:table-cell table:style-name="ce14" table:number-columns-repeated="2"/>
          <table:table-cell table:style-name="ce14" office:value-type="float" office:value="-20502" calcext:value-type="float">
            <text:p>-20502</text:p>
          </table:table-cell>
          <table:table-cell table:style-name="ce14" table:formula="of:=ROUND([.Z18]/([.$A$1]/[.$B$1])*([.$A$2]/[.$B$2]);0)" office:value-type="float" office:value="-1146" calcext:value-type="float">
            <text:p>-1146</text:p>
          </table:table-cell>
          <table:table-cell table:style-name="ce14" table:number-columns-repeated="2"/>
          <table:table-cell table:style-name="ce14" office:value-type="float" office:value="-18846" calcext:value-type="float">
            <text:p>-18846</text:p>
          </table:table-cell>
          <table:table-cell table:style-name="ce14" table:formula="of:=ROUND([.AD18]/([.$A$1]/[.$B$1])*([.$A$2]/[.$B$2]);0)" office:value-type="float" office:value="-1054" calcext:value-type="float">
            <text:p>-1054</text:p>
          </table:table-cell>
          <table:table-cell table:style-name="ce14" table:number-columns-repeated="2"/>
          <table:table-cell table:style-name="ce14" office:value-type="float" office:value="-18324" calcext:value-type="float">
            <text:p>-18324</text:p>
          </table:table-cell>
          <table:table-cell table:style-name="ce14" table:formula="of:=ROUND([.AH18]/([.$A$1]/[.$B$1])*([.$A$2]/[.$B$2]);0)" office:value-type="float" office:value="-1024" calcext:value-type="float">
            <text:p>-1024</text:p>
          </table:table-cell>
          <table:table-cell table:style-name="ce14" table:number-columns-repeated="16349"/>
        </table:table-row>
        <table:table-row table:style-name="ro1">
          <table:table-cell table:style-name="ce15" office:value-type="string" calcext:value-type="string">
            <text:p>ty</text:p>
          </table:table-cell>
          <table:table-cell table:style-name="ce15" office:value-type="float" office:value="-2466" calcext:value-type="float">
            <text:p>-2466</text:p>
          </table:table-cell>
          <table:table-cell table:style-name="ce15" table:formula="of:=ROUND([.B20]/([.$A$1]/[.$B$1])*([.$A$2]/[.$B$2]);0)" office:value-type="float" office:value="29" calcext:value-type="float">
            <text:p>29</text:p>
          </table:table-cell>
          <table:table-cell table:style-name="ce15" table:number-columns-repeated="2"/>
          <table:table-cell table:style-name="ce15" office:value-type="float" office:value="360" calcext:value-type="float">
            <text:p>360</text:p>
          </table:table-cell>
          <table:table-cell table:style-name="ce15" table:formula="of:=ROUND([.F20]/([.$A$1]/[.$B$1])*([.$A$2]/[.$B$2]);0)" office:value-type="float" office:value="338" calcext:value-type="float">
            <text:p>338</text:p>
          </table:table-cell>
          <table:table-cell table:style-name="ce15" table:number-columns-repeated="2"/>
          <table:table-cell table:style-name="ce15" office:value-type="float" office:value="360" calcext:value-type="float">
            <text:p>360</text:p>
          </table:table-cell>
          <table:table-cell table:style-name="ce15" table:formula="of:=ROUND([.J20]/([.$A$1]/[.$B$1])*([.$A$2]/[.$B$2]);0)" office:value-type="float" office:value="447" calcext:value-type="float">
            <text:p>447</text:p>
          </table:table-cell>
          <table:table-cell table:style-name="ce15" table:number-columns-repeated="2"/>
          <table:table-cell table:style-name="ce15" office:value-type="float" office:value="234" calcext:value-type="float">
            <text:p>234</text:p>
          </table:table-cell>
          <table:table-cell table:style-name="ce15" table:formula="of:=ROUND([.N20]/([.$A$1]/[.$B$1])*([.$A$2]/[.$B$2]);0)" office:value-type="float" office:value="307" calcext:value-type="float">
            <text:p>307</text:p>
          </table:table-cell>
          <table:table-cell table:style-name="ce15" table:number-columns-repeated="2"/>
          <table:table-cell table:style-name="ce15" office:value-type="float" office:value="108" calcext:value-type="float">
            <text:p>108</text:p>
          </table:table-cell>
          <table:table-cell table:style-name="ce15" table:formula="of:=ROUND([.R20]/([.$A$1]/[.$B$1])*([.$A$2]/[.$B$2]);0)" office:value-type="float" office:value="277" calcext:value-type="float">
            <text:p>277</text:p>
          </table:table-cell>
          <table:table-cell table:style-name="ce15" table:number-columns-repeated="2"/>
          <table:table-cell table:style-name="ce15" office:value-type="float" office:value="-54" calcext:value-type="float">
            <text:p>-54</text:p>
          </table:table-cell>
          <table:table-cell table:style-name="ce15" table:formula="of:=ROUND([.V20]/([.$A$1]/[.$B$1])*([.$A$2]/[.$B$2]);0)" office:value-type="float" office:value="145" calcext:value-type="float">
            <text:p>145</text:p>
          </table:table-cell>
          <table:table-cell table:style-name="ce15" table:number-columns-repeated="2"/>
          <table:table-cell table:style-name="ce15" office:value-type="float" office:value="-882" calcext:value-type="float">
            <text:p>-882</text:p>
          </table:table-cell>
          <table:table-cell table:style-name="ce15" table:formula="of:=ROUND([.Z20]/([.$A$1]/[.$B$1])*([.$A$2]/[.$B$2]);0)" office:value-type="float" office:value="168" calcext:value-type="float">
            <text:p>168</text:p>
          </table:table-cell>
          <table:table-cell table:style-name="ce15" table:number-columns-repeated="2"/>
          <table:table-cell table:style-name="ce15" office:value-type="float" office:value="-2592" calcext:value-type="float">
            <text:p>-2592</text:p>
          </table:table-cell>
          <table:table-cell table:style-name="ce15" table:formula="of:=ROUND([.AD20]/([.$A$1]/[.$B$1])*([.$A$2]/[.$B$2]);0)" office:value-type="float" office:value="-935" calcext:value-type="float">
            <text:p>-935</text:p>
          </table:table-cell>
          <table:table-cell table:style-name="ce15" table:number-columns-repeated="2"/>
          <table:table-cell table:style-name="ce15" office:value-type="float" office:value="-2844" calcext:value-type="float">
            <text:p>-2844</text:p>
          </table:table-cell>
          <table:table-cell table:style-name="ce15" table:formula="of:=ROUND([.AH20]/([.$A$1]/[.$B$1])*([.$A$2]/[.$B$2]);0)" office:value-type="float" office:value="-1168" calcext:value-type="float">
            <text:p>-1168</text:p>
          </table:table-cell>
          <table:table-cell table:style-name="ce15" table:number-columns-repeated="16349"/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522" calcext:value-type="float">
            <text:p>522</text:p>
          </table:table-cell>
          <table:table-cell table:formula="of:=ROUND(-1*[.B19]/([.$A$1]/[.$B$1])*([.$A$2]/[.$B$2]);0)" office:value-type="float" office:value="138" calcext:value-type="float">
            <text:p>138</text:p>
          </table:table-cell>
          <table:table-cell table:number-columns-repeated="2"/>
          <table:table-cell office:value-type="float" office:value="6046" calcext:value-type="float">
            <text:p>6046</text:p>
          </table:table-cell>
          <table:table-cell table:formula="of:=ROUND(-1*[.F19]/([.$A$1]/[.$B$1])*([.$A$2]/[.$B$2]);0)" office:value-type="float" office:value="-20" calcext:value-type="float">
            <text:p>-20</text:p>
          </table:table-cell>
          <table:table-cell table:number-columns-repeated="2"/>
          <table:table-cell office:value-type="float" office:value="7992" calcext:value-type="float">
            <text:p>7992</text:p>
          </table:table-cell>
          <table:table-cell table:formula="of:=ROUND(-1*[.J19]/([.$A$1]/[.$B$1])*([.$A$2]/[.$B$2]);0)" office:value-type="float" office:value="-20" calcext:value-type="float">
            <text:p>-20</text:p>
          </table:table-cell>
          <table:table-cell table:number-columns-repeated="2"/>
          <table:table-cell office:value-type="float" office:value="5490" calcext:value-type="float">
            <text:p>5490</text:p>
          </table:table-cell>
          <table:table-cell table:formula="of:=ROUND(-1*[.N19]/([.$A$1]/[.$B$1])*([.$A$2]/[.$B$2]);0)" office:value-type="float" office:value="-13" calcext:value-type="float">
            <text:p>-13</text:p>
          </table:table-cell>
          <table:table-cell table:number-columns-repeated="2"/>
          <table:table-cell office:value-type="float" office:value="4950" calcext:value-type="float">
            <text:p>4950</text:p>
          </table:table-cell>
          <table:table-cell table:formula="of:=ROUND(-1*[.R19]/([.$A$1]/[.$B$1])*([.$A$2]/[.$B$2]);0)" office:value-type="float" office:value="-6" calcext:value-type="float">
            <text:p>-6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table:formula="of:=ROUND(-1*[.V19]/([.$A$1]/[.$B$1])*([.$A$2]/[.$B$2]);0)" office:value-type="float" office:value="3" calcext:value-type="float">
            <text:p>3</text:p>
          </table:table-cell>
          <table:table-cell table:number-columns-repeated="2"/>
          <table:table-cell office:value-type="float" office:value="3006" calcext:value-type="float">
            <text:p>3006</text:p>
          </table:table-cell>
          <table:table-cell table:formula="of:=ROUND(-1*[.Z19]/([.$A$1]/[.$B$1])*([.$A$2]/[.$B$2]);0)" office:value-type="float" office:value="49" calcext:value-type="float">
            <text:p>49</text:p>
          </table:table-cell>
          <table:table-cell table:number-columns-repeated="2"/>
          <table:table-cell office:value-type="float" office:value="-16722" calcext:value-type="float">
            <text:p>-16722</text:p>
          </table:table-cell>
          <table:table-cell table:formula="of:=ROUND(-1*[.AD19]/([.$A$1]/[.$B$1])*([.$A$2]/[.$B$2]);0)" office:value-type="float" office:value="145" calcext:value-type="float">
            <text:p>145</text:p>
          </table:table-cell>
          <table:table-cell table:number-columns-repeated="2"/>
          <table:table-cell office:value-type="float" office:value="-20898" calcext:value-type="float">
            <text:p>-20898</text:p>
          </table:table-cell>
          <table:table-cell table:formula="of:=ROUND(-1*[.AH19]/([.$A$1]/[.$B$1])*([.$A$2]/[.$B$2]);0)" office:value-type="float" office:value="159" calcext:value-type="float">
            <text:p>159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9" table:formula="of:=SQRT(POWER(([.C18]-[.C15]);2)+POWER(([.C19]-[.C16]);2))" office:value-type="float" office:value="661.286624694618" calcext:value-type="float">
            <text:p>66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SQRT(POWER(([.G18]-[.G15]);2)+POWER(([.G19]-[.G16]);2))" office:value-type="float" office:value="839.471857777258" calcext:value-type="float">
            <text:p>839</text:p>
          </table:table-cell>
          <table:table-cell table:number-columns-repeated="3"/>
          <table:table-cell table:style-name="ce9"/>
          <table:table-cell table:number-columns-repeated="16373"/>
        </table:table-row>
        <table:table-row table:style-name="ro1">
          <table:table-cell office:value-type="string" calcext:value-type="string">
            <text:p>angle X</text:p>
          </table:table-cell>
          <table:table-cell table:formula="of:=ROUND(ASIN(([.C20]-[.C17])/-[.C21]);4)" office:value-type="float" office:value="0.0166" calcext:value-type="float">
            <text:p>0,0166</text:p>
          </table:table-cell>
          <table:table-cell table:formula="of:=ROUND(IF([.C19]&gt;[.C16];ACOS(([.C19]-[.C16])/SQRT(POWER([.C19]-[.C16];2)+POWER([.C20]-[.C17];2)));ACOS(([.C16]-[.C19])/SQRT(POWER([.C19]-[.C16];2)+POWER([.C20]-[.C17];2))))*IF([.C17]&lt;[.C20];-1;1);4)" office:value-type="float" office:value="0.0478" calcext:value-type="float">
            <text:p>0,0478</text:p>
          </table:table-cell>
          <table:table-cell table:style-name="ce19" office:value-type="string" calcext:value-type="string">
            <text:p>Distance</text:p>
          </table:table-cell>
          <table:table-cell/>
          <table:table-cell table:formula="of:=ASIN(([.G20]-[.G17])/-[.G21])" office:value-type="float" office:value="0.324936219412799" calcext:value-type="float">
            <text:p>0,324936219412799</text:p>
          </table:table-cell>
          <table:table-cell table:formula="of:=ROUND(IF([.G19]&gt;[.G16];ACOS(([.G19]-[.G16])/SQRT(POWER([.G19]-[.G16];2)+POWER([.G20]-[.G17];2)));ACOS(([.G16]-[.G19])/SQRT(POWER([.G19]-[.G16];2)+POWER([.G20]-[.G17];2))))*IF([.G17]&lt;[.G20];-1;1);4)" office:value-type="float" office:value="0.3188" calcext:value-type="float">
            <text:p>0,3188</text:p>
          </table:table-cell>
          <table:table-cell table:number-columns-repeated="3"/>
          <table:table-cell table:formula="of:=ROUND(IF([.K19]&gt;[.K16];ACOS(([.K19]-[.K16])/SQRT(POWER([.K19]-[.K16];2)+POWER([.K20]-[.K17];2)));ACOS(([.K16]-[.K19])/SQRT(POWER([.K19]-[.K16];2)+POWER([.K20]-[.K17];2))))*IF([.K17]&lt;[.K20];-1;1);4)" office:value-type="float" office:value="0.2916" calcext:value-type="float">
            <text:p>0,2916</text:p>
          </table:table-cell>
          <table:table-cell table:number-columns-repeated="3"/>
          <table:table-cell table:formula="of:=ROUND(IF([.O19]&gt;[.O16];ACOS(([.O19]-[.O16])/SQRT(POWER([.O19]-[.O16];2)+POWER([.O20]-[.O17];2)));ACOS(([.O16]-[.O19])/SQRT(POWER([.O19]-[.O16];2)+POWER([.O20]-[.O17];2))))*IF([.O17]&lt;[.O20];-1;1);4)" office:value-type="float" office:value="0.3165" calcext:value-type="float">
            <text:p>0,3165</text:p>
          </table:table-cell>
          <table:table-cell table:number-columns-repeated="3"/>
          <table:table-cell table:formula="of:=ROUND(IF([.S19]&gt;[.S16];ACOS(([.S19]-[.S16])/SQRT(POWER([.S19]-[.S16];2)+POWER([.S20]-[.S17];2)));ACOS(([.S16]-[.S19])/SQRT(POWER([.S19]-[.S16];2)+POWER([.S20]-[.S17];2))))*IF([.S17]&lt;[.S20];-1;1);4)" office:value-type="float" office:value="0.3306" calcext:value-type="float">
            <text:p>0,3306</text:p>
          </table:table-cell>
          <table:table-cell table:number-columns-repeated="3"/>
          <table:table-cell table:formula="of:=ROUND(IF([.W19]&gt;[.W16];ACOS(([.W19]-[.W16])/SQRT(POWER([.W19]-[.W16];2)+POWER([.W20]-[.W17];2)));ACOS(([.W16]-[.W19])/SQRT(POWER([.W19]-[.W16];2)+POWER([.W20]-[.W17];2))))*IF([.W17]&lt;[.W20];-1;1);4)" office:value-type="float" office:value="0.3502" calcext:value-type="float">
            <text:p>0,3502</text:p>
          </table:table-cell>
          <table:table-cell table:number-columns-repeated="3"/>
          <table:table-cell table:formula="of:=ROUND(IF([.AA19]&gt;[.AA16];ACOS(([.AA19]-[.AA16])/SQRT(POWER([.AA19]-[.AA16];2)+POWER([.AA20]-[.AA17];2)));ACOS(([.AA16]-[.AA19])/SQRT(POWER([.AA19]-[.AA16];2)+POWER([.AA20]-[.AA17];2))))*IF([.AA17]&lt;[.AA20];-1;1);4)" office:value-type="float" office:value="0.1084" calcext:value-type="float">
            <text:p>0,1084</text:p>
          </table:table-cell>
          <table:table-cell table:number-columns-repeated="3"/>
          <table:table-cell table:formula="of:=ROUND(IF([.AE19]&gt;[.AE16];ACOS(([.AE19]-[.AE16])/SQRT(POWER([.AE19]-[.AE16];2)+POWER([.AE20]-[.AE17];2)));ACOS(([.AE16]-[.AE19])/SQRT(POWER([.AE19]-[.AE16];2)+POWER([.AE20]-[.AE17];2))))*IF([.AE17]&lt;[.AE20];-1;1);4)" office:value-type="float" office:value="0.0456" calcext:value-type="float">
            <text:p>0,0456</text:p>
          </table:table-cell>
          <table:table-cell table:number-columns-repeated="3"/>
          <table:table-cell table:formula="of:=ROUND(IF([.AI19]&gt;[.AI16];ACOS(([.AI19]-[.AI16])/SQRT(POWER([.AI19]-[.AI16];2)+POWER([.AI20]-[.AI17];2)));ACOS(([.AI16]-[.AI19])/SQRT(POWER([.AI19]-[.AI16];2)+POWER([.AI20]-[.AI17];2))))*IF([.AI17]&lt;[.AI20];-1;1);4)" office:value-type="float" office:value="0.0331" calcext:value-type="float">
            <text:p>0,0331</text:p>
          </table:table-cell>
          <table:table-cell table:number-columns-repeated="2"/>
          <table:table-cell table:style-name="ce20"/>
          <table:table-cell table:number-columns-repeated="16346"/>
        </table:table-row>
        <table:table-row table:style-name="ro1">
          <table:table-cell office:value-type="string" calcext:value-type="string">
            <text:p>Angle Z</text:p>
          </table:table-cell>
          <table:table-cell table:formula="of:=ASIN(([.C18]-[.C15])/([.C21]*COS([.B22])))" office:value-type="float" office:value="1.21593710051427" calcext:value-type="float">
            <text:p>1,21593710051427</text:p>
          </table:table-cell>
          <table:table-cell table:style-name="ce13" table:formula="of:=ROUND(IF([.C19]&lt;[.C16];ACOS(([.C19]-[.C16])/SQRT(POWER([.C19]-[.C16];2)+POWER([.C18]-[.C15];2)));ACOS(([.C19]-[.C16])/SQRT(POWER([.C19]-[.C16];2)+POWER([.C18]-[.C15];2))))*IF([.C15]&lt;[.C18];1;-1);4)" office:value-type="float" office:value="1.2156" calcext:value-type="float">
            <text:p>1,2156</text:p>
          </table:table-cell>
          <table:table-cell table:style-name="ce19" table:formula="of:=4570*[.$B$14]/26684" office:value-type="float" office:value="4570" calcext:value-type="float">
            <text:p>4570</text:p>
          </table:table-cell>
          <table:table-cell/>
          <table:table-cell table:formula="of:=ASIN(([.G18]-[.G15])/([.G21]*COS([.F22])))" office:value-type="float" office:value="0.271048272840989" calcext:value-type="float">
            <text:p>0,271048272840989</text:p>
          </table:table-cell>
          <table:table-cell table:style-name="ce13" table:formula="of:=ROUND(IF([.G19]&lt;[.G16];ACOS(([.G19]-[.G16])/SQRT(POWER([.G19]-[.G16];2)+POWER([.G18]-[.G15];2)));ACOS(([.G19]-[.G16])/SQRT(POWER([.G19]-[.G16];2)+POWER([.G18]-[.G15];2))))*IF([.G15]&lt;[.G18];1;-1);4)" office:value-type="float" office:value="0.2565" calcext:value-type="float">
            <text:p>0,2565</text:p>
          </table:table-cell>
          <table:table-cell table:number-columns-repeated="3"/>
          <table:table-cell table:style-name="ce13" table:formula="of:=ROUND(IF([.K19]&lt;[.K16];ACOS(([.K19]-[.K16])/SQRT(POWER([.K19]-[.K16];2)+POWER([.K18]-[.K15];2)));ACOS(([.K19]-[.K16])/SQRT(POWER([.K19]-[.K16];2)+POWER([.K18]-[.K15];2))))*IF([.K15]&lt;[.K18];1;-1);4)" office:value-type="float" office:value="0.2235" calcext:value-type="float">
            <text:p>0,2235</text:p>
          </table:table-cell>
          <table:table-cell table:number-columns-repeated="3"/>
          <table:table-cell table:style-name="ce13" table:formula="of:=ROUND(IF([.O19]&lt;[.O16];ACOS(([.O19]-[.O16])/SQRT(POWER([.O19]-[.O16];2)+POWER([.O18]-[.O15];2)));ACOS(([.O19]-[.O16])/SQRT(POWER([.O19]-[.O16];2)+POWER([.O18]-[.O15];2))))*IF([.O15]&lt;[.O18];1;-1);4)" office:value-type="float" office:value="-0.2317" calcext:value-type="float">
            <text:p>-0,2317</text:p>
          </table:table-cell>
          <table:table-cell table:number-columns-repeated="3"/>
          <table:table-cell table:style-name="ce13" table:formula="of:=ROUND(IF([.S19]&lt;[.S16];ACOS(([.S19]-[.S16])/SQRT(POWER([.S19]-[.S16];2)+POWER([.S18]-[.S15];2)));ACOS(([.S19]-[.S16])/SQRT(POWER([.S19]-[.S16];2)+POWER([.S18]-[.S15];2))))*IF([.S15]&lt;[.S18];1;-1);4)" office:value-type="float" office:value="-0.2577" calcext:value-type="float">
            <text:p>-0,2577</text:p>
          </table:table-cell>
          <table:table-cell table:number-columns-repeated="3"/>
          <table:table-cell table:style-name="ce13" table:formula="of:=ROUND(IF([.W19]&lt;[.W16];ACOS(([.W19]-[.W16])/SQRT(POWER([.W19]-[.W16];2)+POWER([.W18]-[.W15];2)));ACOS(([.W19]-[.W16])/SQRT(POWER([.W19]-[.W16];2)+POWER([.W18]-[.W15];2))))*IF([.W15]&lt;[.W18];1;-1);4)" office:value-type="float" office:value="-0.4217" calcext:value-type="float">
            <text:p>-0,4217</text:p>
          </table:table-cell>
          <table:table-cell table:number-columns-repeated="3"/>
          <table:table-cell table:style-name="ce13" table:formula="of:=ROUND(IF([.AA19]&lt;[.AA16];ACOS(([.AA19]-[.AA16])/SQRT(POWER([.AA19]-[.AA16];2)+POWER([.AA18]-[.AA15];2)));ACOS(([.AA19]-[.AA16])/SQRT(POWER([.AA19]-[.AA16];2)+POWER([.AA18]-[.AA15];2))))*IF([.AA15]&lt;[.AA18];1;-1);4)" office:value-type="float" office:value="-0.2426" calcext:value-type="float">
            <text:p>-0,2426</text:p>
          </table:table-cell>
          <table:table-cell table:number-columns-repeated="3"/>
          <table:table-cell table:style-name="ce13" table:formula="of:=ROUND(IF([.AE19]&lt;[.AE16];ACOS(([.AE19]-[.AE16])/SQRT(POWER([.AE19]-[.AE16];2)+POWER([.AE18]-[.AE15];2)));ACOS(([.AE19]-[.AE16])/SQRT(POWER([.AE19]-[.AE16];2)+POWER([.AE18]-[.AE15];2))))*IF([.AE15]&lt;[.AE18];1;-1);4)" office:value-type="float" office:value="-2.8489" calcext:value-type="float">
            <text:p>-2,8489</text:p>
          </table:table-cell>
          <table:table-cell table:number-columns-repeated="3"/>
          <table:table-cell table:style-name="ce13" table:formula="of:=ROUND(IF([.AI19]&lt;[.AI16];ACOS(([.AI19]-[.AI16])/SQRT(POWER([.AI19]-[.AI16];2)+POWER([.AI18]-[.AI15];2)));ACOS(([.AI19]-[.AI16])/SQRT(POWER([.AI19]-[.AI16];2)+POWER([.AI18]-[.AI15];2))))*IF([.AI15]&lt;[.AI18];1;-1);4)" office:value-type="float" office:value="-2.3123" calcext:value-type="float">
            <text:p>-2,3123</text:p>
          </table:table-cell>
          <table:table-cell/>
          <table:table-cell table:style-name="ce20"/>
          <table:table-cell table:number-columns-repeated="16347"/>
        </table:table-row>
        <table:table-row table:style-name="ro1">
          <table:table-cell office:value-type="string" calcext:value-type="string">
            <text:p>background x</text:p>
          </table:table-cell>
          <table:table-cell/>
          <table:table-cell table:style-name="ce11" table:formula="of:=[.C15]+ROUND([.$D$23]*SIN([.C$23])*COS([.C$22]);0)" office:value-type="float" office:value="4910" calcext:value-type="float">
            <text:p>4910</text:p>
          </table:table-cell>
          <table:table-cell table:number-columns-repeated="3"/>
          <table:table-cell table:style-name="ce11" table:formula="of:=[.G15]+ROUND([.$D$23]*SIN([.G$23])*COS([.G$22]);0)" office:value-type="float" office:value="1689" calcext:value-type="float">
            <text:p>1689</text:p>
          </table:table-cell>
          <table:table-cell table:number-columns-repeated="3"/>
          <table:table-cell table:style-name="ce11" table:formula="of:=[.K15]+ROUND([.$D$23]*SIN([.K$23])*COS([.K$22]);0)" office:value-type="float" office:value="1116" calcext:value-type="float">
            <text:p>1116</text:p>
          </table:table-cell>
          <table:table-cell table:number-columns-repeated="3"/>
          <table:table-cell table:style-name="ce11" table:formula="of:=[.O15]+ROUND([.$D$23]*SIN([.O$23])*COS([.O$22]);0)" office:value-type="float" office:value="-1064" calcext:value-type="float">
            <text:p>-1064</text:p>
          </table:table-cell>
          <table:table-cell table:number-columns-repeated="3"/>
          <table:table-cell table:style-name="ce11" table:formula="of:=[.S15]+ROUND([.$D$23]*SIN([.S$23])*COS([.S$22]);0)" office:value-type="float" office:value="-1624" calcext:value-type="float">
            <text:p>-1624</text:p>
          </table:table-cell>
          <table:table-cell table:number-columns-repeated="3"/>
          <table:table-cell table:style-name="ce11" table:formula="of:=[.W15]+ROUND([.$D$23]*SIN([.W$23])*COS([.W$22]);0)" office:value-type="float" office:value="-2593" calcext:value-type="float">
            <text:p>-2593</text:p>
          </table:table-cell>
          <table:table-cell table:number-columns-repeated="3"/>
          <table:table-cell table:style-name="ce11" table:formula="of:=[.AA15]+ROUND([.$D$23]*SIN([.AA$23])*COS([.AA$22]);0)" office:value-type="float" office:value="-1964" calcext:value-type="float">
            <text:p>-1964</text:p>
          </table:table-cell>
          <table:table-cell table:number-columns-repeated="3"/>
          <table:table-cell table:style-name="ce11" table:formula="of:=[.AE15]+ROUND([.$D$23]*SIN([.AE$23])*COS([.AE$22]);0)" office:value-type="float" office:value="-2173" calcext:value-type="float">
            <text:p>-2173</text:p>
          </table:table-cell>
          <table:table-cell table:number-columns-repeated="3"/>
          <table:table-cell table:style-name="ce11" table:formula="of:=[.AI15]+ROUND([.$D$23]*SIN([.AI$23])*COS([.AI$22]);0)" office:value-type="float" office:value="-4095" calcext:value-type="float">
            <text:p>-4095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background y</text:p>
          </table:table-cell>
          <table:table-cell/>
          <table:table-cell table:style-name="ce12" table:formula="of:=[.C16]+ROUND([.$D$23]*COS([.C$23])*COS([.C$22]);0)" office:value-type="float" office:value="1387" calcext:value-type="float">
            <text:p>1387</text:p>
          </table:table-cell>
          <table:table-cell table:number-columns-repeated="3"/>
          <table:table-cell table:style-name="ce12" table:formula="of:=[.G16]+ROUND([.$D$23]*COS([.G$23])*COS([.G$22]);0)" office:value-type="float" office:value="3724" calcext:value-type="float">
            <text:p>3724</text:p>
          </table:table-cell>
          <table:table-cell table:number-columns-repeated="3"/>
          <table:table-cell table:style-name="ce12" table:formula="of:=[.K16]+ROUND([.$D$23]*COS([.K$23])*COS([.K$22]);0)" office:value-type="float" office:value="3822" calcext:value-type="float">
            <text:p>3822</text:p>
          </table:table-cell>
          <table:table-cell table:number-columns-repeated="3"/>
          <table:table-cell table:style-name="ce12" table:formula="of:=[.O16]+ROUND([.$D$23]*COS([.O$23])*COS([.O$22]);0)" office:value-type="float" office:value="3737" calcext:value-type="float">
            <text:p>3737</text:p>
          </table:table-cell>
          <table:table-cell table:number-columns-repeated="3"/>
          <table:table-cell table:style-name="ce12" table:formula="of:=[.S16]+ROUND([.$D$23]*COS([.S$23])*COS([.S$22]);0)" office:value-type="float" office:value="3717" calcext:value-type="float">
            <text:p>3717</text:p>
          </table:table-cell>
          <table:table-cell table:number-columns-repeated="3"/>
          <table:table-cell table:style-name="ce12" table:formula="of:=[.W16]+ROUND([.$D$23]*COS([.W$23])*COS([.W$22]);0)" office:value-type="float" office:value="3342" calcext:value-type="float">
            <text:p>3342</text:p>
          </table:table-cell>
          <table:table-cell table:number-columns-repeated="3"/>
          <table:table-cell table:style-name="ce12" table:formula="of:=[.AA16]+ROUND([.$D$23]*COS([.AA$23])*COS([.AA$22]);0)" office:value-type="float" office:value="3475" calcext:value-type="float">
            <text:p>3475</text:p>
          </table:table-cell>
          <table:table-cell table:number-columns-repeated="3"/>
          <table:table-cell table:style-name="ce12" table:formula="of:=[.AE16]+ROUND([.$D$23]*COS([.AE$23])*COS([.AE$22]);0)" office:value-type="float" office:value="-4649" calcext:value-type="float">
            <text:p>-4649</text:p>
          </table:table-cell>
          <table:table-cell table:number-columns-repeated="3"/>
          <table:table-cell table:style-name="ce12" table:formula="of:=[.AI16]+ROUND([.$D$23]*COS([.AI$23])*COS([.AI$22]);0)" office:value-type="float" office:value="-3981" calcext:value-type="float">
            <text:p>-3981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background z</text:p>
          </table:table-cell>
          <table:table-cell/>
          <table:table-cell table:style-name="ce13" table:formula="of:=[.C17]-ROUND([.$D$23]*SIN([.C$22]);0)" office:value-type="float" office:value="-69" calcext:value-type="float">
            <text:p>-69</text:p>
          </table:table-cell>
          <table:table-cell table:number-columns-repeated="3"/>
          <table:table-cell table:style-name="ce13" table:formula="of:=[.G17]-ROUND([.$D$23]*SIN([.G$22]);0)" office:value-type="float" office:value="-1184" calcext:value-type="float">
            <text:p>-1184</text:p>
          </table:table-cell>
          <table:table-cell table:number-columns-repeated="3"/>
          <table:table-cell table:style-name="ce13" table:formula="of:=[.K17]-ROUND([.$D$23]*SIN([.K$22]);0)" office:value-type="float" office:value="-1066" calcext:value-type="float">
            <text:p>-1066</text:p>
          </table:table-cell>
          <table:table-cell table:number-columns-repeated="3"/>
          <table:table-cell table:style-name="ce13" table:formula="of:=[.O17]-ROUND([.$D$23]*SIN([.O$22]);0)" office:value-type="float" office:value="-1174" calcext:value-type="float">
            <text:p>-1174</text:p>
          </table:table-cell>
          <table:table-cell table:number-columns-repeated="3"/>
          <table:table-cell table:style-name="ce13" table:formula="of:=[.S17]-ROUND([.$D$23]*SIN([.S$22]);0)" office:value-type="float" office:value="-1235" calcext:value-type="float">
            <text:p>-1235</text:p>
          </table:table-cell>
          <table:table-cell table:number-columns-repeated="3"/>
          <table:table-cell table:style-name="ce13" table:formula="of:=[.W17]-ROUND([.$D$23]*SIN([.W$22]);0)" office:value-type="float" office:value="-1302" calcext:value-type="float">
            <text:p>-1302</text:p>
          </table:table-cell>
          <table:table-cell table:number-columns-repeated="3"/>
          <table:table-cell table:style-name="ce13" table:formula="of:=[.AA17]-ROUND([.$D$23]*SIN([.AA$22]);0)" office:value-type="float" office:value="-325" calcext:value-type="float">
            <text:p>-325</text:p>
          </table:table-cell>
          <table:table-cell table:number-columns-repeated="3"/>
          <table:table-cell table:style-name="ce13" table:formula="of:=[.AE17]-ROUND([.$D$23]*SIN([.AE$22]);0)" office:value-type="float" office:value="-33" calcext:value-type="float">
            <text:p>-33</text:p>
          </table:table-cell>
          <table:table-cell table:number-columns-repeated="3"/>
          <table:table-cell table:style-name="ce13" table:formula="of:=[.AI17]-ROUND([.$D$23]*SIN([.AI$22]);0)" office:value-type="float" office:value="17" calcext:value-type="float">
            <text:p>17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 office:value-type="float" office:value="200" calcext:value-type="float">
            <text:p>200</text:p>
          </table:table-cell>
          <table:table-cell/>
          <table:table-cell table:formula="of:=ROUND([.B28]/[.$D$23];5)" office:value-type="float" office:value="0.04376" calcext:value-type="float">
            <text:p>0,04376</text:p>
          </table:table-cell>
          <table:table-cell/>
          <table:table-cell table:style-name="ce17" office:value-type="float" office:value="140" calcext:value-type="float">
            <text:p>140</text:p>
          </table:table-cell>
          <table:table-cell table:style-name="ce13"/>
          <table:table-cell table:formula="of:=ROUND([.F28]/[.$D$23];5)" office:value-type="float" office:value="0.03063" calcext:value-type="float">
            <text:p>0,03063</text:p>
          </table:table-cell>
          <table:table-cell/>
          <table:table-cell table:style-name="ce17" office:value-type="float" office:value="100" calcext:value-type="float">
            <text:p>100</text:p>
          </table:table-cell>
          <table:table-cell table:style-name="ce13"/>
          <table:table-cell table:formula="of:=ROUND([.J28]/[.$D$23];5)" office:value-type="float" office:value="0.02188" calcext:value-type="float">
            <text:p>0,02188</text:p>
          </table:table-cell>
          <table:table-cell/>
          <table:table-cell table:style-name="ce17" office:value-type="float" office:value="90" calcext:value-type="float">
            <text:p>90</text:p>
          </table:table-cell>
          <table:table-cell table:style-name="ce13"/>
          <table:table-cell table:formula="of:=ROUND([.N28]/[.$D$23];5)" office:value-type="float" office:value="0.01969" calcext:value-type="float">
            <text:p>0,01969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13"/>
          <table:table-cell table:formula="of:=ROUND([.R28]/[.$D$23];5)" office:value-type="float" office:value="0.00438" calcext:value-type="float">
            <text:p>0,00438</text:p>
          </table:table-cell>
          <table:table-cell/>
          <table:table-cell table:style-name="ce17" office:value-type="float" office:value="100" calcext:value-type="float">
            <text:p>100</text:p>
          </table:table-cell>
          <table:table-cell table:style-name="ce13"/>
          <table:table-cell table:formula="of:=ROUND([.V28]/[.$D$23];5)" office:value-type="float" office:value="0.02188" calcext:value-type="float">
            <text:p>0,02188</text:p>
          </table:table-cell>
          <table:table-cell/>
          <table:table-cell table:style-name="ce17"/>
          <table:table-cell table:style-name="ce13"/>
          <table:table-cell table:formula="of:=ROUND([.Z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28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1 X</text:p>
          </table:table-cell>
          <table:table-cell office:value-type="float" office:value="100" calcext:value-type="float">
            <text:p>100</text:p>
          </table:table-cell>
          <table:table-cell table:formula="of:=[.C$15]+ROUND([.B28]*SIN([.C$23])*COS([.C$22]);0)" office:value-type="float" office:value="817" calcext:value-type="float">
            <text:p>817</text:p>
          </table:table-cell>
          <table:table-cell table:number-columns-repeated="3"/>
          <table:table-cell table:formula="of:=[.G$15]+ROUND([.F28]*SIN([.G$23])*COS([.G$22]);0)" office:value-type="float" office:value="622" calcext:value-type="float">
            <text:p>622</text:p>
          </table:table-cell>
          <table:table-cell table:number-columns-repeated="3"/>
          <table:table-cell table:formula="of:=[.K$15]+ROUND([.J28]*SIN([.K$23])*COS([.K$22]);0)" office:value-type="float" office:value="167" calcext:value-type="float">
            <text:p>167</text:p>
          </table:table-cell>
          <table:table-cell table:number-columns-repeated="3"/>
          <table:table-cell table:formula="of:=[.O$15]+ROUND([.N28]*SIN([.O$23])*COS([.O$22]);0)" office:value-type="float" office:value="-87" calcext:value-type="float">
            <text:p>-87</text:p>
          </table:table-cell>
          <table:table-cell table:number-columns-repeated="3"/>
          <table:table-cell table:formula="of:=[.S$15]+ROUND([.R28]*SIN([.S$23])*COS([.S$22]);0)" office:value-type="float" office:value="-527" calcext:value-type="float">
            <text:p>-527</text:p>
          </table:table-cell>
          <table:table-cell table:number-columns-repeated="3"/>
          <table:table-cell table:formula="of:=[.W$15]+ROUND([.V28]*SIN([.W$23])*COS([.W$22]);0)" office:value-type="float" office:value="-874" calcext:value-type="float">
            <text:p>-874</text:p>
          </table:table-cell>
          <table:table-cell table:number-columns-repeated="3"/>
          <table:table-cell table:formula="of:=[.AA$15]+ROUND([.Z28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28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28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1 Y</text:p>
          </table:table-cell>
          <table:table-cell table:style-name="ce13"/>
          <table:table-cell table:style-name="ce13" table:formula="of:=[.C$16]+ROUND([.B28]*COS([.C$23])*COS([.C$22]);0)" office:value-type="float" office:value="-132" calcext:value-type="float">
            <text:p>-132</text:p>
          </table:table-cell>
          <table:table-cell table:style-name="ce13"/>
          <table:table-cell/>
          <table:table-cell table:style-name="ce13"/>
          <table:table-cell table:style-name="ce13" table:formula="of:=[.G$16]+ROUND([.F28]*COS([.G$23])*COS([.G$22]);0)" office:value-type="float" office:value="-345" calcext:value-type="float">
            <text:p>-345</text:p>
          </table:table-cell>
          <table:table-cell table:style-name="ce13"/>
          <table:table-cell/>
          <table:table-cell table:style-name="ce13"/>
          <table:table-cell table:style-name="ce13" table:formula="of:=[.K$16]+ROUND([.J28]*COS([.K$23])*COS([.K$22]);0)" office:value-type="float" office:value="-353" calcext:value-type="float">
            <text:p>-353</text:p>
          </table:table-cell>
          <table:table-cell table:style-name="ce13"/>
          <table:table-cell/>
          <table:table-cell table:style-name="ce13"/>
          <table:table-cell table:style-name="ce13" table:formula="of:=[.O$16]+ROUND([.N28]*COS([.O$23])*COS([.O$22]);0)" office:value-type="float" office:value="-407" calcext:value-type="float">
            <text:p>-407</text:p>
          </table:table-cell>
          <table:table-cell table:style-name="ce13"/>
          <table:table-cell/>
          <table:table-cell table:style-name="ce13"/>
          <table:table-cell table:style-name="ce13" table:formula="of:=[.S$16]+ROUND([.R28]*COS([.S$23])*COS([.S$22]);0)" office:value-type="float" office:value="-445" calcext:value-type="float">
            <text:p>-445</text:p>
          </table:table-cell>
          <table:table-cell table:style-name="ce13"/>
          <table:table-cell/>
          <table:table-cell table:style-name="ce13"/>
          <table:table-cell table:style-name="ce13" table:formula="of:=[.W$16]+ROUND([.V28]*COS([.W$23])*COS([.W$22]);0)" office:value-type="float" office:value="-489" calcext:value-type="float">
            <text:p>-489</text:p>
          </table:table-cell>
          <table:table-cell table:style-name="ce13"/>
          <table:table-cell/>
          <table:table-cell table:style-name="ce13"/>
          <table:table-cell table:style-name="ce13" table:formula="of:=[.AA$16]+ROUND([.Z28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28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28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1 Z</text:p>
          </table:table-cell>
          <table:table-cell table:style-name="ce13"/>
          <table:table-cell table:style-name="ce13" table:formula="of:=[.C$17]-ROUND([.B28]*SIN([.C$22]);0)" office:value-type="float" office:value="139" calcext:value-type="float">
            <text:p>139</text:p>
          </table:table-cell>
          <table:table-cell table:style-name="ce13"/>
          <table:table-cell table:style-name="ce20"/>
          <table:table-cell table:style-name="ce13"/>
          <table:table-cell table:style-name="ce13" table:formula="of:=[.G$17]-ROUND([.F28]*SIN([.G$22]);0)" office:value-type="float" office:value="204" calcext:value-type="float">
            <text:p>204</text:p>
          </table:table-cell>
          <table:table-cell table:style-name="ce13"/>
          <table:table-cell/>
          <table:table-cell table:style-name="ce13"/>
          <table:table-cell table:style-name="ce13" table:formula="of:=[.K$17]-ROUND([.J28]*SIN([.K$22]);0)" office:value-type="float" office:value="219" calcext:value-type="float">
            <text:p>219</text:p>
          </table:table-cell>
          <table:table-cell table:style-name="ce13"/>
          <table:table-cell/>
          <table:table-cell table:style-name="ce13"/>
          <table:table-cell table:style-name="ce13" table:formula="of:=[.O$17]-ROUND([.N28]*SIN([.O$22]);0)" office:value-type="float" office:value="220" calcext:value-type="float">
            <text:p>220</text:p>
          </table:table-cell>
          <table:table-cell table:style-name="ce13"/>
          <table:table-cell/>
          <table:table-cell table:style-name="ce13"/>
          <table:table-cell table:style-name="ce13" table:formula="of:=[.S$17]-ROUND([.R28]*SIN([.S$22]);0)" office:value-type="float" office:value="242" calcext:value-type="float">
            <text:p>242</text:p>
          </table:table-cell>
          <table:table-cell table:style-name="ce13"/>
          <table:table-cell/>
          <table:table-cell table:style-name="ce13"/>
          <table:table-cell table:style-name="ce13" table:formula="of:=[.W$17]-ROUND([.V28]*SIN([.W$22]);0)" office:value-type="float" office:value="232" calcext:value-type="float">
            <text:p>232</text:p>
          </table:table-cell>
          <table:table-cell table:style-name="ce13"/>
          <table:table-cell/>
          <table:table-cell table:style-name="ce13"/>
          <table:table-cell table:style-name="ce13" table:formula="of:=[.AA$17]-ROUND([.Z28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28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28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>
          <table:table-cell table:style-name="ce13" table:number-columns-repeated="4"/>
          <table:table-cell table:style-name="ce20"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 table:number-columns-repeated="16348"/>
        </table:table-row>
        <table:table-row table:style-name="ro1">
          <table:table-cell office:value-type="string" calcext:value-type="string">
            <text:p>Mask2 Distance</text:p>
          </table:table-cell>
          <table:table-cell table:style-name="ce17"/>
          <table:table-cell table:style-name="ce13"/>
          <table:table-cell table:formula="of:=ROUND([.B33]/[.$D$23];5)" office:value-type="float" office:value="0" calcext:value-type="float">
            <text:p>0</text:p>
          </table:table-cell>
          <table:table-cell/>
          <table:table-cell table:style-name="ce17" office:value-type="float" office:value="760" calcext:value-type="float">
            <text:p>760</text:p>
          </table:table-cell>
          <table:table-cell table:style-name="ce13"/>
          <table:table-cell table:formula="of:=ROUND([.F33]/[.$D$23];5)" office:value-type="float" office:value="0.1663" calcext:value-type="float">
            <text:p>0,1663</text:p>
          </table:table-cell>
          <table:table-cell/>
          <table:table-cell table:style-name="ce17" office:value-type="float" office:value="780" calcext:value-type="float">
            <text:p>780</text:p>
          </table:table-cell>
          <table:table-cell table:style-name="ce13"/>
          <table:table-cell table:formula="of:=ROUND([.J33]/[.$D$23];5)" office:value-type="float" office:value="0.17068" calcext:value-type="float">
            <text:p>0,17068</text:p>
          </table:table-cell>
          <table:table-cell/>
          <table:table-cell table:style-name="ce17"/>
          <table:table-cell table:style-name="ce13"/>
          <table:table-cell table:formula="of:=ROUND([.N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3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2 X</text:p>
          </table:table-cell>
          <table:table-cell/>
          <table:table-cell table:formula="of:=[.C$15]+ROUND([.B33]*SIN([.C$23])*COS([.C$22]);0)" office:value-type="float" office:value="630" calcext:value-type="float">
            <text:p>63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[.G$15]+ROUND([.F33]*SIN([.G$23])*COS([.G$22]);0)" office:value-type="float" office:value="771" calcext:value-type="float">
            <text:p>771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[.K$15]+ROUND([.J33]*SIN([.K$23])*COS([.K$22]);0)" office:value-type="float" office:value="312" calcext:value-type="float">
            <text:p>312</text:p>
          </table:table-cell>
          <table:table-cell table:number-columns-repeated="3"/>
          <table:table-cell table:formula="of:=[.O$15]+ROUND([.N33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33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33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33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33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33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2 Y</text:p>
          </table:table-cell>
          <table:table-cell table:style-name="ce13"/>
          <table:table-cell table:style-name="ce13" table:formula="of:=[.C$16]+ROUND([.B33]*COS([.C$23])*COS([.C$22]);0)" office:value-type="float" office:value="-201" calcext:value-type="float">
            <text:p>-201</text:p>
          </table:table-cell>
          <table:table-cell table:style-name="ce13"/>
          <table:table-cell/>
          <table:table-cell table:style-name="ce13"/>
          <table:table-cell table:style-name="ce13" table:formula="of:=[.G$16]+ROUND([.F33]*COS([.G$23])*COS([.G$22]);0)" office:value-type="float" office:value="224" calcext:value-type="float">
            <text:p>224</text:p>
          </table:table-cell>
          <table:table-cell table:style-name="ce13"/>
          <table:table-cell/>
          <table:table-cell table:style-name="ce13"/>
          <table:table-cell table:style-name="ce13" table:formula="of:=[.K$16]+ROUND([.J33]*COS([.K$23])*COS([.K$22]);0)" office:value-type="float" office:value="282" calcext:value-type="float">
            <text:p>282</text:p>
          </table:table-cell>
          <table:table-cell table:style-name="ce13"/>
          <table:table-cell/>
          <table:table-cell table:style-name="ce13"/>
          <table:table-cell table:style-name="ce13" table:formula="of:=[.O$16]+ROUND([.N33]*COS([.O$23])*COS([.O$22]);0)" office:value-type="float" office:value="-490" calcext:value-type="float">
            <text:p>-490</text:p>
          </table:table-cell>
          <table:table-cell table:style-name="ce13"/>
          <table:table-cell/>
          <table:table-cell table:style-name="ce13"/>
          <table:table-cell table:style-name="ce13" table:formula="of:=[.S$16]+ROUND([.R33]*COS([.S$23])*COS([.S$22]);0)" office:value-type="float" office:value="-463" calcext:value-type="float">
            <text:p>-463</text:p>
          </table:table-cell>
          <table:table-cell table:style-name="ce13"/>
          <table:table-cell/>
          <table:table-cell table:style-name="ce13"/>
          <table:table-cell table:style-name="ce13" table:formula="of:=[.W$16]+ROUND([.V33]*COS([.W$23])*COS([.W$22]);0)" office:value-type="float" office:value="-575" calcext:value-type="float">
            <text:p>-575</text:p>
          </table:table-cell>
          <table:table-cell table:style-name="ce13"/>
          <table:table-cell/>
          <table:table-cell table:style-name="ce13"/>
          <table:table-cell table:style-name="ce13" table:formula="of:=[.AA$16]+ROUND([.Z33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33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33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2 Z</text:p>
          </table:table-cell>
          <table:table-cell table:style-name="ce13"/>
          <table:table-cell table:style-name="ce13" table:formula="of:=[.C$17]-ROUND([.B33]*SIN([.C$22]);0)" office:value-type="float" office:value="149" calcext:value-type="float">
            <text:p>149</text:p>
          </table:table-cell>
          <table:table-cell table:style-name="ce13"/>
          <table:table-cell/>
          <table:table-cell table:style-name="ce13"/>
          <table:table-cell table:style-name="ce13" table:formula="of:=[.G$17]-ROUND([.F33]*SIN([.G$22]);0)" office:value-type="float" office:value="10" calcext:value-type="float">
            <text:p>10</text:p>
          </table:table-cell>
          <table:table-cell table:style-name="ce13"/>
          <table:table-cell/>
          <table:table-cell table:style-name="ce13"/>
          <table:table-cell table:style-name="ce13" table:formula="of:=[.K$17]-ROUND([.J33]*SIN([.K$22]);0)" office:value-type="float" office:value="24" calcext:value-type="float">
            <text:p>24</text:p>
          </table:table-cell>
          <table:table-cell table:style-name="ce13"/>
          <table:table-cell/>
          <table:table-cell table:style-name="ce13"/>
          <table:table-cell table:style-name="ce13" table:formula="of:=[.O$17]-ROUND([.N33]*SIN([.O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S$17]-ROUND([.R33]*SIN([.S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W$17]-ROUND([.V33]*SIN([.W$22]);0)" office:value-type="float" office:value="266" calcext:value-type="float">
            <text:p>266</text:p>
          </table:table-cell>
          <table:table-cell table:style-name="ce13"/>
          <table:table-cell/>
          <table:table-cell table:style-name="ce13"/>
          <table:table-cell table:style-name="ce13" table:formula="of:=[.AA$17]-ROUND([.Z33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33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33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3 Distance</text:p>
          </table:table-cell>
          <table:table-cell table:style-name="ce17"/>
          <table:table-cell table:style-name="ce13"/>
          <table:table-cell table:formula="of:=ROUND([.B38]/[.$D$23];5)" office:value-type="float" office:value="0" calcext:value-type="float">
            <text:p>0</text:p>
          </table:table-cell>
          <table:table-cell/>
          <table:table-cell table:style-name="ce17" office:value-type="float" office:value="720" calcext:value-type="float">
            <text:p>720</text:p>
          </table:table-cell>
          <table:table-cell table:style-name="ce13"/>
          <table:table-cell table:formula="of:=ROUND([.F38]/[.$D$23];5)" office:value-type="float" office:value="0.15755" calcext:value-type="float">
            <text:p>0,15755</text:p>
          </table:table-cell>
          <table:table-cell/>
          <table:table-cell table:style-name="ce17" office:value-type="float" office:value="740" calcext:value-type="float">
            <text:p>740</text:p>
          </table:table-cell>
          <table:table-cell table:style-name="ce13"/>
          <table:table-cell table:formula="of:=ROUND([.J38]/[.$D$23];5)" office:value-type="float" office:value="0.16193" calcext:value-type="float">
            <text:p>0,16193</text:p>
          </table:table-cell>
          <table:table-cell/>
          <table:table-cell table:style-name="ce17"/>
          <table:table-cell table:style-name="ce13"/>
          <table:table-cell table:formula="of:=ROUND([.N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8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3 X</text:p>
          </table:table-cell>
          <table:table-cell/>
          <table:table-cell table:formula="of:=[.C$15]+ROUND([.B38]*SIN([.C$23])*COS([.C$22]);0)" office:value-type="float" office:value="630" calcext:value-type="float">
            <text:p>63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[.G$15]+ROUND([.F38]*SIN([.G$23])*COS([.G$22]);0)" office:value-type="float" office:value="761" calcext:value-type="float">
            <text:p>761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[.K$15]+ROUND([.J38]*SIN([.K$23])*COS([.K$22]);0)" office:value-type="float" office:value="303" calcext:value-type="float">
            <text:p>303</text:p>
          </table:table-cell>
          <table:table-cell table:number-columns-repeated="3"/>
          <table:table-cell table:formula="of:=[.O$15]+ROUND([.N38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38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38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38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38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38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3 Y</text:p>
          </table:table-cell>
          <table:table-cell table:style-name="ce13"/>
          <table:table-cell table:style-name="ce13" table:formula="of:=[.C$16]+ROUND([.B38]*COS([.C$23])*COS([.C$22]);0)" office:value-type="float" office:value="-201" calcext:value-type="float">
            <text:p>-201</text:p>
          </table:table-cell>
          <table:table-cell table:style-name="ce13"/>
          <table:table-cell/>
          <table:table-cell table:style-name="ce13"/>
          <table:table-cell table:style-name="ce13" table:formula="of:=[.G$16]+ROUND([.F38]*COS([.G$23])*COS([.G$22]);0)" office:value-type="float" office:value="187" calcext:value-type="float">
            <text:p>187</text:p>
          </table:table-cell>
          <table:table-cell table:style-name="ce13"/>
          <table:table-cell/>
          <table:table-cell table:style-name="ce13"/>
          <table:table-cell table:style-name="ce13" table:formula="of:=[.K$16]+ROUND([.J38]*COS([.K$23])*COS([.K$22]);0)" office:value-type="float" office:value="245" calcext:value-type="float">
            <text:p>245</text:p>
          </table:table-cell>
          <table:table-cell table:style-name="ce13"/>
          <table:table-cell/>
          <table:table-cell table:style-name="ce13"/>
          <table:table-cell table:style-name="ce13" table:formula="of:=[.O$16]+ROUND([.N38]*COS([.O$23])*COS([.O$22]);0)" office:value-type="float" office:value="-490" calcext:value-type="float">
            <text:p>-490</text:p>
          </table:table-cell>
          <table:table-cell table:style-name="ce13"/>
          <table:table-cell/>
          <table:table-cell table:style-name="ce13"/>
          <table:table-cell table:style-name="ce13" table:formula="of:=[.S$16]+ROUND([.R38]*COS([.S$23])*COS([.S$22]);0)" office:value-type="float" office:value="-463" calcext:value-type="float">
            <text:p>-463</text:p>
          </table:table-cell>
          <table:table-cell table:style-name="ce13"/>
          <table:table-cell/>
          <table:table-cell table:style-name="ce13"/>
          <table:table-cell table:style-name="ce13" table:formula="of:=[.W$16]+ROUND([.V38]*COS([.W$23])*COS([.W$22]);0)" office:value-type="float" office:value="-575" calcext:value-type="float">
            <text:p>-575</text:p>
          </table:table-cell>
          <table:table-cell table:style-name="ce13"/>
          <table:table-cell/>
          <table:table-cell table:style-name="ce13"/>
          <table:table-cell table:style-name="ce13" table:formula="of:=[.AA$16]+ROUND([.Z38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38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38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3 Z</text:p>
          </table:table-cell>
          <table:table-cell table:style-name="ce13"/>
          <table:table-cell table:style-name="ce13" table:formula="of:=[.C$17]-ROUND([.B38]*SIN([.C$22]);0)" office:value-type="float" office:value="149" calcext:value-type="float">
            <text:p>149</text:p>
          </table:table-cell>
          <table:table-cell table:style-name="ce13"/>
          <table:table-cell/>
          <table:table-cell table:style-name="ce13"/>
          <table:table-cell table:style-name="ce13" table:formula="of:=[.G$17]-ROUND([.F38]*SIN([.G$22]);0)" office:value-type="float" office:value="22" calcext:value-type="float">
            <text:p>22</text:p>
          </table:table-cell>
          <table:table-cell table:style-name="ce13"/>
          <table:table-cell/>
          <table:table-cell table:style-name="ce13"/>
          <table:table-cell table:style-name="ce13" table:formula="of:=[.K$17]-ROUND([.J38]*SIN([.K$22]);0)" office:value-type="float" office:value="35" calcext:value-type="float">
            <text:p>35</text:p>
          </table:table-cell>
          <table:table-cell table:style-name="ce13"/>
          <table:table-cell/>
          <table:table-cell table:style-name="ce13"/>
          <table:table-cell table:style-name="ce13" table:formula="of:=[.O$17]-ROUND([.N38]*SIN([.O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S$17]-ROUND([.R38]*SIN([.S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W$17]-ROUND([.V38]*SIN([.W$22]);0)" office:value-type="float" office:value="266" calcext:value-type="float">
            <text:p>266</text:p>
          </table:table-cell>
          <table:table-cell table:style-name="ce13"/>
          <table:table-cell/>
          <table:table-cell table:style-name="ce13"/>
          <table:table-cell table:style-name="ce13" table:formula="of:=[.AA$17]-ROUND([.Z38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38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38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/>
          <table:table-cell table:style-name="ce13"/>
          <table:table-cell table:formula="of:=ROUND([.B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43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4 X</text:p>
          </table:table-cell>
          <table:table-cell/>
          <table:table-cell table:formula="of:=[.C$15]+ROUND([.B43]*SIN([.C$23])*COS([.C$22]);0)" office:value-type="float" office:value="630" calcext:value-type="float">
            <text:p>630</text:p>
          </table:table-cell>
          <table:table-cell table:number-columns-repeated="3"/>
          <table:table-cell table:formula="of:=[.G$15]+ROUND([.F43]*SIN([.G$23])*COS([.G$22]);0)" office:value-type="float" office:value="588" calcext:value-type="float">
            <text:p>588</text:p>
          </table:table-cell>
          <table:table-cell table:number-columns-repeated="3"/>
          <table:table-cell table:formula="of:=[.K$15]+ROUND([.J43]*SIN([.K$23])*COS([.K$22]);0)" office:value-type="float" office:value="146" calcext:value-type="float">
            <text:p>146</text:p>
          </table:table-cell>
          <table:table-cell table:number-columns-repeated="3"/>
          <table:table-cell table:formula="of:=[.O$15]+ROUND([.N43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43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43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43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43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43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4 Y</text:p>
          </table:table-cell>
          <table:table-cell table:style-name="ce13"/>
          <table:table-cell table:style-name="ce13" table:formula="of:=[.C$16]+ROUND([.B43]*COS([.C$23])*COS([.C$22]);0)" office:value-type="float" office:value="-201" calcext:value-type="float">
            <text:p>-201</text:p>
          </table:table-cell>
          <table:table-cell table:style-name="ce13"/>
          <table:table-cell/>
          <table:table-cell table:style-name="ce13"/>
          <table:table-cell table:style-name="ce13" table:formula="of:=[.G$16]+ROUND([.F43]*COS([.G$23])*COS([.G$22]);0)" office:value-type="float" office:value="-474" calcext:value-type="float">
            <text:p>-474</text:p>
          </table:table-cell>
          <table:table-cell table:style-name="ce13"/>
          <table:table-cell/>
          <table:table-cell table:style-name="ce13"/>
          <table:table-cell table:style-name="ce13" table:formula="of:=[.K$16]+ROUND([.J43]*COS([.K$23])*COS([.K$22]);0)" office:value-type="float" office:value="-446" calcext:value-type="float">
            <text:p>-446</text:p>
          </table:table-cell>
          <table:table-cell table:style-name="ce13"/>
          <table:table-cell/>
          <table:table-cell table:style-name="ce13"/>
          <table:table-cell table:style-name="ce13" table:formula="of:=[.O$16]+ROUND([.N43]*COS([.O$23])*COS([.O$22]);0)" office:value-type="float" office:value="-490" calcext:value-type="float">
            <text:p>-490</text:p>
          </table:table-cell>
          <table:table-cell table:style-name="ce13"/>
          <table:table-cell/>
          <table:table-cell table:style-name="ce13"/>
          <table:table-cell table:style-name="ce13" table:formula="of:=[.S$16]+ROUND([.R43]*COS([.S$23])*COS([.S$22]);0)" office:value-type="float" office:value="-463" calcext:value-type="float">
            <text:p>-463</text:p>
          </table:table-cell>
          <table:table-cell table:style-name="ce13"/>
          <table:table-cell/>
          <table:table-cell table:style-name="ce13"/>
          <table:table-cell table:style-name="ce13" table:formula="of:=[.W$16]+ROUND([.V43]*COS([.W$23])*COS([.W$22]);0)" office:value-type="float" office:value="-575" calcext:value-type="float">
            <text:p>-575</text:p>
          </table:table-cell>
          <table:table-cell table:style-name="ce13"/>
          <table:table-cell/>
          <table:table-cell table:style-name="ce13"/>
          <table:table-cell table:style-name="ce13" table:formula="of:=[.AA$16]+ROUND([.Z43]*COS([.AA$23])*COS([.AA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E$16]+ROUND([.AD43]*COS([.AE$23])*COS([.AE$22]);0)" office:value-type="float" office:value="-278" calcext:value-type="float">
            <text:p>-278</text:p>
          </table:table-cell>
          <table:table-cell table:style-name="ce13"/>
          <table:table-cell/>
          <table:table-cell table:style-name="ce13"/>
          <table:table-cell table:style-name="ce13" table:formula="of:=[.AI$16]+ROUND([.AH43]*COS([.AI$23])*COS([.AI$22]);0)" office:value-type="float" office:value="-896" calcext:value-type="float">
            <text:p>-896</text:p>
          </table:table-cell>
          <table:table-cell table:style-name="ce13"/>
          <table:table-cell table:number-columns-repeated="16348"/>
        </table:table-row>
        <table:table-row table:style-name="ro1">
          <table:table-cell office:value-type="string" calcext:value-type="string">
            <text:p>Mask4 Z</text:p>
          </table:table-cell>
          <table:table-cell table:style-name="ce13"/>
          <table:table-cell table:style-name="ce13" table:formula="of:=[.C$17]-ROUND([.B43]*SIN([.C$22]);0)" office:value-type="float" office:value="149" calcext:value-type="float">
            <text:p>149</text:p>
          </table:table-cell>
          <table:table-cell table:style-name="ce13"/>
          <table:table-cell/>
          <table:table-cell table:style-name="ce13"/>
          <table:table-cell table:style-name="ce13" table:formula="of:=[.G$17]-ROUND([.F43]*SIN([.G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K$17]-ROUND([.J43]*SIN([.K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O$17]-ROUND([.N43]*SIN([.O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S$17]-ROUND([.R43]*SIN([.S$22]);0)" office:value-type="float" office:value="248" calcext:value-type="float">
            <text:p>248</text:p>
          </table:table-cell>
          <table:table-cell table:style-name="ce13"/>
          <table:table-cell/>
          <table:table-cell table:style-name="ce13"/>
          <table:table-cell table:style-name="ce13" table:formula="of:=[.W$17]-ROUND([.V43]*SIN([.W$22]);0)" office:value-type="float" office:value="266" calcext:value-type="float">
            <text:p>266</text:p>
          </table:table-cell>
          <table:table-cell table:style-name="ce13"/>
          <table:table-cell/>
          <table:table-cell table:style-name="ce13"/>
          <table:table-cell table:style-name="ce13" table:formula="of:=[.AA$17]-ROUND([.Z43]*SIN([.AA$22]);0)" office:value-type="float" office:value="169" calcext:value-type="float">
            <text:p>169</text:p>
          </table:table-cell>
          <table:table-cell table:style-name="ce13"/>
          <table:table-cell/>
          <table:table-cell table:style-name="ce13"/>
          <table:table-cell table:style-name="ce13" table:formula="of:=[.AE$17]-ROUND([.AD43]*SIN([.AE$22]);0)" office:value-type="float" office:value="175" calcext:value-type="float">
            <text:p>175</text:p>
          </table:table-cell>
          <table:table-cell table:style-name="ce13"/>
          <table:table-cell/>
          <table:table-cell table:style-name="ce13"/>
          <table:table-cell table:style-name="ce13" table:formula="of:=[.AI$17]-ROUND([.AH43]*SIN([.AI$22]);0)" office:value-type="float" office:value="168" calcext:value-type="float">
            <text:p>168</text:p>
          </table:table-cell>
          <table:table-cell table:style-name="ce13"/>
          <table:table-cell table:number-columns-repeated="1634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WITCHZON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10800" calcext:value-type="float">
            <text:p>10800</text:p>
          </table:table-cell>
          <table:table-cell table:style-name="ce18" table:formula="of:=ROUND([.C54]/([.$A$1]/[.$B$1])*([.$A$2]/[.$B$2]);0)" office:value-type="float" office:value="604" calcext:value-type="float">
            <text:p>604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1499" calcext:value-type="float">
            <text:p>1499</text:p>
          </table:table-cell>
          <table:table-cell table:style-name="ce18" table:formula="of:=ROUND([.G54]/([.$A$1]/[.$B$1])*([.$A$2]/[.$B$2]);0)" office:value-type="float" office:value="84" calcext:value-type="float">
            <text:p>84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7503" calcext:value-type="float">
            <text:p>7503</text:p>
          </table:table-cell>
          <table:table-cell table:style-name="ce18" table:formula="of:=ROUND([.K54]/([.$A$1]/[.$B$1])*([.$A$2]/[.$B$2]);0)" office:value-type="float" office:value="419" calcext:value-type="float">
            <text:p>41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3400" calcext:value-type="float">
            <text:p>-13400</text:p>
          </table:table-cell>
          <table:table-cell table:style-name="ce18" table:formula="of:=ROUND([.O54]/([.$A$1]/[.$B$1])*([.$A$2]/[.$B$2]);0)" office:value-type="float" office:value="-749" calcext:value-type="float">
            <text:p>-74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6500" calcext:value-type="float">
            <text:p>-6500</text:p>
          </table:table-cell>
          <table:table-cell table:style-name="ce18" table:formula="of:=ROUND([.S54]/([.$A$1]/[.$B$1])*([.$A$2]/[.$B$2]);0)" office:value-type="float" office:value="-363" calcext:value-type="float">
            <text:p>-36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2800" calcext:value-type="float">
            <text:p>-12800</text:p>
          </table:table-cell>
          <table:table-cell table:style-name="ce18" table:formula="of:=ROUND([.W54]/([.$A$1]/[.$B$1])*([.$A$2]/[.$B$2]);0)" office:value-type="float" office:value="-716" calcext:value-type="float">
            <text:p>-71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2500" calcext:value-type="float">
            <text:p>-22500</text:p>
          </table:table-cell>
          <table:table-cell table:style-name="ce18" table:formula="of:=ROUND([.AA54]/([.$A$1]/[.$B$1])*([.$A$2]/[.$B$2]);0)" office:value-type="float" office:value="-1258" calcext:value-type="float">
            <text:p>-1258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300" calcext:value-type="float">
            <text:p>-23300</text:p>
          </table:table-cell>
          <table:table-cell table:style-name="ce18" table:formula="of:=ROUND([.AE54]/([.$A$1]/[.$B$1])*([.$A$2]/[.$B$2]);0)" office:value-type="float" office:value="-1303" calcext:value-type="float">
            <text:p>-130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0500" calcext:value-type="float">
            <text:p>-20500</text:p>
          </table:table-cell>
          <table:table-cell table:style-name="ce18" table:formula="of:=ROUND([.AI54]/([.$A$1]/[.$B$1])*([.$A$2]/[.$B$2]);0)" office:value-type="float" office:value="-1146" calcext:value-type="float">
            <text:p>-1146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7400" calcext:value-type="float">
            <text:p>-7400</text:p>
          </table:table-cell>
          <table:table-cell table:style-name="ce18" table:formula="of:=ROUND([.C55]/([.$A$1]/[.$B$1])*([.$A$2]/[.$B$2]);0)" office:value-type="float" office:value="-414" calcext:value-type="float">
            <text:p>-414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100" calcext:value-type="float">
            <text:p>-6100</text:p>
          </table:table-cell>
          <table:table-cell table:style-name="ce18" table:formula="of:=ROUND([.G55]/([.$A$1]/[.$B$1])*([.$A$2]/[.$B$2]);0)" office:value-type="float" office:value="-341" calcext:value-type="float">
            <text:p>-341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000" calcext:value-type="float">
            <text:p>-6000</text:p>
          </table:table-cell>
          <table:table-cell table:style-name="ce18" table:formula="of:=ROUND([.K55]/([.$A$1]/[.$B$1])*([.$A$2]/[.$B$2]);0)" office:value-type="float" office:value="-335" calcext:value-type="float">
            <text:p>-33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000" calcext:value-type="float">
            <text:p>-6000</text:p>
          </table:table-cell>
          <table:table-cell table:style-name="ce18" table:formula="of:=ROUND([.O55]/([.$A$1]/[.$B$1])*([.$A$2]/[.$B$2]);0)" office:value-type="float" office:value="-335" calcext:value-type="float">
            <text:p>-33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100" calcext:value-type="float">
            <text:p>-6100</text:p>
          </table:table-cell>
          <table:table-cell table:style-name="ce18" table:formula="of:=ROUND([.S55]/([.$A$1]/[.$B$1])*([.$A$2]/[.$B$2]);0)" office:value-type="float" office:value="-341" calcext:value-type="float">
            <text:p>-341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600" calcext:value-type="float">
            <text:p>-6600</text:p>
          </table:table-cell>
          <table:table-cell table:style-name="ce18" table:formula="of:=ROUND([.W55]/([.$A$1]/[.$B$1])*([.$A$2]/[.$B$2]);0)" office:value-type="float" office:value="-369" calcext:value-type="float">
            <text:p>-369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7100" calcext:value-type="float">
            <text:p>-7100</text:p>
          </table:table-cell>
          <table:table-cell table:style-name="ce18" table:formula="of:=ROUND([.AA55]/([.$A$1]/[.$B$1])*([.$A$2]/[.$B$2]);0)" office:value-type="float" office:value="-397" calcext:value-type="float">
            <text:p>-397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1200" calcext:value-type="float">
            <text:p>-11200</text:p>
          </table:table-cell>
          <table:table-cell table:style-name="ce18" table:formula="of:=ROUND([.AE55]/([.$A$1]/[.$B$1])*([.$A$2]/[.$B$2]);0)" office:value-type="float" office:value="-626" calcext:value-type="float">
            <text:p>-626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6900" calcext:value-type="float">
            <text:p>-16900</text:p>
          </table:table-cell>
          <table:table-cell table:style-name="ce18" table:formula="of:=ROUND([.AI55]/([.$A$1]/[.$B$1])*([.$A$2]/[.$B$2]);0)" office:value-type="float" office:value="-945" calcext:value-type="float">
            <text:p>-945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12600" calcext:value-type="float">
            <text:p>12600</text:p>
          </table:table-cell>
          <table:table-cell table:style-name="ce12" table:formula="of:=ROUND([.C56]/([.$A$1]/[.$B$1])*([.$A$2]/[.$B$2]);0)" office:value-type="float" office:value="704" calcext:value-type="float">
            <text:p>704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6200" calcext:value-type="float">
            <text:p>6200</text:p>
          </table:table-cell>
          <table:table-cell table:style-name="ce12" table:formula="of:=ROUND([.G56]/([.$A$1]/[.$B$1])*([.$A$2]/[.$B$2]);0)" office:value-type="float" office:value="347" calcext:value-type="float">
            <text:p>347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11300" calcext:value-type="float">
            <text:p>11300</text:p>
          </table:table-cell>
          <table:table-cell table:style-name="ce12" table:formula="of:=ROUND([.K56]/([.$A$1]/[.$B$1])*([.$A$2]/[.$B$2]);0)" office:value-type="float" office:value="632" calcext:value-type="float">
            <text:p>632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14401" calcext:value-type="float">
            <text:p>-14401</text:p>
          </table:table-cell>
          <table:table-cell table:style-name="ce12" table:formula="of:=ROUND([.O56]/([.$A$1]/[.$B$1])*([.$A$2]/[.$B$2]);0)" office:value-type="float" office:value="-805" calcext:value-type="float">
            <text:p>-80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9101" calcext:value-type="float">
            <text:p>-9101</text:p>
          </table:table-cell>
          <table:table-cell table:style-name="ce12" table:formula="of:=ROUND([.S56]/([.$A$1]/[.$B$1])*([.$A$2]/[.$B$2]);0)" office:value-type="float" office:value="-509" calcext:value-type="float">
            <text:p>-50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17800" calcext:value-type="float">
            <text:p>-17800</text:p>
          </table:table-cell>
          <table:table-cell table:style-name="ce12" table:formula="of:=ROUND([.W56]/([.$A$1]/[.$B$1])*([.$A$2]/[.$B$2]);0)" office:value-type="float" office:value="-995" calcext:value-type="float">
            <text:p>-99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2901" calcext:value-type="float">
            <text:p>-22901</text:p>
          </table:table-cell>
          <table:table-cell table:style-name="ce12" table:formula="of:=ROUND([.AA56]/([.$A$1]/[.$B$1])*([.$A$2]/[.$B$2]);0)" office:value-type="float" office:value="-1280" calcext:value-type="float">
            <text:p>-128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300" calcext:value-type="float">
            <text:p>-23300</text:p>
          </table:table-cell>
          <table:table-cell table:style-name="ce12" table:formula="of:=ROUND([.AE56]/([.$A$1]/[.$B$1])*([.$A$2]/[.$B$2]);0)" office:value-type="float" office:value="-1303" calcext:value-type="float">
            <text:p>-1303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0500" calcext:value-type="float">
            <text:p>-20500</text:p>
          </table:table-cell>
          <table:table-cell table:style-name="ce12" table:formula="of:=ROUND([.AI56]/([.$A$1]/[.$B$1])*([.$A$2]/[.$B$2]);0)" office:value-type="float" office:value="-1146" calcext:value-type="float">
            <text:p>-1146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800" calcext:value-type="float">
            <text:p>7800</text:p>
          </table:table-cell>
          <table:table-cell table:style-name="ce12" table:formula="of:=ROUND([.C57]/([.$A$1]/[.$B$1])*([.$A$2]/[.$B$2]);0)" office:value-type="float" office:value="436" calcext:value-type="float">
            <text:p>43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701" calcext:value-type="float">
            <text:p>7701</text:p>
          </table:table-cell>
          <table:table-cell table:style-name="ce12" table:formula="of:=ROUND([.G57]/([.$A$1]/[.$B$1])*([.$A$2]/[.$B$2]);0)" office:value-type="float" office:value="431" calcext:value-type="float">
            <text:p>431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200" calcext:value-type="float">
            <text:p>8200</text:p>
          </table:table-cell>
          <table:table-cell table:style-name="ce12" table:formula="of:=ROUND([.K57]/([.$A$1]/[.$B$1])*([.$A$2]/[.$B$2]);0)" office:value-type="float" office:value="458" calcext:value-type="float">
            <text:p>458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300" calcext:value-type="float">
            <text:p>8300</text:p>
          </table:table-cell>
          <table:table-cell table:style-name="ce12" table:formula="of:=ROUND([.O57]/([.$A$1]/[.$B$1])*([.$A$2]/[.$B$2]);0)" office:value-type="float" office:value="464" calcext:value-type="float">
            <text:p>46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301" calcext:value-type="float">
            <text:p>8301</text:p>
          </table:table-cell>
          <table:table-cell table:style-name="ce12" table:formula="of:=ROUND([.S57]/([.$A$1]/[.$B$1])*([.$A$2]/[.$B$2]);0)" office:value-type="float" office:value="464" calcext:value-type="float">
            <text:p>46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5800" calcext:value-type="float">
            <text:p>5800</text:p>
          </table:table-cell>
          <table:table-cell table:style-name="ce12" table:formula="of:=ROUND([.W57]/([.$A$1]/[.$B$1])*([.$A$2]/[.$B$2]);0)" office:value-type="float" office:value="324" calcext:value-type="float">
            <text:p>32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3400" calcext:value-type="float">
            <text:p>-3400</text:p>
          </table:table-cell>
          <table:table-cell table:style-name="ce12" table:formula="of:=ROUND([.AA57]/([.$A$1]/[.$B$1])*([.$A$2]/[.$B$2]);0)" office:value-type="float" office:value="-190" calcext:value-type="float">
            <text:p>-19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7700" calcext:value-type="float">
            <text:p>-7700</text:p>
          </table:table-cell>
          <table:table-cell table:style-name="ce12" table:formula="of:=ROUND([.AE57]/([.$A$1]/[.$B$1])*([.$A$2]/[.$B$2]);0)" office:value-type="float" office:value="-430" calcext:value-type="float">
            <text:p>-43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1200" calcext:value-type="float">
            <text:p>-11200</text:p>
          </table:table-cell>
          <table:table-cell table:style-name="ce12" table:formula="of:=ROUND([.AI57]/([.$A$1]/[.$B$1])*([.$A$2]/[.$B$2]);0)" office:value-type="float" office:value="-626" calcext:value-type="float">
            <text:p>-626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18100" calcext:value-type="float">
            <text:p>18100</text:p>
          </table:table-cell>
          <table:table-cell table:formula="of:=ROUND([.C58]/([.$A$1]/[.$B$1])*([.$A$2]/[.$B$2]);0)" office:value-type="float" office:value="1012" calcext:value-type="float">
            <text:p>101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10701" calcext:value-type="float">
            <text:p>10701</text:p>
          </table:table-cell>
          <table:table-cell table:formula="of:=ROUND([.G58]/([.$A$1]/[.$B$1])*([.$A$2]/[.$B$2]);0)" office:value-type="float" office:value="598" calcext:value-type="float">
            <text:p>598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14700" calcext:value-type="float">
            <text:p>14700</text:p>
          </table:table-cell>
          <table:table-cell table:formula="of:=ROUND([.K58]/([.$A$1]/[.$B$1])*([.$A$2]/[.$B$2]);0)" office:value-type="float" office:value="822" calcext:value-type="float">
            <text:p>82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9501" calcext:value-type="float">
            <text:p>-9501</text:p>
          </table:table-cell>
          <table:table-cell table:formula="of:=ROUND([.O58]/([.$A$1]/[.$B$1])*([.$A$2]/[.$B$2]);0)" office:value-type="float" office:value="-531" calcext:value-type="float">
            <text:p>-531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6001" calcext:value-type="float">
            <text:p>-6001</text:p>
          </table:table-cell>
          <table:table-cell table:formula="of:=ROUND([.S58]/([.$A$1]/[.$B$1])*([.$A$2]/[.$B$2]);0)" office:value-type="float" office:value="-335" calcext:value-type="float">
            <text:p>-33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0200" calcext:value-type="float">
            <text:p>-10200</text:p>
          </table:table-cell>
          <table:table-cell table:formula="of:=ROUND([.W58]/([.$A$1]/[.$B$1])*([.$A$2]/[.$B$2]);0)" office:value-type="float" office:value="-570" calcext:value-type="float">
            <text:p>-57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00" calcext:value-type="float">
            <text:p>-1200</text:p>
          </table:table-cell>
          <table:table-cell table:formula="of:=ROUND([.AA58]/([.$A$1]/[.$B$1])*([.$A$2]/[.$B$2]);0)" office:value-type="float" office:value="-67" calcext:value-type="float">
            <text:p>-67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800" calcext:value-type="float">
            <text:p>-12800</text:p>
          </table:table-cell>
          <table:table-cell table:formula="of:=ROUND([.AE58]/([.$A$1]/[.$B$1])*([.$A$2]/[.$B$2]);0)" office:value-type="float" office:value="-716" calcext:value-type="float">
            <text:p>-716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199" calcext:value-type="float">
            <text:p>-12199</text:p>
          </table:table-cell>
          <table:table-cell table:formula="of:=ROUND([.AI58]/([.$A$1]/[.$B$1])*([.$A$2]/[.$B$2]);0)" office:value-type="float" office:value="-682" calcext:value-type="float">
            <text:p>-682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7600" calcext:value-type="float">
            <text:p>7600</text:p>
          </table:table-cell>
          <table:table-cell table:formula="of:=ROUND([.C59]/([.$A$1]/[.$B$1])*([.$A$2]/[.$B$2]);0)" office:value-type="float" office:value="425" calcext:value-type="float">
            <text:p>42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601" calcext:value-type="float">
            <text:p>7601</text:p>
          </table:table-cell>
          <table:table-cell table:formula="of:=ROUND([.G59]/([.$A$1]/[.$B$1])*([.$A$2]/[.$B$2]);0)" office:value-type="float" office:value="425" calcext:value-type="float">
            <text:p>42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201" calcext:value-type="float">
            <text:p>8201</text:p>
          </table:table-cell>
          <table:table-cell table:formula="of:=ROUND([.K59]/([.$A$1]/[.$B$1])*([.$A$2]/[.$B$2]);0)" office:value-type="float" office:value="458" calcext:value-type="float">
            <text:p>458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900" calcext:value-type="float">
            <text:p>7900</text:p>
          </table:table-cell>
          <table:table-cell table:formula="of:=ROUND([.O59]/([.$A$1]/[.$B$1])*([.$A$2]/[.$B$2]);0)" office:value-type="float" office:value="442" calcext:value-type="float">
            <text:p>44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400" calcext:value-type="float">
            <text:p>8400</text:p>
          </table:table-cell>
          <table:table-cell table:formula="of:=ROUND([.S59]/([.$A$1]/[.$B$1])*([.$A$2]/[.$B$2]);0)" office:value-type="float" office:value="470" calcext:value-type="float">
            <text:p>47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5800" calcext:value-type="float">
            <text:p>5800</text:p>
          </table:table-cell>
          <table:table-cell table:formula="of:=ROUND([.W59]/([.$A$1]/[.$B$1])*([.$A$2]/[.$B$2]);0)" office:value-type="float" office:value="324" calcext:value-type="float">
            <text:p>324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904" calcext:value-type="float">
            <text:p>-1904</text:p>
          </table:table-cell>
          <table:table-cell table:formula="of:=ROUND([.AA59]/([.$A$1]/[.$B$1])*([.$A$2]/[.$B$2]);0)" office:value-type="float" office:value="-106" calcext:value-type="float">
            <text:p>-106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6700" calcext:value-type="float">
            <text:p>-6700</text:p>
          </table:table-cell>
          <table:table-cell table:formula="of:=ROUND([.AE59]/([.$A$1]/[.$B$1])*([.$A$2]/[.$B$2]);0)" office:value-type="float" office:value="-375" calcext:value-type="float">
            <text:p>-37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4700" calcext:value-type="float">
            <text:p>-14700</text:p>
          </table:table-cell>
          <table:table-cell table:formula="of:=ROUND([.AI59]/([.$A$1]/[.$B$1])*([.$A$2]/[.$B$2]);0)" office:value-type="float" office:value="-822" calcext:value-type="float">
            <text:p>-822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15999" calcext:value-type="float">
            <text:p>15999</text:p>
          </table:table-cell>
          <table:table-cell table:style-name="ce11" table:formula="of:=ROUND([.C60]/([.$A$1]/[.$B$1])*([.$A$2]/[.$B$2]);0)" office:value-type="float" office:value="894" calcext:value-type="float">
            <text:p>89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7402" calcext:value-type="float">
            <text:p>7402</text:p>
          </table:table-cell>
          <table:table-cell table:style-name="ce11" table:formula="of:=ROUND([.G60]/([.$A$1]/[.$B$1])*([.$A$2]/[.$B$2]);0)" office:value-type="float" office:value="414" calcext:value-type="float">
            <text:p>41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14700" calcext:value-type="float">
            <text:p>14700</text:p>
          </table:table-cell>
          <table:table-cell table:style-name="ce11" table:formula="of:=ROUND([.K60]/([.$A$1]/[.$B$1])*([.$A$2]/[.$B$2]);0)" office:value-type="float" office:value="822" calcext:value-type="float">
            <text:p>822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7299" calcext:value-type="float">
            <text:p>-7299</text:p>
          </table:table-cell>
          <table:table-cell table:style-name="ce11" table:formula="of:=ROUND([.O60]/([.$A$1]/[.$B$1])*([.$A$2]/[.$B$2]);0)" office:value-type="float" office:value="-408" calcext:value-type="float">
            <text:p>-408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3101" calcext:value-type="float">
            <text:p>-3101</text:p>
          </table:table-cell>
          <table:table-cell table:style-name="ce11" table:formula="of:=ROUND([.S60]/([.$A$1]/[.$B$1])*([.$A$2]/[.$B$2]);0)" office:value-type="float" office:value="-173" calcext:value-type="float">
            <text:p>-173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0246" calcext:value-type="float">
            <text:p>-10246</text:p>
          </table:table-cell>
          <table:table-cell table:style-name="ce11" table:formula="of:=ROUND([.W60]/([.$A$1]/[.$B$1])*([.$A$2]/[.$B$2]);0)" office:value-type="float" office:value="-573" calcext:value-type="float">
            <text:p>-573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1900" calcext:value-type="float">
            <text:p>-11900</text:p>
          </table:table-cell>
          <table:table-cell table:style-name="ce11" table:formula="of:=ROUND([.AA60]/([.$A$1]/[.$B$1])*([.$A$2]/[.$B$2]);0)" office:value-type="float" office:value="-665" calcext:value-type="float">
            <text:p>-66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100" calcext:value-type="float">
            <text:p>-12100</text:p>
          </table:table-cell>
          <table:table-cell table:style-name="ce11" table:formula="of:=ROUND([.AE60]/([.$A$1]/[.$B$1])*([.$A$2]/[.$B$2]);0)" office:value-type="float" office:value="-676" calcext:value-type="float">
            <text:p>-676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599" calcext:value-type="float">
            <text:p>-12599</text:p>
          </table:table-cell>
          <table:table-cell table:style-name="ce11" table:formula="of:=ROUND([.AI60]/([.$A$1]/[.$B$1])*([.$A$2]/[.$B$2]);0)" office:value-type="float" office:value="-704" calcext:value-type="float">
            <text:p>-704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7400" calcext:value-type="float">
            <text:p>-7400</text:p>
          </table:table-cell>
          <table:table-cell table:style-name="ce11" table:formula="of:=ROUND([.C61]/([.$A$1]/[.$B$1])*([.$A$2]/[.$B$2]);0)" office:value-type="float" office:value="-414" calcext:value-type="float">
            <text:p>-41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100" calcext:value-type="float">
            <text:p>-6100</text:p>
          </table:table-cell>
          <table:table-cell table:style-name="ce11" table:formula="of:=ROUND([.G61]/([.$A$1]/[.$B$1])*([.$A$2]/[.$B$2]);0)" office:value-type="float" office:value="-341" calcext:value-type="float">
            <text:p>-34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5800" calcext:value-type="float">
            <text:p>-5800</text:p>
          </table:table-cell>
          <table:table-cell table:style-name="ce11" table:formula="of:=ROUND([.K61]/([.$A$1]/[.$B$1])*([.$A$2]/[.$B$2]);0)" office:value-type="float" office:value="-324" calcext:value-type="float">
            <text:p>-32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000" calcext:value-type="float">
            <text:p>-6000</text:p>
          </table:table-cell>
          <table:table-cell table:style-name="ce11" table:formula="of:=ROUND([.O61]/([.$A$1]/[.$B$1])*([.$A$2]/[.$B$2]);0)" office:value-type="float" office:value="-335" calcext:value-type="float">
            <text:p>-335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100" calcext:value-type="float">
            <text:p>-6100</text:p>
          </table:table-cell>
          <table:table-cell table:style-name="ce11" table:formula="of:=ROUND([.S61]/([.$A$1]/[.$B$1])*([.$A$2]/[.$B$2]);0)" office:value-type="float" office:value="-341" calcext:value-type="float">
            <text:p>-34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208" calcext:value-type="float">
            <text:p>-6208</text:p>
          </table:table-cell>
          <table:table-cell table:style-name="ce11" table:formula="of:=ROUND([.W61]/([.$A$1]/[.$B$1])*([.$A$2]/[.$B$2]);0)" office:value-type="float" office:value="-347" calcext:value-type="float">
            <text:p>-347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3499" calcext:value-type="float">
            <text:p>-3499</text:p>
          </table:table-cell>
          <table:table-cell table:style-name="ce11" table:formula="of:=ROUND([.AA61]/([.$A$1]/[.$B$1])*([.$A$2]/[.$B$2]);0)" office:value-type="float" office:value="-196" calcext:value-type="float">
            <text:p>-196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0498" calcext:value-type="float">
            <text:p>-10498</text:p>
          </table:table-cell>
          <table:table-cell table:style-name="ce11" table:formula="of:=ROUND([.AE61]/([.$A$1]/[.$B$1])*([.$A$2]/[.$B$2]);0)" office:value-type="float" office:value="-587" calcext:value-type="float">
            <text:p>-587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2599" calcext:value-type="float">
            <text:p>-22599</text:p>
          </table:table-cell>
          <table:table-cell table:style-name="ce11" table:formula="of:=ROUND([.AI61]/([.$A$1]/[.$B$1])*([.$A$2]/[.$B$2]);0)" office:value-type="float" office:value="-1263" calcext:value-type="float">
            <text:p>-1263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5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16400" calcext:value-type="float">
            <text:p>16400</text:p>
          </table:table-cell>
          <table:table-cell table:style-name="ce18" table:formula="of:=ROUND([.G65]/([.$A$1]/[.$B$1])*([.$A$2]/[.$B$2]);0)" office:value-type="float" office:value="917" calcext:value-type="float">
            <text:p>91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7101" calcext:value-type="float">
            <text:p>-7101</text:p>
          </table:table-cell>
          <table:table-cell table:style-name="ce18" table:formula="of:=ROUND([.K65]/([.$A$1]/[.$B$1])*([.$A$2]/[.$B$2]);0)" office:value-type="float" office:value="-397" calcext:value-type="float">
            <text:p>-39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table:formula="of:=ROUND([.O65]/([.$A$1]/[.$B$1])*([.$A$2]/[.$B$2]);0)" office:value-type="float" office:value="12" calcext:value-type="float">
            <text:p>12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9500" calcext:value-type="float">
            <text:p>-19500</text:p>
          </table:table-cell>
          <table:table-cell table:style-name="ce18" table:formula="of:=ROUND([.S65]/([.$A$1]/[.$B$1])*([.$A$2]/[.$B$2]);0)" office:value-type="float" office:value="-1090" calcext:value-type="float">
            <text:p>-109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0900" calcext:value-type="float">
            <text:p>-20900</text:p>
          </table:table-cell>
          <table:table-cell table:style-name="ce18" table:formula="of:=ROUND([.W65]/([.$A$1]/[.$B$1])*([.$A$2]/[.$B$2]);0)" office:value-type="float" office:value="-1168" calcext:value-type="float">
            <text:p>-1168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000" calcext:value-type="float">
            <text:p>-23000</text:p>
          </table:table-cell>
          <table:table-cell table:style-name="ce18" table:formula="of:=ROUND([.AA65]/([.$A$1]/[.$B$1])*([.$A$2]/[.$B$2]);0)" office:value-type="float" office:value="-1286" calcext:value-type="float">
            <text:p>-128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000" calcext:value-type="float">
            <text:p>-23000</text:p>
          </table:table-cell>
          <table:table-cell table:style-name="ce18" table:formula="of:=ROUND([.AE65]/([.$A$1]/[.$B$1])*([.$A$2]/[.$B$2]);0)" office:value-type="float" office:value="-1286" calcext:value-type="float">
            <text:p>-128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5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500" calcext:value-type="float">
            <text:p>-6500</text:p>
          </table:table-cell>
          <table:table-cell table:style-name="ce18" table:formula="of:=ROUND([.G66]/([.$A$1]/[.$B$1])*([.$A$2]/[.$B$2]);0)" office:value-type="float" office:value="-363" calcext:value-type="float">
            <text:p>-363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300" calcext:value-type="float">
            <text:p>-6300</text:p>
          </table:table-cell>
          <table:table-cell table:style-name="ce18" table:formula="of:=ROUND([.K66]/([.$A$1]/[.$B$1])*([.$A$2]/[.$B$2]);0)" office:value-type="float" office:value="-352" calcext:value-type="float">
            <text:p>-352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188" calcext:value-type="float">
            <text:p>-6188</text:p>
          </table:table-cell>
          <table:table-cell table:style-name="ce18" table:formula="of:=ROUND([.O66]/([.$A$1]/[.$B$1])*([.$A$2]/[.$B$2]);0)" office:value-type="float" office:value="-346" calcext:value-type="float">
            <text:p>-346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6600" calcext:value-type="float">
            <text:p>-6600</text:p>
          </table:table-cell>
          <table:table-cell table:style-name="ce18" table:formula="of:=ROUND([.S66]/([.$A$1]/[.$B$1])*([.$A$2]/[.$B$2]);0)" office:value-type="float" office:value="-369" calcext:value-type="float">
            <text:p>-369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1300" calcext:value-type="float">
            <text:p>-11300</text:p>
          </table:table-cell>
          <table:table-cell table:style-name="ce18" table:formula="of:=ROUND([.W66]/([.$A$1]/[.$B$1])*([.$A$2]/[.$B$2]);0)" office:value-type="float" office:value="-632" calcext:value-type="float">
            <text:p>-632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5300" calcext:value-type="float">
            <text:p>-15300</text:p>
          </table:table-cell>
          <table:table-cell table:style-name="ce18" table:formula="of:=ROUND([.AA66]/([.$A$1]/[.$B$1])*([.$A$2]/[.$B$2]);0)" office:value-type="float" office:value="-855" calcext:value-type="float">
            <text:p>-85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0900" calcext:value-type="float">
            <text:p>-20900</text:p>
          </table:table-cell>
          <table:table-cell table:style-name="ce18" table:formula="of:=ROUND([.AE66]/([.$A$1]/[.$B$1])*([.$A$2]/[.$B$2]);0)" office:value-type="float" office:value="-1168" calcext:value-type="float">
            <text:p>-1168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6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7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18700" calcext:value-type="float">
            <text:p>18700</text:p>
          </table:table-cell>
          <table:table-cell table:style-name="ce12" table:formula="of:=ROUND([.G67]/([.$A$1]/[.$B$1])*([.$A$2]/[.$B$2]);0)" office:value-type="float" office:value="1045" calcext:value-type="float">
            <text:p>104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5200" calcext:value-type="float">
            <text:p>-5200</text:p>
          </table:table-cell>
          <table:table-cell table:style-name="ce12" table:formula="of:=ROUND([.K67]/([.$A$1]/[.$B$1])*([.$A$2]/[.$B$2]);0)" office:value-type="float" office:value="-291" calcext:value-type="float">
            <text:p>-291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2412" calcext:value-type="float">
            <text:p>2412</text:p>
          </table:table-cell>
          <table:table-cell table:style-name="ce12" table:formula="of:=ROUND([.O67]/([.$A$1]/[.$B$1])*([.$A$2]/[.$B$2]);0)" office:value-type="float" office:value="135" calcext:value-type="float">
            <text:p>135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4404" calcext:value-type="float">
            <text:p>-24404</text:p>
          </table:table-cell>
          <table:table-cell table:style-name="ce12" table:formula="of:=ROUND([.S67]/([.$A$1]/[.$B$1])*([.$A$2]/[.$B$2]);0)" office:value-type="float" office:value="-1364" calcext:value-type="float">
            <text:p>-1364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201" calcext:value-type="float">
            <text:p>-23201</text:p>
          </table:table-cell>
          <table:table-cell table:style-name="ce12" table:formula="of:=ROUND([.W67]/([.$A$1]/[.$B$1])*([.$A$2]/[.$B$2]);0)" office:value-type="float" office:value="-1297" calcext:value-type="float">
            <text:p>-1297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000" calcext:value-type="float">
            <text:p>-23000</text:p>
          </table:table-cell>
          <table:table-cell table:style-name="ce12" table:formula="of:=ROUND([.AA67]/([.$A$1]/[.$B$1])*([.$A$2]/[.$B$2]);0)" office:value-type="float" office:value="-1286" calcext:value-type="float">
            <text:p>-1286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0400" calcext:value-type="float">
            <text:p>-20400</text:p>
          </table:table-cell>
          <table:table-cell table:style-name="ce12" table:formula="of:=ROUND([.AE67]/([.$A$1]/[.$B$1])*([.$A$2]/[.$B$2]);0)" office:value-type="float" office:value="-1140" calcext:value-type="float">
            <text:p>-114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7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001" calcext:value-type="float">
            <text:p>8001</text:p>
          </table:table-cell>
          <table:table-cell table:style-name="ce12" table:formula="of:=ROUND([.G68]/([.$A$1]/[.$B$1])*([.$A$2]/[.$B$2]);0)" office:value-type="float" office:value="447" calcext:value-type="float">
            <text:p>447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600" calcext:value-type="float">
            <text:p>7600</text:p>
          </table:table-cell>
          <table:table-cell table:style-name="ce12" table:formula="of:=ROUND([.K68]/([.$A$1]/[.$B$1])*([.$A$2]/[.$B$2]);0)" office:value-type="float" office:value="425" calcext:value-type="float">
            <text:p>425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7613" calcext:value-type="float">
            <text:p>7613</text:p>
          </table:table-cell>
          <table:table-cell table:style-name="ce12" table:formula="of:=ROUND([.O68]/([.$A$1]/[.$B$1])*([.$A$2]/[.$B$2]);0)" office:value-type="float" office:value="426" calcext:value-type="float">
            <text:p>42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8712" calcext:value-type="float">
            <text:p>8712</text:p>
          </table:table-cell>
          <table:table-cell table:style-name="ce12" table:formula="of:=ROUND([.S68]/([.$A$1]/[.$B$1])*([.$A$2]/[.$B$2]);0)" office:value-type="float" office:value="487" calcext:value-type="float">
            <text:p>487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7400" calcext:value-type="float">
            <text:p>-7400</text:p>
          </table:table-cell>
          <table:table-cell table:style-name="ce12" table:formula="of:=ROUND([.W68]/([.$A$1]/[.$B$1])*([.$A$2]/[.$B$2]);0)" office:value-type="float" office:value="-414" calcext:value-type="float">
            <text:p>-41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1600" calcext:value-type="float">
            <text:p>-11600</text:p>
          </table:table-cell>
          <table:table-cell table:style-name="ce12" table:formula="of:=ROUND([.AA68]/([.$A$1]/[.$B$1])*([.$A$2]/[.$B$2]);0)" office:value-type="float" office:value="-649" calcext:value-type="float">
            <text:p>-649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7400" calcext:value-type="float">
            <text:p>-17400</text:p>
          </table:table-cell>
          <table:table-cell table:style-name="ce12" table:formula="of:=ROUND([.AE68]/([.$A$1]/[.$B$1])*([.$A$2]/[.$B$2]);0)" office:value-type="float" office:value="-973" calcext:value-type="float">
            <text:p>-973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8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69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22000" calcext:value-type="float">
            <text:p>22000</text:p>
          </table:table-cell>
          <table:table-cell table:formula="of:=ROUND([.G69]/([.$A$1]/[.$B$1])*([.$A$2]/[.$B$2]);0)" office:value-type="float" office:value="1230" calcext:value-type="float">
            <text:p>123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2200" calcext:value-type="float">
            <text:p>2200</text:p>
          </table:table-cell>
          <table:table-cell table:formula="of:=ROUND([.K69]/([.$A$1]/[.$B$1])*([.$A$2]/[.$B$2]);0)" office:value-type="float" office:value="123" calcext:value-type="float">
            <text:p>123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7413" calcext:value-type="float">
            <text:p>7413</text:p>
          </table:table-cell>
          <table:table-cell table:formula="of:=ROUND([.O69]/([.$A$1]/[.$B$1])*([.$A$2]/[.$B$2]);0)" office:value-type="float" office:value="414" calcext:value-type="float">
            <text:p>414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9401" calcext:value-type="float">
            <text:p>-19401</text:p>
          </table:table-cell>
          <table:table-cell table:formula="of:=ROUND([.S69]/([.$A$1]/[.$B$1])*([.$A$2]/[.$B$2]);0)" office:value-type="float" office:value="-1085" calcext:value-type="float">
            <text:p>-108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3600" calcext:value-type="float">
            <text:p>-13600</text:p>
          </table:table-cell>
          <table:table-cell table:formula="of:=ROUND([.W69]/([.$A$1]/[.$B$1])*([.$A$2]/[.$B$2]);0)" office:value-type="float" office:value="-760" calcext:value-type="float">
            <text:p>-76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1800" calcext:value-type="float">
            <text:p>-11800</text:p>
          </table:table-cell>
          <table:table-cell table:formula="of:=ROUND([.AA69]/([.$A$1]/[.$B$1])*([.$A$2]/[.$B$2]);0)" office:value-type="float" office:value="-660" calcext:value-type="float">
            <text:p>-66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5799" calcext:value-type="float">
            <text:p>-15799</text:p>
          </table:table-cell>
          <table:table-cell table:formula="of:=ROUND([.AE69]/([.$A$1]/[.$B$1])*([.$A$2]/[.$B$2]);0)" office:value-type="float" office:value="-883" calcext:value-type="float">
            <text:p>-883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69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7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700" calcext:value-type="float">
            <text:p>7700</text:p>
          </table:table-cell>
          <table:table-cell table:formula="of:=ROUND([.G70]/([.$A$1]/[.$B$1])*([.$A$2]/[.$B$2]);0)" office:value-type="float" office:value="430" calcext:value-type="float">
            <text:p>43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702" calcext:value-type="float">
            <text:p>7702</text:p>
          </table:table-cell>
          <table:table-cell table:formula="of:=ROUND([.K70]/([.$A$1]/[.$B$1])*([.$A$2]/[.$B$2]);0)" office:value-type="float" office:value="431" calcext:value-type="float">
            <text:p>431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812" calcext:value-type="float">
            <text:p>7812</text:p>
          </table:table-cell>
          <table:table-cell table:formula="of:=ROUND([.O70]/([.$A$1]/[.$B$1])*([.$A$2]/[.$B$2]);0)" office:value-type="float" office:value="437" calcext:value-type="float">
            <text:p>437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901" calcext:value-type="float">
            <text:p>8901</text:p>
          </table:table-cell>
          <table:table-cell table:formula="of:=ROUND([.S70]/([.$A$1]/[.$B$1])*([.$A$2]/[.$B$2]);0)" office:value-type="float" office:value="498" calcext:value-type="float">
            <text:p>498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400" calcext:value-type="float">
            <text:p>-400</text:p>
          </table:table-cell>
          <table:table-cell table:formula="of:=ROUND([.W70]/([.$A$1]/[.$B$1])*([.$A$2]/[.$B$2]);0)" office:value-type="float" office:value="-22" calcext:value-type="float">
            <text:p>-2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0900" calcext:value-type="float">
            <text:p>-10900</text:p>
          </table:table-cell>
          <table:table-cell table:formula="of:=ROUND([.AA70]/([.$A$1]/[.$B$1])*([.$A$2]/[.$B$2]);0)" office:value-type="float" office:value="-609" calcext:value-type="float">
            <text:p>-609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0500" calcext:value-type="float">
            <text:p>-20500</text:p>
          </table:table-cell>
          <table:table-cell table:formula="of:=ROUND([.AE70]/([.$A$1]/[.$B$1])*([.$A$2]/[.$B$2]);0)" office:value-type="float" office:value="-1146" calcext:value-type="float">
            <text:p>-1146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70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1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22000" calcext:value-type="float">
            <text:p>22000</text:p>
          </table:table-cell>
          <table:table-cell table:style-name="ce11" table:formula="of:=ROUND([.G71]/([.$A$1]/[.$B$1])*([.$A$2]/[.$B$2]);0)" office:value-type="float" office:value="1230" calcext:value-type="float">
            <text:p>123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301" calcext:value-type="float">
            <text:p>-301</text:p>
          </table:table-cell>
          <table:table-cell table:style-name="ce11" table:formula="of:=ROUND([.K71]/([.$A$1]/[.$B$1])*([.$A$2]/[.$B$2]);0)" office:value-type="float" office:value="-17" calcext:value-type="float">
            <text:p>-17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7413" calcext:value-type="float">
            <text:p>7413</text:p>
          </table:table-cell>
          <table:table-cell table:style-name="ce11" table:formula="of:=ROUND([.O71]/([.$A$1]/[.$B$1])*([.$A$2]/[.$B$2]);0)" office:value-type="float" office:value="414" calcext:value-type="float">
            <text:p>41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3400" calcext:value-type="float">
            <text:p>-13400</text:p>
          </table:table-cell>
          <table:table-cell table:style-name="ce11" table:formula="of:=ROUND([.S71]/([.$A$1]/[.$B$1])*([.$A$2]/[.$B$2]);0)" office:value-type="float" office:value="-749" calcext:value-type="float">
            <text:p>-749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200" calcext:value-type="float">
            <text:p>-12200</text:p>
          </table:table-cell>
          <table:table-cell table:style-name="ce11" table:formula="of:=ROUND([.W71]/([.$A$1]/[.$B$1])*([.$A$2]/[.$B$2]);0)" office:value-type="float" office:value="-682" calcext:value-type="float">
            <text:p>-682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2100" calcext:value-type="float">
            <text:p>-12100</text:p>
          </table:table-cell>
          <table:table-cell table:style-name="ce11" table:formula="of:=ROUND([.AA71]/([.$A$1]/[.$B$1])*([.$A$2]/[.$B$2]);0)" office:value-type="float" office:value="-676" calcext:value-type="float">
            <text:p>-676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8498" calcext:value-type="float">
            <text:p>-18498</text:p>
          </table:table-cell>
          <table:table-cell table:style-name="ce11" table:formula="of:=ROUND([.AE71]/([.$A$1]/[.$B$1])*([.$A$2]/[.$B$2]);0)" office:value-type="float" office:value="-1034" calcext:value-type="float">
            <text:p>-1034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1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500" calcext:value-type="float">
            <text:p>-6500</text:p>
          </table:table-cell>
          <table:table-cell table:style-name="ce11" table:formula="of:=ROUND([.G72]/([.$A$1]/[.$B$1])*([.$A$2]/[.$B$2]);0)" office:value-type="float" office:value="-363" calcext:value-type="float">
            <text:p>-363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300" calcext:value-type="float">
            <text:p>-6300</text:p>
          </table:table-cell>
          <table:table-cell table:style-name="ce11" table:formula="of:=ROUND([.K72]/([.$A$1]/[.$B$1])*([.$A$2]/[.$B$2]);0)" office:value-type="float" office:value="-352" calcext:value-type="float">
            <text:p>-352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188" calcext:value-type="float">
            <text:p>-6188</text:p>
          </table:table-cell>
          <table:table-cell table:style-name="ce11" table:formula="of:=ROUND([.O72]/([.$A$1]/[.$B$1])*([.$A$2]/[.$B$2]);0)" office:value-type="float" office:value="-346" calcext:value-type="float">
            <text:p>-346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6600" calcext:value-type="float">
            <text:p>-6600</text:p>
          </table:table-cell>
          <table:table-cell table:style-name="ce11" table:formula="of:=ROUND([.S72]/([.$A$1]/[.$B$1])*([.$A$2]/[.$B$2]);0)" office:value-type="float" office:value="-369" calcext:value-type="float">
            <text:p>-369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9499" calcext:value-type="float">
            <text:p>-9499</text:p>
          </table:table-cell>
          <table:table-cell table:style-name="ce11" table:formula="of:=ROUND([.W72]/([.$A$1]/[.$B$1])*([.$A$2]/[.$B$2]);0)" office:value-type="float" office:value="-531" calcext:value-type="float">
            <text:p>-53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4700" calcext:value-type="float">
            <text:p>-14700</text:p>
          </table:table-cell>
          <table:table-cell table:style-name="ce11" table:formula="of:=ROUND([.AA72]/([.$A$1]/[.$B$1])*([.$A$2]/[.$B$2]);0)" office:value-type="float" office:value="-822" calcext:value-type="float">
            <text:p>-822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4400" calcext:value-type="float">
            <text:p>-24400</text:p>
          </table:table-cell>
          <table:table-cell table:style-name="ce11" table:formula="of:=ROUND([.AE72]/([.$A$1]/[.$B$1])*([.$A$2]/[.$B$2]);0)" office:value-type="float" office:value="-1364" calcext:value-type="float">
            <text:p>-136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2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6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7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8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9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K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80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K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81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2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3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7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8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89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90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K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91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K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92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3]/([.$A$1]/[.$B$1])*([.$A$2]/[.$B$2])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4]/([.$A$1]/[.$B$1])*([.$A$2]/[.$B$2]))" office:value-type="float" office:value="0" calcext:value-type="float">
            <text:p>0</text:p>
          </table:table-cell>
          <table:table-cell table:number-columns-repeated="16348"/>
        </table:table-row>
      </table:table>
      <table:table table:name="RE21010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-22155" calcext:value-type="float">
            <text:p>-22155</text:p>
          </table:table-cell>
          <table:table-cell table:formula="of:=ROUND([.D1]/([.$A$1]/[.$B$1])*([.$A$2]/[.$B$2]);0)" office:value-type="float" office:value="-1239" calcext:value-type="float">
            <text:p>-1239</text:p>
          </table:table-cell>
          <table:table-cell table:number-columns-repeated="4"/>
          <table:table-cell office:value-type="string" calcext:value-type="string">
            <text:p>Door 0</text:p>
          </table:table-cell>
          <table:table-cell office:value-type="string" calcext:value-type="string">
            <text:p>Type 11</text:p>
          </table:table-cell>
          <table:table-cell/>
          <table:table-cell table:style-name="ce21" office:value-type="string" calcext:value-type="string">
            <text:p>Door 1</text:p>
          </table:table-cell>
          <table:table-cell office:value-type="string" calcext:value-type="string">
            <text:p>Type2</text:p>
          </table:table-cell>
          <table:table-cell/>
          <table:table-cell office:value-type="string" calcext:value-type="string">
            <text:p>Door 2</text:p>
          </table:table-cell>
          <table:table-cell table:number-columns-repeated="2"/>
          <table:table-cell office:value-type="string" calcext:value-type="string">
            <text:p>Door 3</text:p>
          </table:table-cell>
          <table:table-cell table:number-columns-repeated="1636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20156" calcext:value-type="float">
            <text:p>-20156</text:p>
          </table:table-cell>
          <table:table-cell table:formula="of:=ROUND([.D2]/([.$A$1]/[.$B$1])*([.$A$2]/[.$B$2]);0)" office:value-type="float" office:value="-1127" calcext:value-type="float">
            <text:p>-1127</text:p>
          </table:table-cell>
          <table:table-cell table:number-columns-repeated="3"/>
          <table:table-cell office:value-type="string" calcext:value-type="string">
            <text:p>Dest X</text:p>
          </table:table-cell>
          <table:table-cell office:value-type="float" office:value="-19045" calcext:value-type="float">
            <text:p>-19045</text:p>
          </table:table-cell>
          <table:table-cell table:formula="of:=ROUND([.J2]/([.$A$1]/[.$B$1])*([.$A$2]/[.$B$2]);0)" office:value-type="float" office:value="-1065" calcext:value-type="float">
            <text:p>-1065</text:p>
          </table:table-cell>
          <table:table-cell/>
          <table:table-cell office:value-type="float" office:value="-23240" calcext:value-type="float">
            <text:p>-23240</text:p>
          </table:table-cell>
          <table:table-cell table:formula="of:=ROUND([.M2]/([.$A$1]/[.$B$1])*([.$A$2]/[.$B$2]);0)" office:value-type="float" office:value="-1299" calcext:value-type="float">
            <text:p>-1299</text:p>
          </table:table-cell>
          <table:table-cell table:number-columns-repeated="2"/>
          <table:table-cell table:formula="of:=ROUND([.P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2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Y</text:p>
          </table:table-cell>
          <table:table-cell office:value-type="float" office:value="0" calcext:value-type="float">
            <text:p>0</text:p>
          </table:table-cell>
          <table:table-cell table:formula="of:=ROUND([.J4]/([.$A$1]/[.$B$1])*([.$A$2]/[.$B$2]);0)" office:value-type="float" office:value="-1016" calcext:value-type="float">
            <text:p>-1016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M4]/([.$A$1]/[.$B$1])*([.$A$2]/[.$B$2]);0)" office:value-type="float" office:value="1171" calcext:value-type="float">
            <text:p>1171</text:p>
          </table:table-cell>
          <table:table-cell table:number-columns-repeated="2"/>
          <table:table-cell table:formula="of:=ROUND([.P4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4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Z</text:p>
          </table:table-cell>
          <table:table-cell office:value-type="float" office:value="-18170" calcext:value-type="float">
            <text:p>-18170</text:p>
          </table:table-cell>
          <table:table-cell table:formula="of:=ROUND(-1*[.J3]/([.$A$1]/[.$B$1])*([.$A$2]/[.$B$2]);0)" office:value-type="float" office:value="-0" calcext:value-type="float">
            <text:p>0</text:p>
          </table:table-cell>
          <table:table-cell/>
          <table:table-cell office:value-type="float" office:value="20939" calcext:value-type="float">
            <text:p>20939</text:p>
          </table:table-cell>
          <table:table-cell table:formula="of:=ROUND(-1*[.M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P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S3]/([.$A$1]/[.$B$1])*([.$A$2]/[.$B$2]);0)" office:value-type="float" office:value="-0" calcext:value-type="float">
            <text:p>0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Liste Lua</text:p>
          </table:table-cell>
          <table:table-cell table:style-name="ce16" table:formula="of:=CONCATENATE(&quot;{IDname='&quot;;[.A7];&quot;',CAMERA={&quot;;[.B6];&quot;,&quot;;[.F6];&quot;,&quot;;[.J6];&quot;,&quot;;[.N6];&quot;,&quot;;[.R6];&quot;,&quot;;[.V6];&quot;,&quot;;[.Z6];&quot;,&quot;;[.AD6];&quot;,&quot;;[.AH6];&quot;}}&quot;)" office:value-type="string" office:string-value="{IDname='RE2ROOM1010',CAMERA={Cam0={Name='Cam0',Position=util.vector3(-1243,-1406,182),Pitch=0.2432,Yaw=0.3108,StartingPoint=util.vector2(-863,-660),bgd={idname='RE2ROOM1010CAM0',Position=util.vector3(113,2817,-919),Anglex=0.2432,Anglez=0.3108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-1235,-605,184),Pitch=0.2014,Yaw=2.8787,StartingPoint=util.vector2(0,0),bgd={idname='RE2ROOM1010CAM1',Position=util.vector3(-71,-4929,-730),Anglex=0.2014,Anglez=2.8787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-1241,-806,288),Pitch=0.6162,Yaw=-3.0509,StartingPoint=util.vector2(0,0),bgd={idname='RE2ROOM1010CAM2',Position=util.vector3(-1579,-4520,-2353),Anglex=0.6162,Anglez=-3.050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,Cam3={Name='Cam3',Position=util.vector3(-1020,-938,213),Pitch=0.5468,Yaw=-1.0669,StartingPoint=util.vector2(0,0),bgd={idname='RE2ROOM1010CAM3',Position=util.vector3(-4438,947,-2163),Anglex=0.5468,Anglez=-1.0669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1082,-1073,225),Pitch=0.4741,Yaw=2.4417,StartingPoint=util.vector2(0,0),bgd={idname='RE2ROOM1010CAM4',Position=util.vector3(1537,-4183,-1861),Anglex=0.4741,Anglez=2.4417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1065,-897,66),Pitch=-0.4176,Yaw=1.0073,StartingPoint=util.vector2(0,0),bgd={idname='RE2ROOM1010CAM5',Position=util.vector3(2466,1334,1919),Anglex=-0.4176,Anglez=1.0073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1115,-915,158),Pitch=0.6074,Yaw=1.3138,StartingPoint=util.vector2(0,0),bgd={idname='RE2ROOM1010CAM6',Position=util.vector3(2514,39,-2450),Anglex=0.6074,Anglez=1.3138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1243,-1406,182),Pitch=0.2432,Yaw=0.3108,StartingPoint=util.vector2(0,0),bgd={idname='RE2ROOM1010CAM7',Position=util.vector3(113,2817,-919),Anglex=0.2432,Anglez=0.3108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1235,-605,184),Pitch=0.1992,Yaw=2.8787,StartingPoint=util.vector2(-1095,-1054),bgd={idname='RE2ROOM1010CAM8',Position=util.vector3(-71,-4931,-720),Anglex=0.1992,Anglez=2.8787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" calcext:value-type="string">
            <text:p>{IDname='RE2ROOM1010',CAMERA={Cam0={Name='Cam0',Position=util.vector3(-1243,-1406,182),Pitch=0.2432,Yaw=0.3108,StartingPoint=util.vector2(-863,-660),bgd={idname='RE2ROOM1010CAM0',Position=util.vector3(113,2817,-919),Anglex=0.2432,Anglez=0.3108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-1235,-605,184),Pitch=0.2014,Yaw=2.8787,StartingPoint=util.vector2(0,0),bgd={idname='RE2ROOM1010CAM1',Position=util.vector3(-71,-4929,-730),Anglex=0.2014,Anglez=2.8787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-1241,-806,288),Pitch=0.6162,Yaw=-3.0509,StartingPoint=util.vector2(0,0),bgd={idname='RE2ROOM1010CAM2',Position=util.vector3(-1579,-4520,-2353),Anglex=0.6162,Anglez=-3.050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,Cam3={Name='Cam3',Position=util.vector3(-1020,-938,213),Pitch=0.5468,Yaw=-1.0669,StartingPoint=util.vector2(0,0),bgd={idname='RE2ROOM1010CAM3',Position=util.vector3(-4438,947,-2163),Anglex=0.5468,Anglez=-1.0669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1082,-1073,225),Pitch=0.4741,Yaw=2.4417,StartingPoint=util.vector2(0,0),bgd={idname='RE2ROOM1010CAM4',Position=util.vector3(1537,-4183,-1861),Anglex=0.4741,Anglez=2.4417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1065,-897,66),Pitch=-0.4176,Yaw=1.0073,StartingPoint=util.vector2(0,0),bgd={idname='RE2ROOM1010CAM5',Position=util.vector3(2466,1334,1919),Anglex=-0.4176,Anglez=1.0073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1115,-915,158),Pitch=0.6074,Yaw=1.3138,StartingPoint=util.vector2(0,0),bgd={idname='RE2ROOM1010CAM6',Position=util.vector3(2514,39,-2450),Anglex=0.6074,Anglez=1.3138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1243,-1406,182),Pitch=0.2432,Yaw=0.3108,StartingPoint=util.vector2(0,0),bgd={idname='RE2ROOM1010CAM7',Position=util.vector3(113,2817,-919),Anglex=0.2432,Anglez=0.3108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1235,-605,184),Pitch=0.1992,Yaw=2.8787,StartingPoint=util.vector2(-1095,-1054),bgd={idname='RE2ROOM1010CAM8',Position=util.vector3(-71,-4931,-720),Anglex=0.1992,Anglez=2.8787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}</text:p>
          </table:table-cell>
          <table:table-cell table:number-columns-repeated="16382"/>
        </table:table-row>
        <table:table-row table:style-name="ro1">
          <table:table-cell/>
          <table:table-cell table:style-name="ce16" table:formula="of:=CONCATENATE([.B8];&quot;={Name='&quot;;[.B8];&quot;',Position=util.vector3(&quot;;[.C15];&quot;,&quot;;[.C16];&quot;,&quot;;[.C17];&quot;),Pitch=&quot;;SUBSTITUTE([.C22];&quot;,&quot;;&quot;.&quot;);&quot;,Yaw=&quot;;SUBSTITUTE([.C23];&quot;,&quot;;&quot;.&quot;);&quot;,StartingPoint=util.vector2(&quot;;[.C10];&quot;,&quot;;[.C11];&quot;),bgd={idname='&quot;;[.B7];&quot;',Position=util.vector3(&quot;;[.C24];&quot;,&quot;;[.C25];&quot;,&quot;;[.C26];&quot;),Anglex=&quot;;SUBSTITUTE([.C22];&quot;,&quot;;&quot;.&quot;);&quot;,Anglez=&quot;;SUBSTITUTE([.C23];&quot;,&quot;;&quot;.&quot;);&quot;},&quot;;&quot;MASK={mask1={idname='&quot;;[.B7];&quot;MSK1',position=util.vector3(&quot;;[.C29];&quot;,&quot;;[.C30];&quot;,&quot;;[.C31];&quot;),scale=&quot;;SUBSTITUTE([.D28];&quot;,&quot;;&quot;.&quot;);&quot;},mask2={idname='&quot;;[.B7];&quot;MSK2',position=util.vector3(&quot;;[.C34];&quot;,&quot;;[.C35];&quot;,&quot;;[.C36];&quot;),scale=&quot;;SUBSTITUTE([.D33];&quot;,&quot;;&quot;.&quot;);&quot;},mask3={idname='&quot;;[.B7];&quot;MSK3',position=util.vector3(&quot;;[.C39];&quot;,&quot;;[.C40];&quot;,&quot;;[.C41];&quot;),scale=&quot;;SUBSTITUTE([.D38];&quot;,&quot;;&quot;.&quot;);&quot;},mask4={idname='&quot;;[.B7];&quot;MSK4',position=util.vector3(&quot;;[.C44];&quot;,&quot;;[.C45];&quot;,&quot;;[.C46];&quot;),scale=&quot;;SUBSTITUTE([.D43];&quot;,&quot;;&quot;.&quot;);&quot;}},SwitchZone={SwitchZone1={Point0=util.vector2(&quot;;[.D54];&quot;,&quot;;[.D55];&quot;),Point1=util.vector2(&quot;;[.D56];&quot;,&quot;;[.D57];&quot;),Point2=util.vector2(&quot;;[.D58];&quot;,&quot;;[.D59];&quot;),Point3=util.vector2(&quot;;[.D60];&quot;,&quot;;[.D61];&quot;),Camera='&quot;;[.B53];&quot;'},&quot;;&quot;SwitchZone2={Point0=util.vector2(&quot;;[.D65];&quot;,&quot;;[.D66];&quot;),Point1=util.vector2(&quot;;[.D67];&quot;,&quot;;[.D68];&quot;),Point2=util.vector2(&quot;;[.D69];&quot;,&quot;;[.D70];&quot;),Point3=util.vector2(&quot;;[.D71];&quot;,&quot;;[.D72];&quot;),Camera='&quot;;[.B64];;&quot;'},&quot;;&quot;SwitchZone3={Point0=util.vector2(&quot;;[.D76];&quot;,&quot;;[.D77];&quot;),Point1=util.vector2(&quot;;[.D78];&quot;,&quot;;[.D79];&quot;),Point2=util.vector2(&quot;;[.D80];&quot;,&quot;;[.D81];&quot;),Point3=util.vector2(&quot;;[.D82];&quot;,&quot;;[.D83];&quot;),Camera='&quot;;[.B75];;&quot;'},&quot;;&quot;SwitchZone4={Point0=util.vector2(&quot;;[.D87];&quot;,&quot;;[.D88];&quot;),Point1=util.vector2(&quot;;[.D89];&quot;,&quot;;[.D90];&quot;),Point2=util.vector2(&quot;;[.D91];&quot;,&quot;;[.D92];&quot;),Point3=util.vector2(&quot;;[.D93];&quot;,&quot;;[.D94];&quot;),Camera='&quot;;[.B86];&quot;'}}}&quot;)" office:value-type="string" office:string-value="Cam0={Name='Cam0',Position=util.vector3(-1243,-1406,182),Pitch=0.2432,Yaw=0.3108,StartingPoint=util.vector2(-863,-660),bgd={idname='RE2ROOM1010CAM0',Position=util.vector3(113,2817,-919),Anglex=0.2432,Anglez=0.3108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0={Name='Cam0',Position=util.vector3(-1243,-1406,182),Pitch=0.2432,Yaw=0.3108,StartingPoint=util.vector2(-863,-660),bgd={idname='RE2ROOM1010CAM0',Position=util.vector3(113,2817,-919),Anglex=0.2432,Anglez=0.3108},MASK={mask1={idname='RE2ROOM1010CAM0MSK1',position=util.vector3(-1243,-1406,182),scale=0},mask2={idname='RE2ROOM1010CAM0MSK2',position=util.vector3(-1243,-1406,182),scale=0},mask3={idname='RE2ROOM1010CAM0MSK3',position=util.vector3(-1243,-1406,182),scale=0},mask4={idname='RE2ROOM1010CAM0MSK4',position=util.vector3(-1243,-1406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F8];&quot;={Name='&quot;;[.F8];&quot;',Position=util.vector3(&quot;;[.G15];&quot;,&quot;;[.G16];&quot;,&quot;;[.G17];&quot;),Pitch=&quot;;SUBSTITUTE([.G22];&quot;,&quot;;&quot;.&quot;);&quot;,Yaw=&quot;;SUBSTITUTE([.G23];&quot;,&quot;;&quot;.&quot;);&quot;,StartingPoint=util.vector2(&quot;;[.G10];&quot;,&quot;;[.G11];&quot;),bgd={idname='&quot;;[.F7];&quot;',Position=util.vector3(&quot;;[.G24];&quot;,&quot;;[.G25];&quot;,&quot;;[.G26];&quot;),Anglex=&quot;;SUBSTITUTE([.G22];&quot;,&quot;;&quot;.&quot;);&quot;,Anglez=&quot;;SUBSTITUTE([.G23];&quot;,&quot;;&quot;.&quot;);&quot;},&quot;;&quot;MASK={mask1={idname='&quot;;[.F7];&quot;MSK1',position=util.vector3(&quot;;[.G29];&quot;,&quot;;[.G30];&quot;,&quot;;[.G31];&quot;),scale=&quot;;SUBSTITUTE([.H28];&quot;,&quot;;&quot;.&quot;);&quot;},mask2={idname='&quot;;[.F7];&quot;MSK2',position=util.vector3(&quot;;[.G34];&quot;,&quot;;[.G35];&quot;,&quot;;[.G36];&quot;),scale=&quot;;SUBSTITUTE([.H33];&quot;,&quot;;&quot;.&quot;);&quot;},mask3={idname='&quot;;[.F7];&quot;MSK3',position=util.vector3(&quot;;[.G39];&quot;,&quot;;[.G40];&quot;,&quot;;[.G41];&quot;),scale=&quot;;SUBSTITUTE([.H38];&quot;,&quot;;&quot;.&quot;);&quot;},mask4={idname='&quot;;[.F7];&quot;MSK4',position=util.vector3(&quot;;[.G44];&quot;,&quot;;[.G45];&quot;,&quot;;[.G46];&quot;),scale=&quot;;SUBSTITUTE([.H43];&quot;,&quot;;&quot;.&quot;);&quot;}},SwitchZone={SwitchZone1={Point0=util.vector2(&quot;;[.H54];&quot;,&quot;;[.H55];&quot;),Point1=util.vector2(&quot;;[.H56];&quot;,&quot;;[.H57];&quot;),Point2=util.vector2(&quot;;[.H58];&quot;,&quot;;[.H59];&quot;),Point3=util.vector2(&quot;;[.H60];&quot;,&quot;;[.H61];&quot;),Camera='&quot;;[.F53];&quot;'},&quot;;&quot;SwitchZone2={Point0=util.vector2(&quot;;[.H65];&quot;,&quot;;[.H66];&quot;),Point1=util.vector2(&quot;;[.H67];&quot;,&quot;;[.H68];&quot;),Point2=util.vector2(&quot;;[.H69];&quot;,&quot;;[.H70];&quot;),Point3=util.vector2(&quot;;[.H71];&quot;,&quot;;[.H72];&quot;),Camera='&quot;;[.F64];;&quot;'},&quot;;&quot;SwitchZone3={Point0=util.vector2(&quot;;[.H76];&quot;,&quot;;[.H77];&quot;),Point1=util.vector2(&quot;;[.H78];&quot;,&quot;;[.H79];&quot;),Point2=util.vector2(&quot;;[.H80];&quot;,&quot;;[.H81];&quot;),Point3=util.vector2(&quot;;[.H82];&quot;,&quot;;[.H83];&quot;),Camera='&quot;;[.F75];;&quot;'},&quot;;&quot;SwitchZone4={Point0=util.vector2(&quot;;[.H87];&quot;,&quot;;[.H88];&quot;),Point1=util.vector2(&quot;;[.H89];&quot;,&quot;;[.H90];&quot;),Point2=util.vector2(&quot;;[.H91];&quot;,&quot;;[.H92];&quot;),Point3=util.vector2(&quot;;[.H93];&quot;,&quot;;[.H94];&quot;),Camera='&quot;;[.F86];&quot;'}}}&quot;)" office:value-type="string" office:string-value="Cam1={Name='Cam1',Position=util.vector3(-1235,-605,184),Pitch=0.2014,Yaw=2.8787,StartingPoint=util.vector2(0,0),bgd={idname='RE2ROOM1010CAM1',Position=util.vector3(-71,-4929,-730),Anglex=0.2014,Anglez=2.8787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={Name='Cam1',Position=util.vector3(-1235,-605,184),Pitch=0.2014,Yaw=2.8787,StartingPoint=util.vector2(0,0),bgd={idname='RE2ROOM1010CAM1',Position=util.vector3(-71,-4929,-730),Anglex=0.2014,Anglez=2.8787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J8];&quot;={Name='&quot;;[.J8];&quot;',Position=util.vector3(&quot;;[.K15];&quot;,&quot;;[.K16];&quot;,&quot;;[.K17];&quot;),Pitch=&quot;;SUBSTITUTE([.K22];&quot;,&quot;;&quot;.&quot;);&quot;,Yaw=&quot;;SUBSTITUTE([.K23];&quot;,&quot;;&quot;.&quot;);&quot;,StartingPoint=util.vector2(&quot;;[.K10];&quot;,&quot;;[.K11];&quot;),bgd={idname='&quot;;[.J7];&quot;',Position=util.vector3(&quot;;[.K24];&quot;,&quot;;[.K25];&quot;,&quot;;[.K26];&quot;),Anglex=&quot;;SUBSTITUTE([.K22];&quot;,&quot;;&quot;.&quot;);&quot;,Anglez=&quot;;SUBSTITUTE([.K23];&quot;,&quot;;&quot;.&quot;);&quot;},&quot;;&quot;MASK={mask1={idname='&quot;;[.J7];&quot;MSK1',position=util.vector3(&quot;;[.K29];&quot;,&quot;;[.K30];&quot;,&quot;;[.K31];&quot;),scale=&quot;;SUBSTITUTE([.L28];&quot;,&quot;;&quot;.&quot;);&quot;},mask2={idname='&quot;;[.J7];&quot;MSK2',position=util.vector3(&quot;;[.K34];&quot;,&quot;;[.K35];&quot;,&quot;;[.K36];&quot;),scale=&quot;;SUBSTITUTE([.L33];&quot;,&quot;;&quot;.&quot;);&quot;},mask3={idname='&quot;;[.J7];&quot;MSK3',position=util.vector3(&quot;;[.K39];&quot;,&quot;;[.K40];&quot;,&quot;;[.K41];&quot;),scale=&quot;;SUBSTITUTE([.L38];&quot;,&quot;;&quot;.&quot;);&quot;},mask4={idname='&quot;;[.J7];&quot;MSK4',position=util.vector3(&quot;;[.K44];&quot;,&quot;;[.K45];&quot;,&quot;;[.K46];&quot;),scale=&quot;;SUBSTITUTE([.L43];&quot;,&quot;;&quot;.&quot;);&quot;}},SwitchZone={SwitchZone1={Point0=util.vector2(&quot;;[.L54];&quot;,&quot;;[.L55];&quot;),Point1=util.vector2(&quot;;[.L56];&quot;,&quot;;[.L57];&quot;),Point2=util.vector2(&quot;;[.L58];&quot;,&quot;;[.L59];&quot;),Point3=util.vector2(&quot;;[.L60];&quot;,&quot;;[.L61];&quot;),Camera='&quot;;[.J53];&quot;'},&quot;;&quot;SwitchZone2={Point0=util.vector2(&quot;;[.L65];&quot;,&quot;;[.L66];&quot;),Point1=util.vector2(&quot;;[.L67];&quot;,&quot;;[.L68];&quot;),Point2=util.vector2(&quot;;[.L69];&quot;,&quot;;[.L70];&quot;),Point3=util.vector2(&quot;;[.L71];&quot;,&quot;;[.L72];&quot;),Camera='&quot;;[.J64];;&quot;'},&quot;;&quot;SwitchZone3={Point0=util.vector2(&quot;;[.L76];&quot;,&quot;;[.L77];&quot;),Point1=util.vector2(&quot;;[.L78];&quot;,&quot;;[.L79];&quot;),Point2=util.vector2(&quot;;[.L80];&quot;,&quot;;[.L81];&quot;),Point3=util.vector2(&quot;;[.L82];&quot;,&quot;;[.L83];&quot;),Camera='&quot;;[.J75];;&quot;'},&quot;;&quot;SwitchZone4={Point0=util.vector2(&quot;;[.L87];&quot;,&quot;;[.L88];&quot;),Point1=util.vector2(&quot;;[.L89];&quot;,&quot;;[.L90];&quot;),Point2=util.vector2(&quot;;[.L91];&quot;,&quot;;[.L92];&quot;),Point3=util.vector2(&quot;;[.L93];&quot;,&quot;;[.L94];&quot;),Camera='&quot;;[.J86];&quot;'}}}&quot;)" office:value-type="string" office:string-value="Cam2={Name='Cam2',Position=util.vector3(-1241,-806,288),Pitch=0.6162,Yaw=-3.0509,StartingPoint=util.vector2(0,0),bgd={idname='RE2ROOM1010CAM2',Position=util.vector3(-1579,-4520,-2353),Anglex=0.6162,Anglez=-3.050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" calcext:value-type="string">
            <text:p>Cam2={Name='Cam2',Position=util.vector3(-1241,-806,288),Pitch=0.6162,Yaw=-3.0509,StartingPoint=util.vector2(0,0),bgd={idname='RE2ROOM1010CAM2',Position=util.vector3(-1579,-4520,-2353),Anglex=0.6162,Anglez=-3.0509},MASK={mask1={idname='RE2ROOM1010CAM2MSK1',position=util.vector3(-1241,-806,288),scale=0},mask2={idname='RE2ROOM1010CAM2MSK2',position=util.vector3(-1241,-806,288),scale=0},mask3={idname='RE2ROOM1010CAM2MSK3',position=util.vector3(-1241,-806,288),scale=0},mask4={idname='RE2ROOM1010CAM2MSK4',position=util.vector3(-1241,-806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N8];&quot;={Name='&quot;;[.N8];&quot;',Position=util.vector3(&quot;;[.O15];&quot;,&quot;;[.O16];&quot;,&quot;;[.O17];&quot;),Pitch=&quot;;SUBSTITUTE([.O22];&quot;,&quot;;&quot;.&quot;);&quot;,Yaw=&quot;;SUBSTITUTE([.O23];&quot;,&quot;;&quot;.&quot;);&quot;,StartingPoint=util.vector2(&quot;;[.O10];&quot;,&quot;;[.O11];&quot;),bgd={idname='&quot;;[.N7];&quot;',Position=util.vector3(&quot;;[.O24];&quot;,&quot;;[.O25];&quot;,&quot;;[.O26];&quot;),Anglex=&quot;;SUBSTITUTE([.O22];&quot;,&quot;;&quot;.&quot;);&quot;,Anglez=&quot;;SUBSTITUTE([.O23];&quot;,&quot;;&quot;.&quot;);&quot;},&quot;;&quot;MASK={mask1={idname='&quot;;[.N7];&quot;MSK1',position=util.vector3(&quot;;[.O29];&quot;,&quot;;[.O30];&quot;,&quot;;[.O31];&quot;),scale=&quot;;SUBSTITUTE([.P28];&quot;,&quot;;&quot;.&quot;);&quot;},mask2={idname='&quot;;[.N7];&quot;MSK2',position=util.vector3(&quot;;[.O34];&quot;,&quot;;[.O35];&quot;,&quot;;[.O36];&quot;),scale=&quot;;SUBSTITUTE([.P33];&quot;,&quot;;&quot;.&quot;);&quot;},mask3={idname='&quot;;[.N7];&quot;MSK3',position=util.vector3(&quot;;[.O39];&quot;,&quot;;[.O40];&quot;,&quot;;[.O41];&quot;),scale=&quot;;SUBSTITUTE([.P38];&quot;,&quot;;&quot;.&quot;);&quot;},mask4={idname='&quot;;[.N7];&quot;MSK4',position=util.vector3(&quot;;[.O44];&quot;,&quot;;[.O45];&quot;,&quot;;[.O46];&quot;),scale=&quot;;SUBSTITUTE([.P43];&quot;,&quot;;&quot;.&quot;);&quot;}},SwitchZone={SwitchZone1={Point0=util.vector2(&quot;;[.P54];&quot;,&quot;;[.P55];&quot;),Point1=util.vector2(&quot;;[.P56];&quot;,&quot;;[.P57];&quot;),Point2=util.vector2(&quot;;[.P58];&quot;,&quot;;[.P59];&quot;),Point3=util.vector2(&quot;;[.P60];&quot;,&quot;;[.P61];&quot;),Camera='&quot;;[.N53];&quot;'},&quot;;&quot;SwitchZone2={Point0=util.vector2(&quot;;[.P65];&quot;,&quot;;[.P66];&quot;),Point1=util.vector2(&quot;;[.P67];&quot;,&quot;;[.P68];&quot;),Point2=util.vector2(&quot;;[.P69];&quot;,&quot;;[.P70];&quot;),Point3=util.vector2(&quot;;[.P71];&quot;,&quot;;[.P72];&quot;),Camera='&quot;;[.N64];;&quot;'},&quot;;&quot;SwitchZone3={Point0=util.vector2(&quot;;[.P76];&quot;,&quot;;[.P77];&quot;),Point1=util.vector2(&quot;;[.P78];&quot;,&quot;;[.P79];&quot;),Point2=util.vector2(&quot;;[.P80];&quot;,&quot;;[.P81];&quot;),Point3=util.vector2(&quot;;[.P82];&quot;,&quot;;[.P83];&quot;),Camera='&quot;;[.N75];;&quot;'},&quot;;&quot;SwitchZone4={Point0=util.vector2(&quot;;[.P87];&quot;,&quot;;[.P88];&quot;),Point1=util.vector2(&quot;;[.P89];&quot;,&quot;;[.P90];&quot;),Point2=util.vector2(&quot;;[.P91];&quot;,&quot;;[.P92];&quot;),Point3=util.vector2(&quot;;[.P93];&quot;,&quot;;[.P94];&quot;),Camera='&quot;;[.N86];&quot;'}}}&quot;)" office:value-type="string" office:string-value="Cam3={Name='Cam3',Position=util.vector3(-1020,-938,213),Pitch=0.5468,Yaw=-1.0669,StartingPoint=util.vector2(0,0),bgd={idname='RE2ROOM1010CAM3',Position=util.vector3(-4438,947,-2163),Anglex=0.5468,Anglez=-1.0669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3={Name='Cam3',Position=util.vector3(-1020,-938,213),Pitch=0.5468,Yaw=-1.0669,StartingPoint=util.vector2(0,0),bgd={idname='RE2ROOM1010CAM3',Position=util.vector3(-4438,947,-2163),Anglex=0.5468,Anglez=-1.0669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R8];&quot;={Name='&quot;;[.R8];&quot;',Position=util.vector3(&quot;;[.S15];&quot;,&quot;;[.S16];&quot;,&quot;;[.S17];&quot;),Pitch=&quot;;SUBSTITUTE([.S22];&quot;,&quot;;&quot;.&quot;);&quot;,Yaw=&quot;;SUBSTITUTE([.S23];&quot;,&quot;;&quot;.&quot;);&quot;,StartingPoint=util.vector2(&quot;;[.S10];&quot;,&quot;;[.S11];&quot;),bgd={idname='&quot;;[.R7];&quot;',Position=util.vector3(&quot;;[.S24];&quot;,&quot;;[.S25];&quot;,&quot;;[.S26];&quot;),Anglex=&quot;;SUBSTITUTE([.S22];&quot;,&quot;;&quot;.&quot;);&quot;,Anglez=&quot;;SUBSTITUTE([.S23];&quot;,&quot;;&quot;.&quot;);&quot;},&quot;;&quot;MASK={mask1={idname='&quot;;[.R7];&quot;MSK1',position=util.vector3(&quot;;[.S29];&quot;,&quot;;[.S30];&quot;,&quot;;[.S31];&quot;),scale=&quot;;SUBSTITUTE([.T28];&quot;,&quot;;&quot;.&quot;);&quot;},mask2={idname='&quot;;[.R7];&quot;MSK2',position=util.vector3(&quot;;[.S34];&quot;,&quot;;[.S35];&quot;,&quot;;[.S36];&quot;),scale=&quot;;SUBSTITUTE([.T33];&quot;,&quot;;&quot;.&quot;);&quot;},mask3={idname='&quot;;[.R7];&quot;MSK3',position=util.vector3(&quot;;[.S39];&quot;,&quot;;[.S40];&quot;,&quot;;[.S41];&quot;),scale=&quot;;SUBSTITUTE([.T38];&quot;,&quot;;&quot;.&quot;);&quot;},mask4={idname='&quot;;[.R7];&quot;MSK4',position=util.vector3(&quot;;[.S44];&quot;,&quot;;[.S45];&quot;,&quot;;[.S46];&quot;),scale=&quot;;SUBSTITUTE([.T43];&quot;,&quot;;&quot;.&quot;);&quot;}},SwitchZone={SwitchZone1={Point0=util.vector2(&quot;;[.T54];&quot;,&quot;;[.T55];&quot;),Point1=util.vector2(&quot;;[.T56];&quot;,&quot;;[.T57];&quot;),Point2=util.vector2(&quot;;[.T58];&quot;,&quot;;[.T59];&quot;),Point3=util.vector2(&quot;;[.T60];&quot;,&quot;;[.T61];&quot;),Camera='&quot;;[.R53];&quot;'},&quot;;&quot;SwitchZone2={Point0=util.vector2(&quot;;[.T65];&quot;,&quot;;[.T66];&quot;),Point1=util.vector2(&quot;;[.T67];&quot;,&quot;;[.T68];&quot;),Point2=util.vector2(&quot;;[.T69];&quot;,&quot;;[.T70];&quot;),Point3=util.vector2(&quot;;[.T71];&quot;,&quot;;[.T72];&quot;),Camera='&quot;;[.R64];;&quot;'},&quot;;&quot;SwitchZone3={Point0=util.vector2(&quot;;[.T76];&quot;,&quot;;[.T77];&quot;),Point1=util.vector2(&quot;;[.T78];&quot;,&quot;;[.T79];&quot;),Point2=util.vector2(&quot;;[.T80];&quot;,&quot;;[.T81];&quot;),Point3=util.vector2(&quot;;[.T82];&quot;,&quot;;[.T83];&quot;),Camera='&quot;;[.R75];;&quot;'},&quot;;&quot;SwitchZone4={Point0=util.vector2(&quot;;[.T87];&quot;,&quot;;[.T88];&quot;),Point1=util.vector2(&quot;;[.T89];&quot;,&quot;;[.T90];&quot;),Point2=util.vector2(&quot;;[.T91];&quot;,&quot;;[.T92];&quot;),Point3=util.vector2(&quot;;[.T93];&quot;,&quot;;[.T94];&quot;),Camera='&quot;;[.R86];&quot;'}}}&quot;)" office:value-type="string" office:string-value="Cam4={Name='Cam4',Position=util.vector3(-1082,-1073,225),Pitch=0.4741,Yaw=2.4417,StartingPoint=util.vector2(0,0),bgd={idname='RE2ROOM1010CAM4',Position=util.vector3(1537,-4183,-1861),Anglex=0.4741,Anglez=2.4417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4={Name='Cam4',Position=util.vector3(-1082,-1073,225),Pitch=0.4741,Yaw=2.4417,StartingPoint=util.vector2(0,0),bgd={idname='RE2ROOM1010CAM4',Position=util.vector3(1537,-4183,-1861),Anglex=0.4741,Anglez=2.4417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V8];&quot;={Name='&quot;;[.V8];&quot;',Position=util.vector3(&quot;;[.W15];&quot;,&quot;;[.W16];&quot;,&quot;;[.W17];&quot;),Pitch=&quot;;SUBSTITUTE([.W22];&quot;,&quot;;&quot;.&quot;);&quot;,Yaw=&quot;;SUBSTITUTE([.W23];&quot;,&quot;;&quot;.&quot;);&quot;,StartingPoint=util.vector2(&quot;;[.W10];&quot;,&quot;;[.W11];&quot;),bgd={idname='&quot;;[.V7];&quot;',Position=util.vector3(&quot;;[.W24];&quot;,&quot;;[.W25];&quot;,&quot;;[.W26];&quot;),Anglex=&quot;;SUBSTITUTE([.W22];&quot;,&quot;;&quot;.&quot;);&quot;,Anglez=&quot;;SUBSTITUTE([.W23];&quot;,&quot;;&quot;.&quot;);&quot;},&quot;;&quot;MASK={mask1={idname='&quot;;[.V7];&quot;MSK1',position=util.vector3(&quot;;[.W29];&quot;,&quot;;[.W30];&quot;,&quot;;[.W31];&quot;),scale=&quot;;SUBSTITUTE([.X28];&quot;,&quot;;&quot;.&quot;);&quot;},mask2={idname='&quot;;[.V7];&quot;MSK2',position=util.vector3(&quot;;[.W34];&quot;,&quot;;[.W35];&quot;,&quot;;[.W36];&quot;),scale=&quot;;SUBSTITUTE([.X33];&quot;,&quot;;&quot;.&quot;);&quot;},mask3={idname='&quot;;[.V7];&quot;MSK3',position=util.vector3(&quot;;[.W39];&quot;,&quot;;[.W40];&quot;,&quot;;[.W41];&quot;),scale=&quot;;SUBSTITUTE([.X38];&quot;,&quot;;&quot;.&quot;);&quot;},mask4={idname='&quot;;[.V7];&quot;MSK4',position=util.vector3(&quot;;[.W44];&quot;,&quot;;[.W45];&quot;,&quot;;[.W46];&quot;),scale=&quot;;SUBSTITUTE([.X43];&quot;,&quot;;&quot;.&quot;);&quot;}},SwitchZone={SwitchZone1={Point0=util.vector2(&quot;;[.X54];&quot;,&quot;;[.X55];&quot;),Point1=util.vector2(&quot;;[.X56];&quot;,&quot;;[.X57];&quot;),Point2=util.vector2(&quot;;[.X58];&quot;,&quot;;[.X59];&quot;),Point3=util.vector2(&quot;;[.X60];&quot;,&quot;;[.X61];&quot;),Camera='&quot;;[.V53];&quot;'},&quot;;&quot;SwitchZone2={Point0=util.vector2(&quot;;[.X65];&quot;,&quot;;[.X66];&quot;),Point1=util.vector2(&quot;;[.X67];&quot;,&quot;;[.X68];&quot;),Point2=util.vector2(&quot;;[.X69];&quot;,&quot;;[.X70];&quot;),Point3=util.vector2(&quot;;[.X71];&quot;,&quot;;[.X72];&quot;),Camera='&quot;;[.V64];;&quot;'},&quot;;&quot;SwitchZone3={Point0=util.vector2(&quot;;[.X76];&quot;,&quot;;[.X77];&quot;),Point1=util.vector2(&quot;;[.X78];&quot;,&quot;;[.X79];&quot;),Point2=util.vector2(&quot;;[.X80];&quot;,&quot;;[.X81];&quot;),Point3=util.vector2(&quot;;[.X82];&quot;,&quot;;[.X83];&quot;),Camera='&quot;;[.V75];;&quot;'},&quot;;&quot;SwitchZone4={Point0=util.vector2(&quot;;[.X87];&quot;,&quot;;[.X88];&quot;),Point1=util.vector2(&quot;;[.X89];&quot;,&quot;;[.X90];&quot;),Point2=util.vector2(&quot;;[.X91];&quot;,&quot;;[.X92];&quot;),Point3=util.vector2(&quot;;[.X93];&quot;,&quot;;[.X94];&quot;),Camera='&quot;;[.V86];&quot;'}}}&quot;)" office:value-type="string" office:string-value="Cam5={Name='Cam5',Position=util.vector3(-1065,-897,66),Pitch=-0.4176,Yaw=1.0073,StartingPoint=util.vector2(0,0),bgd={idname='RE2ROOM1010CAM5',Position=util.vector3(2466,1334,1919),Anglex=-0.4176,Anglez=1.0073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5={Name='Cam5',Position=util.vector3(-1065,-897,66),Pitch=-0.4176,Yaw=1.0073,StartingPoint=util.vector2(0,0),bgd={idname='RE2ROOM1010CAM5',Position=util.vector3(2466,1334,1919),Anglex=-0.4176,Anglez=1.0073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Z8];&quot;={Name='&quot;;[.Z8];&quot;',Position=util.vector3(&quot;;[.AA15];&quot;,&quot;;[.AA16];&quot;,&quot;;[.AA17];&quot;),Pitch=&quot;;SUBSTITUTE([.AA22];&quot;,&quot;;&quot;.&quot;);&quot;,Yaw=&quot;;SUBSTITUTE([.AA23];&quot;,&quot;;&quot;.&quot;);&quot;,StartingPoint=util.vector2(&quot;;[.AA10];&quot;,&quot;;[.AA11];&quot;),bgd={idname='&quot;;[.Z7];&quot;',Position=util.vector3(&quot;;[.AA24];&quot;,&quot;;[.AA25];&quot;,&quot;;[.AA26];&quot;),Anglex=&quot;;SUBSTITUTE([.AA22];&quot;,&quot;;&quot;.&quot;);&quot;,Anglez=&quot;;SUBSTITUTE([.AA23];&quot;,&quot;;&quot;.&quot;);&quot;},&quot;;&quot;MASK={mask1={idname='&quot;;[.Z7];&quot;MSK1',position=util.vector3(&quot;;[.AA29];&quot;,&quot;;[.AA30];&quot;,&quot;;[.AA31];&quot;),scale=&quot;;SUBSTITUTE([.AB28];&quot;,&quot;;&quot;.&quot;);&quot;},mask2={idname='&quot;;[.Z7];&quot;MSK2',position=util.vector3(&quot;;[.AA34];&quot;,&quot;;[.AA35];&quot;,&quot;;[.AA36];&quot;),scale=&quot;;SUBSTITUTE([.AB33];&quot;,&quot;;&quot;.&quot;);&quot;},mask3={idname='&quot;;[.Z7];&quot;MSK3',position=util.vector3(&quot;;[.AA39];&quot;,&quot;;[.AA40];&quot;,&quot;;[.AA41];&quot;),scale=&quot;;SUBSTITUTE([.AB38];&quot;,&quot;;&quot;.&quot;);&quot;},mask4={idname='&quot;;[.Z7];&quot;MSK4',position=util.vector3(&quot;;[.AA44];&quot;,&quot;;[.AA45];&quot;,&quot;;[.AA46];&quot;),scale=&quot;;SUBSTITUTE([.AB43];&quot;,&quot;;&quot;.&quot;);&quot;}},SwitchZone={SwitchZone1={Point0=util.vector2(&quot;;[.AB54];&quot;,&quot;;[.AB55];&quot;),Point1=util.vector2(&quot;;[.AB56];&quot;,&quot;;[.AB57];&quot;),Point2=util.vector2(&quot;;[.AB58];&quot;,&quot;;[.AB59];&quot;),Point3=util.vector2(&quot;;[.AB60];&quot;,&quot;;[.AB61];&quot;),Camera='&quot;;[.Z53];&quot;'},&quot;;&quot;SwitchZone2={Point0=util.vector2(&quot;;[.AB65];&quot;,&quot;;[.AB66];&quot;),Point1=util.vector2(&quot;;[.AB67];&quot;,&quot;;[.AB68];&quot;),Point2=util.vector2(&quot;;[.AB69];&quot;,&quot;;[.AB70];&quot;),Point3=util.vector2(&quot;;[.AB71];&quot;,&quot;;[.AB72];&quot;),Camera='&quot;;[.Z64];;&quot;'},&quot;;&quot;SwitchZone3={Point0=util.vector2(&quot;;[.AB76];&quot;,&quot;;[.AB77];&quot;),Point1=util.vector2(&quot;;[.AB78];&quot;,&quot;;[.AB79];&quot;),Point2=util.vector2(&quot;;[.AB80];&quot;,&quot;;[.AB81];&quot;),Point3=util.vector2(&quot;;[.AB82];&quot;,&quot;;[.AB83];&quot;),Camera='&quot;;[.Z75];;&quot;'},&quot;;&quot;SwitchZone4={Point0=util.vector2(&quot;;[.AB87];&quot;,&quot;;[.AB88];&quot;),Point1=util.vector2(&quot;;[.AB89];&quot;,&quot;;[.AB90];&quot;),Point2=util.vector2(&quot;;[.AB91];&quot;,&quot;;[.AB92];&quot;),Point3=util.vector2(&quot;;[.AB93];&quot;,&quot;;[.AB94];&quot;),Camera='&quot;;[.Z86];&quot;'}}}&quot;)" office:value-type="string" office:string-value="Cam6={Name='Cam6',Position=util.vector3(-1115,-915,158),Pitch=0.6074,Yaw=1.3138,StartingPoint=util.vector2(0,0),bgd={idname='RE2ROOM1010CAM6',Position=util.vector3(2514,39,-2450),Anglex=0.6074,Anglez=1.3138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6={Name='Cam6',Position=util.vector3(-1115,-915,158),Pitch=0.6074,Yaw=1.3138,StartingPoint=util.vector2(0,0),bgd={idname='RE2ROOM1010CAM6',Position=util.vector3(2514,39,-2450),Anglex=0.6074,Anglez=1.3138},MASK={mask1={idname='RE2ROOM1010CAM6MSK1',position=util.vector3(-1115,-915,158),scale=0},mask2={idname='RE2ROOM1010CAM6MSK2',position=util.vector3(-1115,-915,158),scale=0},mask3={idname='RE2ROOM1010CAM6MSK3',position=util.vector3(-1115,-915,158),scale=0},mask4={idname='RE2ROOM1010CAM6MSK4',position=util.vector3(-1115,-915,158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D8];&quot;={Name='&quot;;[.AD8];&quot;',Position=util.vector3(&quot;;[.AE15];&quot;,&quot;;[.AE16];&quot;,&quot;;[.AE17];&quot;),Pitch=&quot;;SUBSTITUTE([.AE22];&quot;,&quot;;&quot;.&quot;);&quot;,Yaw=&quot;;SUBSTITUTE([.AE23];&quot;,&quot;;&quot;.&quot;);&quot;,StartingPoint=util.vector2(&quot;;[.AE10];&quot;,&quot;;[.AE11];&quot;),bgd={idname='&quot;;[.AD7];&quot;',Position=util.vector3(&quot;;[.AE24];&quot;,&quot;;[.AE25];&quot;,&quot;;[.AE26];&quot;),Anglex=&quot;;SUBSTITUTE([.AE22];&quot;,&quot;;&quot;.&quot;);&quot;,Anglez=&quot;;SUBSTITUTE([.AE23];&quot;,&quot;;&quot;.&quot;);&quot;},&quot;;&quot;MASK={mask1={idname='&quot;;[.AD7];&quot;MSK1',position=util.vector3(&quot;;[.AE29];&quot;,&quot;;[.AE30];&quot;,&quot;;[.AE31];&quot;),scale=&quot;;SUBSTITUTE([.AF28];&quot;,&quot;;&quot;.&quot;);&quot;},mask2={idname='&quot;;[.AD7];&quot;MSK2',position=util.vector3(&quot;;[.AE34];&quot;,&quot;;[.AE35];&quot;,&quot;;[.AE36];&quot;),scale=&quot;;SUBSTITUTE([.AF33];&quot;,&quot;;&quot;.&quot;);&quot;},mask3={idname='&quot;;[.AD7];&quot;MSK3',position=util.vector3(&quot;;[.AE39];&quot;,&quot;;[.AE40];&quot;,&quot;;[.AE41];&quot;),scale=&quot;;SUBSTITUTE([.AF38];&quot;,&quot;;&quot;.&quot;);&quot;},mask4={idname='&quot;;[.AD7];&quot;MSK4',position=util.vector3(&quot;;[.AE44];&quot;,&quot;;[.AE45];&quot;,&quot;;[.AE46];&quot;),scale=&quot;;SUBSTITUTE([.AF43];&quot;,&quot;;&quot;.&quot;);&quot;}},SwitchZone={SwitchZone1={Point0=util.vector2(&quot;;[.AF54];&quot;,&quot;;[.AF55];&quot;),Point1=util.vector2(&quot;;[.AF56];&quot;,&quot;;[.AF57];&quot;),Point2=util.vector2(&quot;;[.AF58];&quot;,&quot;;[.AF59];&quot;),Point3=util.vector2(&quot;;[.AF60];&quot;,&quot;;[.AF61];&quot;),Camera='&quot;;[.AD53];&quot;'},&quot;;&quot;SwitchZone2={Point0=util.vector2(&quot;;[.AF65];&quot;,&quot;;[.AF66];&quot;),Point1=util.vector2(&quot;;[.AF67];&quot;,&quot;;[.AF68];&quot;),Point2=util.vector2(&quot;;[.AF69];&quot;,&quot;;[.AF70];&quot;),Point3=util.vector2(&quot;;[.AF71];&quot;,&quot;;[.AF72];&quot;),Camera='&quot;;[.AD64];;&quot;'},&quot;;&quot;SwitchZone3={Point0=util.vector2(&quot;;[.AF76];&quot;,&quot;;[.AF77];&quot;),Point1=util.vector2(&quot;;[.AF78];&quot;,&quot;;[.AF79];&quot;),Point2=util.vector2(&quot;;[.AF80];&quot;,&quot;;[.AF81];&quot;),Point3=util.vector2(&quot;;[.AF82];&quot;,&quot;;[.AF83];&quot;),Camera='&quot;;[.AD75];;&quot;'},&quot;;&quot;SwitchZone4={Point0=util.vector2(&quot;;[.AF87];&quot;,&quot;;[.AF88];&quot;),Point1=util.vector2(&quot;;[.AF89];&quot;,&quot;;[.AF90];&quot;),Point2=util.vector2(&quot;;[.AF91];&quot;,&quot;;[.AF92];&quot;),Point3=util.vector2(&quot;;[.AF93];&quot;,&quot;;[.AF94];&quot;),Camera='&quot;;[.AD86];&quot;'}}}&quot;)" office:value-type="string" office:string-value="Cam7={Name='Cam7',Position=util.vector3(-1243,-1406,182),Pitch=0.2432,Yaw=0.3108,StartingPoint=util.vector2(0,0),bgd={idname='RE2ROOM1010CAM7',Position=util.vector3(113,2817,-919),Anglex=0.2432,Anglez=0.3108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7={Name='Cam7',Position=util.vector3(-1243,-1406,182),Pitch=0.2432,Yaw=0.3108,StartingPoint=util.vector2(0,0),bgd={idname='RE2ROOM1010CAM7',Position=util.vector3(113,2817,-919),Anglex=0.2432,Anglez=0.3108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16" table:formula="of:=CONCATENATE([.AH8];&quot;={Name='&quot;;[.AH8];&quot;',Position=util.vector3(&quot;;[.AI15];&quot;,&quot;;[.AI16];&quot;,&quot;;[.AI17];&quot;),Pitch=&quot;;SUBSTITUTE([.AI22];&quot;,&quot;;&quot;.&quot;);&quot;,Yaw=&quot;;SUBSTITUTE([.AI23];&quot;,&quot;;&quot;.&quot;);&quot;,StartingPoint=util.vector2(&quot;;[.AI10];&quot;,&quot;;[.AI11];&quot;),bgd={idname='&quot;;[.AH7];&quot;',Position=util.vector3(&quot;;[.AI24];&quot;,&quot;;[.AI25];&quot;,&quot;;[.AI26];&quot;),Anglex=&quot;;SUBSTITUTE([.AI22];&quot;,&quot;;&quot;.&quot;);&quot;,Anglez=&quot;;SUBSTITUTE([.AI23];&quot;,&quot;;&quot;.&quot;);&quot;},&quot;;&quot;MASK={mask1={idname='&quot;;[.AH7];&quot;MSK1',position=util.vector3(&quot;;[.AI29];&quot;,&quot;;[.AI30];&quot;,&quot;;[.AI31];&quot;),scale=&quot;;SUBSTITUTE([.AJ28];&quot;,&quot;;&quot;.&quot;);&quot;},mask2={idname='&quot;;[.AH7];&quot;MSK2',position=util.vector3(&quot;;[.AI34];&quot;,&quot;;[.AI35];&quot;,&quot;;[.AI36];&quot;),scale=&quot;;SUBSTITUTE([.AJ33];&quot;,&quot;;&quot;.&quot;);&quot;},mask3={idname='&quot;;[.AH7];&quot;MSK3',position=util.vector3(&quot;;[.AI39];&quot;,&quot;;[.AI40];&quot;,&quot;;[.AI41];&quot;),scale=&quot;;SUBSTITUTE([.AJ38];&quot;,&quot;;&quot;.&quot;);&quot;},mask4={idname='&quot;;[.AH7];&quot;MSK4',position=util.vector3(&quot;;[.AI44];&quot;,&quot;;[.AI45];&quot;,&quot;;[.AI46];&quot;),scale=&quot;;SUBSTITUTE([.AJ43];&quot;,&quot;;&quot;.&quot;);&quot;}},SwitchZone={SwitchZone1={Point0=util.vector2(&quot;;[.AJ54];&quot;,&quot;;[.AJ55];&quot;),Point1=util.vector2(&quot;;[.AJ56];&quot;,&quot;;[.AJ57];&quot;),Point2=util.vector2(&quot;;[.AJ58];&quot;,&quot;;[.AJ59];&quot;),Point3=util.vector2(&quot;;[.AJ60];&quot;,&quot;;[.AJ61];&quot;),Camera='&quot;;[.AH53];&quot;'},&quot;;&quot;SwitchZone2={Point0=util.vector2(&quot;;[.AJ65];&quot;,&quot;;[.AJ66];&quot;),Point1=util.vector2(&quot;;[.AJ67];&quot;,&quot;;[.AJ68];&quot;),Point2=util.vector2(&quot;;[.AJ69];&quot;,&quot;;[.AJ70];&quot;),Point3=util.vector2(&quot;;[.AJ71];&quot;,&quot;;[.AJ72];&quot;),Camera='&quot;;[.AH64];;&quot;'},&quot;;&quot;SwitchZone3={Point0=util.vector2(&quot;;[.AJ76];&quot;,&quot;;[.AJ77];&quot;),Point1=util.vector2(&quot;;[.AJ78];&quot;,&quot;;[.AJ79];&quot;),Point2=util.vector2(&quot;;[.AJ80];&quot;,&quot;;[.AJ81];&quot;),Point3=util.vector2(&quot;;[.AJ82];&quot;,&quot;;[.AJ83];&quot;),Camera='&quot;;[.AH75];;&quot;'},&quot;;&quot;SwitchZone4={Point0=util.vector2(&quot;;[.AJ87];&quot;,&quot;;[.AJ88];&quot;),Point1=util.vector2(&quot;;[.AJ89];&quot;,&quot;;[.AJ90];&quot;),Point2=util.vector2(&quot;;[.AJ91];&quot;,&quot;;[.AJ92];&quot;),Point3=util.vector2(&quot;;[.AJ93];&quot;,&quot;;[.AJ94];&quot;),Camera='&quot;;[.AH86];&quot;'}}}&quot;)" office:value-type="string" office:string-value="Cam8={Name='Cam8',Position=util.vector3(-1235,-605,184),Pitch=0.1992,Yaw=2.8787,StartingPoint=util.vector2(-1095,-1054),bgd={idname='RE2ROOM1010CAM8',Position=util.vector3(-71,-4931,-720),Anglex=0.1992,Anglez=2.8787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8={Name='Cam8',Position=util.vector3(-1235,-605,184),Pitch=0.1992,Yaw=2.8787,StartingPoint=util.vector2(-1095,-1054),bgd={idname='RE2ROOM1010CAM8',Position=util.vector3(-71,-4931,-720),Anglex=0.1992,Anglez=2.8787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RE2ROOM1010</text:p>
          </table:table-cell>
          <table:table-cell table:formula="of:=CONCATENATE([.$A$7];UPPER([.B8]))" office:value-type="string" office:string-value="RE2ROOM1010CAM0" calcext:value-type="string">
            <text:p>RE2ROOM1010CAM0</text:p>
          </table:table-cell>
          <table:table-cell table:number-columns-repeated="3"/>
          <table:table-cell table:formula="of:=CONCATENATE([.$A$7];UPPER([.F8]))" office:value-type="string" office:string-value="RE2ROOM1010CAM1" calcext:value-type="string">
            <text:p>RE2ROOM1010CAM1</text:p>
          </table:table-cell>
          <table:table-cell table:number-columns-repeated="3"/>
          <table:table-cell table:formula="of:=CONCATENATE([.$A$7];UPPER([.J8]))" office:value-type="string" office:string-value="RE2ROOM1010CAM2" calcext:value-type="string">
            <text:p>RE2ROOM1010CAM2</text:p>
          </table:table-cell>
          <table:table-cell table:number-columns-repeated="3"/>
          <table:table-cell table:formula="of:=CONCATENATE([.$A$7];UPPER([.N8]))" office:value-type="string" office:string-value="RE2ROOM1010CAM3" calcext:value-type="string">
            <text:p>RE2ROOM1010CAM3</text:p>
          </table:table-cell>
          <table:table-cell table:number-columns-repeated="3"/>
          <table:table-cell table:formula="of:=CONCATENATE([.$A$7];UPPER([.R8]))" office:value-type="string" office:string-value="RE2ROOM1010CAM4" calcext:value-type="string">
            <text:p>RE2ROOM1010CAM4</text:p>
          </table:table-cell>
          <table:table-cell table:number-columns-repeated="3"/>
          <table:table-cell table:formula="of:=CONCATENATE([.$A$7];UPPER([.V8]))" office:value-type="string" office:string-value="RE2ROOM1010CAM5" calcext:value-type="string">
            <text:p>RE2ROOM1010CAM5</text:p>
          </table:table-cell>
          <table:table-cell table:number-columns-repeated="3"/>
          <table:table-cell table:formula="of:=CONCATENATE([.$A$7];UPPER([.Z8]))" office:value-type="string" office:string-value="RE2ROOM1010CAM6" calcext:value-type="string">
            <text:p>RE2ROOM1010CAM6</text:p>
          </table:table-cell>
          <table:table-cell table:number-columns-repeated="3"/>
          <table:table-cell table:formula="of:=CONCATENATE([.$A$7];UPPER([.AD8]))" office:value-type="string" office:string-value="RE2ROOM1010CAM7" calcext:value-type="string">
            <text:p>RE2ROOM1010CAM7</text:p>
          </table:table-cell>
          <table:table-cell table:number-columns-repeated="3"/>
          <table:table-cell table:formula="of:=CONCATENATE([.$A$7];UPPER([.AH8]))" office:value-type="string" office:string-value="RE2ROOM1010CAM8" calcext:value-type="string">
            <text:p>RE2ROOM1010CAM8</text:p>
          </table:table-cell>
          <table:table-cell table:number-columns-repeated="3"/>
          <table:table-cell table:formula="of:=CONCATENATE([.$A$7];UPPER([.AL8]))" office:value-type="string" office:string-value="RE2ROOM1010CAM9" calcext:value-type="string">
            <text:p>RE2ROOM1010CAM9</text:p>
          </table:table-cell>
          <table:table-cell table:number-columns-repeated="3"/>
          <table:table-cell table:formula="of:=CONCATENATE([.$A$7];UPPER([.AP8]))" office:value-type="string" office:string-value="RE2ROOM1010CAM10" calcext:value-type="string">
            <text:p>RE2ROOM1010CAM10</text:p>
          </table:table-cell>
          <table:table-cell table:number-columns-repeated="3"/>
          <table:table-cell table:formula="of:=CONCATENATE([.$A$7];UPPER([.AT8]))" office:value-type="string" office:string-value="RE2ROOM1010CAM11" calcext:value-type="string">
            <text:p>RE2ROOM1010CAM11</text:p>
          </table:table-cell>
          <table:table-cell table:number-columns-repeated="3"/>
          <table:table-cell table:formula="of:=CONCATENATE([.$A$7];UPPER([.AX8]))" office:value-type="string" office:string-value="RE2ROOM1010CAM12" calcext:value-type="string">
            <text:p>RE2ROOM1010CAM12</text:p>
          </table:table-cell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3"/>
          <table:table-cell office:value-type="string" calcext:value-type="string">
            <text:p>Cam9</text:p>
          </table:table-cell>
          <table:table-cell table:number-columns-repeated="3"/>
          <table:table-cell office:value-type="string" calcext:value-type="string">
            <text:p>Cam10</text:p>
          </table:table-cell>
          <table:table-cell table:number-columns-repeated="3"/>
          <table:table-cell office:value-type="string" calcext:value-type="string">
            <text:p>Cam11</text:p>
          </table:table-cell>
          <table:table-cell table:number-columns-repeated="3"/>
          <table:table-cell office:value-type="string" calcext:value-type="string">
            <text:p>Cam12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starting point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432" calcext:value-type="float">
            <text:p>-15432</text:p>
          </table:table-cell>
          <table:table-cell table:formula="of:=ROUND([.B10]/([.$A$1]/[.$B$1])*([.$A$2]/[.$B$2]);0)" office:value-type="float" office:value="-863" calcext:value-type="float">
            <text:p>-863</text:p>
          </table:table-cell>
          <table:table-cell table:number-columns-repeated="3"/>
          <table:table-cell table:formula="of:=ROUND([.F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H10]/([.$A$1]/[.$B$1])*([.$A$2]/[.$B$2]);0)" office:value-type="float" office:value="-1095" calcext:value-type="float">
            <text:p>-1095</text:p>
          </table:table-cell>
          <table:table-cell table:number-columns-repeated="3"/>
          <table:table-cell table:formula="of:=ROUND([.AL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X10]/([.$A$1]/[.$B$1])*([.$A$2]/[.$B$2]);0)" office:value-type="float" office:value="-1095" calcext:value-type="float">
            <text:p>-1095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y </text:p>
          </table:table-cell>
          <table:table-cell/>
          <table:table-cell table:formula="of:=ROUND([.B12]/([.$A$1]/[.$B$1])*([.$A$2]/[.$B$2]);0)" office:value-type="float" office:value="-660" calcext:value-type="float">
            <text:p>-660</text:p>
          </table:table-cell>
          <table:table-cell table:number-columns-repeated="3"/>
          <table:table-cell table:formula="of:=ROUND([.F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H12]/([.$A$1]/[.$B$1])*([.$A$2]/[.$B$2]);0)" office:value-type="float" office:value="-1054" calcext:value-type="float">
            <text:p>-1054</text:p>
          </table:table-cell>
          <table:table-cell table:number-columns-repeated="3"/>
          <table:table-cell table:formula="of:=ROUND([.AL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X12]/([.$A$1]/[.$B$1])*([.$A$2]/[.$B$2]);0)" office:value-type="float" office:value="-1054" calcext:value-type="float">
            <text:p>-1054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1799" calcext:value-type="float">
            <text:p>-11799</text:p>
          </table:table-cell>
          <table:table-cell table:formula="of:=ROUND([.B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F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H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L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X11]/([.$A$1]/[.$B$1])*([.$A$2]/[.$B$2]);0)" office:value-type="float" office:value="0" calcext:value-type="float">
            <text:p>0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V</text:p>
          </table:table-cell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16334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float" office:value="-22230" calcext:value-type="float">
            <text:p>-22230</text:p>
          </table:table-cell>
          <table:table-cell table:style-name="ce11" table:formula="of:=ROUND([.B15]/([.$A$1]/[.$B$1])*([.$A$2]/[.$B$2]);0)" office:value-type="float" office:value="-1243" calcext:value-type="float">
            <text:p>-1243</text:p>
          </table:table-cell>
          <table:table-cell table:style-name="ce11" table:formula="of:=IF([.C15]&lt;[.C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086" calcext:value-type="float">
            <text:p>-22086</text:p>
          </table:table-cell>
          <table:table-cell table:style-name="ce11" table:formula="of:=ROUND([.F15]/([.$A$1]/[.$B$1])*([.$A$2]/[.$B$2]);0)" office:value-type="float" office:value="-1235" calcext:value-type="float">
            <text:p>-1235</text:p>
          </table:table-cell>
          <table:table-cell table:style-name="ce11" table:formula="of:=IF([.G15]&lt;[.G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194" calcext:value-type="float">
            <text:p>-22194</text:p>
          </table:table-cell>
          <table:table-cell table:style-name="ce11" table:formula="of:=ROUND([.J15]/([.$A$1]/[.$B$1])*([.$A$2]/[.$B$2]);0)" office:value-type="float" office:value="-1241" calcext:value-type="float">
            <text:p>-1241</text:p>
          </table:table-cell>
          <table:table-cell table:style-name="ce11" table:formula="of:=IF([.K15]&lt;[.K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8252" calcext:value-type="float">
            <text:p>-18252</text:p>
          </table:table-cell>
          <table:table-cell table:style-name="ce11" table:formula="of:=ROUND([.N15]/([.$A$1]/[.$B$1])*([.$A$2]/[.$B$2]);0)" office:value-type="float" office:value="-1020" calcext:value-type="float">
            <text:p>-1020</text:p>
          </table:table-cell>
          <table:table-cell table:style-name="ce11" table:formula="of:=IF([.O15]&lt;[.O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9350" calcext:value-type="float">
            <text:p>-19350</text:p>
          </table:table-cell>
          <table:table-cell table:style-name="ce11" table:formula="of:=ROUND([.R15]/([.$A$1]/[.$B$1])*([.$A$2]/[.$B$2]);0)" office:value-type="float" office:value="-1082" calcext:value-type="float">
            <text:p>-1082</text:p>
          </table:table-cell>
          <table:table-cell table:style-name="ce11" table:formula="of:=IF([.S15]&lt;[.S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9044" calcext:value-type="float">
            <text:p>-19044</text:p>
          </table:table-cell>
          <table:table-cell table:style-name="ce11" table:formula="of:=ROUND([.V15]/([.$A$1]/[.$B$1])*([.$A$2]/[.$B$2]);0)" office:value-type="float" office:value="-1065" calcext:value-type="float">
            <text:p>-1065</text:p>
          </table:table-cell>
          <table:table-cell table:style-name="ce11" table:formula="of:=IF([.W15]&lt;[.W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9944" calcext:value-type="float">
            <text:p>-19944</text:p>
          </table:table-cell>
          <table:table-cell table:style-name="ce11" table:formula="of:=ROUND([.Z15]/([.$A$1]/[.$B$1])*([.$A$2]/[.$B$2]);0)" office:value-type="float" office:value="-1115" calcext:value-type="float">
            <text:p>-1115</text:p>
          </table:table-cell>
          <table:table-cell table:style-name="ce11" table:formula="of:=IF([.AA15]&lt;[.AA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230" calcext:value-type="float">
            <text:p>-22230</text:p>
          </table:table-cell>
          <table:table-cell table:style-name="ce11" table:formula="of:=ROUND([.AD15]/([.$A$1]/[.$B$1])*([.$A$2]/[.$B$2]);0)" office:value-type="float" office:value="-1243" calcext:value-type="float">
            <text:p>-1243</text:p>
          </table:table-cell>
          <table:table-cell table:style-name="ce11" table:formula="of:=IF([.AE15]&lt;[.AE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2086" calcext:value-type="float">
            <text:p>-22086</text:p>
          </table:table-cell>
          <table:table-cell table:style-name="ce11" table:formula="of:=ROUND([.AH15]/([.$A$1]/[.$B$1])*([.$A$2]/[.$B$2]);0)" office:value-type="float" office:value="-1235" calcext:value-type="float">
            <text:p>-1235</text:p>
          </table:table-cell>
          <table:table-cell table:style-name="ce11" table:formula="of:=IF([.AI15]&lt;[.AI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19944" calcext:value-type="float">
            <text:p>-19944</text:p>
          </table:table-cell>
          <table:table-cell table:style-name="ce11" table:formula="of:=ROUND([.AL15]/([.$A$1]/[.$B$1])*([.$A$2]/[.$B$2]);0)" office:value-type="float" office:value="-1115" calcext:value-type="float">
            <text:p>-1115</text:p>
          </table:table-cell>
          <table:table-cell table:style-name="ce11" table:formula="of:=IF([.AM15]&lt;[.AM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24282" calcext:value-type="float">
            <text:p>-24282</text:p>
          </table:table-cell>
          <table:table-cell table:style-name="ce11" table:formula="of:=ROUND([.AP15]/([.$A$1]/[.$B$1])*([.$A$2]/[.$B$2]);0)" office:value-type="float" office:value="-1358" calcext:value-type="float">
            <text:p>-1358</text:p>
          </table:table-cell>
          <table:table-cell table:style-name="ce11" table:formula="of:=IF([.AQ15]&lt;[.AQ18];&quot;+&quot;;&quot;-&quot;)" office:value-type="string" office:string-value="+" calcext:value-type="string">
            <text:p>+</text:p>
          </table:table-cell>
          <table:table-cell table:style-name="ce11"/>
          <table:table-cell table:style-name="ce11" office:value-type="float" office:value="-20718" calcext:value-type="float">
            <text:p>-20718</text:p>
          </table:table-cell>
          <table:table-cell table:style-name="ce11" table:formula="of:=ROUND([.AT15]/([.$A$1]/[.$B$1])*([.$A$2]/[.$B$2]);0)" office:value-type="float" office:value="-1158" calcext:value-type="float">
            <text:p>-1158</text:p>
          </table:table-cell>
          <table:table-cell table:style-name="ce11" table:formula="of:=IF([.AU15]&lt;[.AU18];&quot;+&quot;;&quot;-&quot;)" office:value-type="string" office:string-value="-" calcext:value-type="string">
            <text:p>-</text:p>
          </table:table-cell>
          <table:table-cell table:style-name="ce11"/>
          <table:table-cell table:style-name="ce11" office:value-type="float" office:value="-17550" calcext:value-type="float">
            <text:p>-17550</text:p>
          </table:table-cell>
          <table:table-cell table:style-name="ce11" table:formula="of:=ROUND([.AX15]/([.$A$1]/[.$B$1])*([.$A$2]/[.$B$2]);0)" office:value-type="float" office:value="-981" calcext:value-type="float">
            <text:p>-981</text:p>
          </table:table-cell>
          <table:table-cell table:style-name="ce11" table:formula="of:=IF([.AY15]&lt;[.AY18];&quot;+&quot;;&quot;-&quot;)" office:value-type="string" office:string-value="+" calcext:value-type="string">
            <text:p>+</text:p>
          </table:table-cell>
          <table:table-cell table:style-name="ce11" table:number-columns-repeated="16332"/>
        </table:table-row>
        <table:table-row table:style-name="ro1">
          <table:table-cell table:style-name="ce12" office:value-type="string" calcext:value-type="string">
            <text:p>y</text:p>
          </table:table-cell>
          <table:table-cell table:style-name="ce12" office:value-type="float" office:value="-3258" calcext:value-type="float">
            <text:p>-3258</text:p>
          </table:table-cell>
          <table:table-cell table:style-name="ce12" table:formula="of:=ROUND([.B17]/([.$A$1]/[.$B$1])*([.$A$2]/[.$B$2]);0)" office:value-type="float" office:value="-1406" calcext:value-type="float">
            <text:p>-1406</text:p>
          </table:table-cell>
          <table:table-cell table:style-name="ce12" table:formula="of:=IF([.C16]&lt;[.C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94" calcext:value-type="float">
            <text:p>-3294</text:p>
          </table:table-cell>
          <table:table-cell table:style-name="ce12" table:formula="of:=ROUND([.F17]/([.$A$1]/[.$B$1])*([.$A$2]/[.$B$2]);0)" office:value-type="float" office:value="-605" calcext:value-type="float">
            <text:p>-605</text:p>
          </table:table-cell>
          <table:table-cell table:style-name="ce12" table:formula="of:=IF([.G16]&lt;[.G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5148" calcext:value-type="float">
            <text:p>-5148</text:p>
          </table:table-cell>
          <table:table-cell table:style-name="ce12" table:formula="of:=ROUND([.J17]/([.$A$1]/[.$B$1])*([.$A$2]/[.$B$2]);0)" office:value-type="float" office:value="-806" calcext:value-type="float">
            <text:p>-806</text:p>
          </table:table-cell>
          <table:table-cell table:style-name="ce12" table:formula="of:=IF([.K16]&lt;[.K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3816" calcext:value-type="float">
            <text:p>-3816</text:p>
          </table:table-cell>
          <table:table-cell table:style-name="ce12" table:formula="of:=ROUND([.N17]/([.$A$1]/[.$B$1])*([.$A$2]/[.$B$2]);0)" office:value-type="float" office:value="-938" calcext:value-type="float">
            <text:p>-938</text:p>
          </table:table-cell>
          <table:table-cell table:style-name="ce12" table:formula="of:=IF([.O16]&lt;[.O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4032" calcext:value-type="float">
            <text:p>-4032</text:p>
          </table:table-cell>
          <table:table-cell table:style-name="ce12" table:formula="of:=ROUND([.R17]/([.$A$1]/[.$B$1])*([.$A$2]/[.$B$2]);0)" office:value-type="float" office:value="-1073" calcext:value-type="float">
            <text:p>-1073</text:p>
          </table:table-cell>
          <table:table-cell table:style-name="ce12" table:formula="of:=IF([.S16]&lt;[.S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1188" calcext:value-type="float">
            <text:p>-1188</text:p>
          </table:table-cell>
          <table:table-cell table:style-name="ce12" table:formula="of:=ROUND([.V17]/([.$A$1]/[.$B$1])*([.$A$2]/[.$B$2]);0)" office:value-type="float" office:value="-897" calcext:value-type="float">
            <text:p>-897</text:p>
          </table:table-cell>
          <table:table-cell table:style-name="ce12" table:formula="of:=IF([.W16]&lt;[.W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2826" calcext:value-type="float">
            <text:p>-2826</text:p>
          </table:table-cell>
          <table:table-cell table:style-name="ce12" table:formula="of:=ROUND([.Z17]/([.$A$1]/[.$B$1])*([.$A$2]/[.$B$2]);0)" office:value-type="float" office:value="-915" calcext:value-type="float">
            <text:p>-915</text:p>
          </table:table-cell>
          <table:table-cell table:style-name="ce12" table:formula="of:=IF([.AA16]&lt;[.AA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58" calcext:value-type="float">
            <text:p>-3258</text:p>
          </table:table-cell>
          <table:table-cell table:style-name="ce12" table:formula="of:=ROUND([.AD17]/([.$A$1]/[.$B$1])*([.$A$2]/[.$B$2]);0)" office:value-type="float" office:value="-1406" calcext:value-type="float">
            <text:p>-1406</text:p>
          </table:table-cell>
          <table:table-cell table:style-name="ce12" table:formula="of:=IF([.AE16]&lt;[.AE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94" calcext:value-type="float">
            <text:p>-3294</text:p>
          </table:table-cell>
          <table:table-cell table:style-name="ce12" table:formula="of:=ROUND([.AH17]/([.$A$1]/[.$B$1])*([.$A$2]/[.$B$2]);0)" office:value-type="float" office:value="-605" calcext:value-type="float">
            <text:p>-605</text:p>
          </table:table-cell>
          <table:table-cell table:style-name="ce12" table:formula="of:=IF([.AI16]&lt;[.AI19];&quot;+&quot;;&quot;-&quot;)" office:value-type="string" office:string-value="-" calcext:value-type="string">
            <text:p>-</text:p>
          </table:table-cell>
          <table:table-cell table:style-name="ce12"/>
          <table:table-cell table:style-name="ce12" office:value-type="float" office:value="-2826" calcext:value-type="float">
            <text:p>-2826</text:p>
          </table:table-cell>
          <table:table-cell table:style-name="ce12" table:formula="of:=ROUND([.AL17]/([.$A$1]/[.$B$1])*([.$A$2]/[.$B$2]);0)" office:value-type="float" office:value="-915" calcext:value-type="float">
            <text:p>-915</text:p>
          </table:table-cell>
          <table:table-cell table:style-name="ce12" table:formula="of:=IF([.AM16]&lt;[.AM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3294" calcext:value-type="float">
            <text:p>-3294</text:p>
          </table:table-cell>
          <table:table-cell table:style-name="ce12" table:formula="of:=ROUND([.AP17]/([.$A$1]/[.$B$1])*([.$A$2]/[.$B$2]);0)" office:value-type="float" office:value="-935" calcext:value-type="float">
            <text:p>-935</text:p>
          </table:table-cell>
          <table:table-cell table:style-name="ce12" table:formula="of:=IF([.AQ16]&lt;[.AQ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1890" calcext:value-type="float">
            <text:p>-1890</text:p>
          </table:table-cell>
          <table:table-cell table:style-name="ce12" table:formula="of:=ROUND([.AT17]/([.$A$1]/[.$B$1])*([.$A$2]/[.$B$2]);0)" office:value-type="float" office:value="-883" calcext:value-type="float">
            <text:p>-883</text:p>
          </table:table-cell>
          <table:table-cell table:style-name="ce12" table:formula="of:=IF([.AU16]&lt;[.AU19];&quot;+&quot;;&quot;-&quot;)" office:value-type="string" office:string-value="+" calcext:value-type="string">
            <text:p>+</text:p>
          </table:table-cell>
          <table:table-cell table:style-name="ce12"/>
          <table:table-cell table:style-name="ce12" office:value-type="float" office:value="-2754" calcext:value-type="float">
            <text:p>-2754</text:p>
          </table:table-cell>
          <table:table-cell table:style-name="ce12" table:formula="of:=ROUND([.AX17]/([.$A$1]/[.$B$1])*([.$A$2]/[.$B$2]);0)" office:value-type="float" office:value="-843" calcext:value-type="float">
            <text:p>-843</text:p>
          </table:table-cell>
          <table:table-cell table:style-name="ce12" table:formula="of:=IF([.AY16]&lt;[.AY19];&quot;+&quot;;&quot;-&quot;)" office:value-type="string" office:string-value="-" calcext:value-type="string">
            <text:p>-</text:p>
          </table:table-cell>
          <table:table-cell table:style-name="ce12" table:number-columns-repeated="16332"/>
        </table:table-row>
        <table:table-row table:style-name="ro1">
          <table:table-cell table:style-name="ce13" office:value-type="string" calcext:value-type="string">
            <text:p>z</text:p>
          </table:table-cell>
          <table:table-cell table:style-name="ce13" office:value-type="float" office:value="-25146" calcext:value-type="float">
            <text:p>-25146</text:p>
          </table:table-cell>
          <table:table-cell table:style-name="ce13" table:formula="of:=ROUND(-1*[.B16]/([.$A$1]/[.$B$1])*([.$A$2]/[.$B$2]);0)" office:value-type="float" office:value="182" calcext:value-type="float">
            <text:p>182</text:p>
          </table:table-cell>
          <table:table-cell table:style-name="ce13" table:formula="of:=IF([.C17]&lt;[.C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0818" calcext:value-type="float">
            <text:p>-10818</text:p>
          </table:table-cell>
          <table:table-cell table:style-name="ce13" table:formula="of:=ROUND(-1*[.F16]/([.$A$1]/[.$B$1])*([.$A$2]/[.$B$2]);0)" office:value-type="float" office:value="184" calcext:value-type="float">
            <text:p>184</text:p>
          </table:table-cell>
          <table:table-cell table:style-name="ce13" table:formula="of:=IF([.G17]&lt;[.G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4418" calcext:value-type="float">
            <text:p>-14418</text:p>
          </table:table-cell>
          <table:table-cell table:style-name="ce13" table:formula="of:=ROUND(-1*[.J16]/([.$A$1]/[.$B$1])*([.$A$2]/[.$B$2]);0)" office:value-type="float" office:value="288" calcext:value-type="float">
            <text:p>288</text:p>
          </table:table-cell>
          <table:table-cell table:style-name="ce13" table:formula="of:=IF([.K17]&lt;[.K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776" calcext:value-type="float">
            <text:p>-16776</text:p>
          </table:table-cell>
          <table:table-cell table:style-name="ce13" table:formula="of:=ROUND(-1*[.N16]/([.$A$1]/[.$B$1])*([.$A$2]/[.$B$2]);0)" office:value-type="float" office:value="213" calcext:value-type="float">
            <text:p>213</text:p>
          </table:table-cell>
          <table:table-cell table:style-name="ce13" table:formula="of:=IF([.O17]&lt;[.O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9188" calcext:value-type="float">
            <text:p>-19188</text:p>
          </table:table-cell>
          <table:table-cell table:style-name="ce13" table:formula="of:=ROUND(-1*[.R16]/([.$A$1]/[.$B$1])*([.$A$2]/[.$B$2]);0)" office:value-type="float" office:value="225" calcext:value-type="float">
            <text:p>225</text:p>
          </table:table-cell>
          <table:table-cell table:style-name="ce13" table:formula="of:=IF([.S17]&lt;[.S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038" calcext:value-type="float">
            <text:p>-16038</text:p>
          </table:table-cell>
          <table:table-cell table:style-name="ce13" table:formula="of:=ROUND(-1*[.V16]/([.$A$1]/[.$B$1])*([.$A$2]/[.$B$2]);0)" office:value-type="float" office:value="66" calcext:value-type="float">
            <text:p>66</text:p>
          </table:table-cell>
          <table:table-cell table:style-name="ce13" table:formula="of:=IF([.W17]&lt;[.W20];&quot;+&quot;;&quot;-&quot;)" office:value-type="string" office:string-value="+" calcext:value-type="string">
            <text:p>+</text:p>
          </table:table-cell>
          <table:table-cell table:style-name="ce13"/>
          <table:table-cell table:style-name="ce13" office:value-type="float" office:value="-16362" calcext:value-type="float">
            <text:p>-16362</text:p>
          </table:table-cell>
          <table:table-cell table:style-name="ce13" table:formula="of:=ROUND(-1*[.Z16]/([.$A$1]/[.$B$1])*([.$A$2]/[.$B$2]);0)" office:value-type="float" office:value="158" calcext:value-type="float">
            <text:p>158</text:p>
          </table:table-cell>
          <table:table-cell table:style-name="ce13" table:formula="of:=IF([.AA17]&lt;[.AA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25146" calcext:value-type="float">
            <text:p>-25146</text:p>
          </table:table-cell>
          <table:table-cell table:style-name="ce13" table:formula="of:=ROUND(-1*[.AD16]/([.$A$1]/[.$B$1])*([.$A$2]/[.$B$2]);0)" office:value-type="float" office:value="182" calcext:value-type="float">
            <text:p>182</text:p>
          </table:table-cell>
          <table:table-cell table:style-name="ce13" table:formula="of:=IF([.AE17]&lt;[.AE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0818" calcext:value-type="float">
            <text:p>-10818</text:p>
          </table:table-cell>
          <table:table-cell table:style-name="ce13" table:formula="of:=ROUND(-1*[.AH16]/([.$A$1]/[.$B$1])*([.$A$2]/[.$B$2]);0)" office:value-type="float" office:value="184" calcext:value-type="float">
            <text:p>184</text:p>
          </table:table-cell>
          <table:table-cell table:style-name="ce13" table:formula="of:=IF([.AI17]&lt;[.AI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362" calcext:value-type="float">
            <text:p>-16362</text:p>
          </table:table-cell>
          <table:table-cell table:style-name="ce13" table:formula="of:=ROUND(-1*[.AL16]/([.$A$1]/[.$B$1])*([.$A$2]/[.$B$2]);0)" office:value-type="float" office:value="158" calcext:value-type="float">
            <text:p>158</text:p>
          </table:table-cell>
          <table:table-cell table:style-name="ce13" table:formula="of:=IF([.AM17]&lt;[.AM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6722" calcext:value-type="float">
            <text:p>-16722</text:p>
          </table:table-cell>
          <table:table-cell table:style-name="ce13" table:formula="of:=ROUND(-1*[.AP16]/([.$A$1]/[.$B$1])*([.$A$2]/[.$B$2]);0)" office:value-type="float" office:value="184" calcext:value-type="float">
            <text:p>184</text:p>
          </table:table-cell>
          <table:table-cell table:style-name="ce13" table:formula="of:=IF([.AQ17]&lt;[.AQ20];&quot;+&quot;;&quot;-&quot;)" office:value-type="string" office:string-value="-" calcext:value-type="string">
            <text:p>-</text:p>
          </table:table-cell>
          <table:table-cell table:style-name="ce13"/>
          <table:table-cell table:style-name="ce13" office:value-type="float" office:value="-15786" calcext:value-type="float">
            <text:p>-15786</text:p>
          </table:table-cell>
          <table:table-cell table:style-name="ce13" table:formula="of:=ROUND(-1*[.AT16]/([.$A$1]/[.$B$1])*([.$A$2]/[.$B$2]);0)" office:value-type="float" office:value="106" calcext:value-type="float">
            <text:p>106</text:p>
          </table:table-cell>
          <table:table-cell table:style-name="ce13" table:formula="of:=IF([.AU17]&lt;[.AU20];&quot;+&quot;;&quot;-&quot;)" office:value-type="string" office:string-value="+" calcext:value-type="string">
            <text:p>+</text:p>
          </table:table-cell>
          <table:table-cell table:style-name="ce13"/>
          <table:table-cell table:style-name="ce13" office:value-type="float" office:value="-15084" calcext:value-type="float">
            <text:p>-15084</text:p>
          </table:table-cell>
          <table:table-cell table:style-name="ce13" table:formula="of:=ROUND(-1*[.AX16]/([.$A$1]/[.$B$1])*([.$A$2]/[.$B$2]);0)" office:value-type="float" office:value="154" calcext:value-type="float">
            <text:p>154</text:p>
          </table:table-cell>
          <table:table-cell table:style-name="ce13" table:formula="of:=IF([.AY17]&lt;[.AY20];&quot;+&quot;;&quot;-&quot;)" office:value-type="string" office:string-value="-" calcext:value-type="string">
            <text:p>-</text:p>
          </table:table-cell>
          <table:table-cell table:style-name="ce13" table:number-columns-repeated="16332"/>
        </table:table-row>
        <table:table-row table:style-name="ro1">
          <table:table-cell table:style-name="ce14" office:value-type="string" calcext:value-type="string">
            <text:p>tx</text:p>
          </table:table-cell>
          <table:table-cell table:style-name="ce14" office:value-type="float" office:value="-18468" calcext:value-type="float">
            <text:p>-18468</text:p>
          </table:table-cell>
          <table:table-cell table:style-name="ce14" table:formula="of:=ROUND([.B18]/([.$A$1]/[.$B$1])*([.$A$2]/[.$B$2]);0)" office:value-type="float" office:value="-1032" calcext:value-type="float">
            <text:p>-1032</text:p>
          </table:table-cell>
          <table:table-cell table:style-name="ce14" table:number-columns-repeated="2"/>
          <table:table-cell table:style-name="ce14" office:value-type="float" office:value="-20016" calcext:value-type="float">
            <text:p>-20016</text:p>
          </table:table-cell>
          <table:table-cell table:style-name="ce14" table:formula="of:=ROUND([.F18]/([.$A$1]/[.$B$1])*([.$A$2]/[.$B$2]);0)" office:value-type="float" office:value="-1119" calcext:value-type="float">
            <text:p>-1119</text:p>
          </table:table-cell>
          <table:table-cell table:style-name="ce14" table:number-columns-repeated="2"/>
          <table:table-cell table:style-name="ce14" office:value-type="float" office:value="-22536" calcext:value-type="float">
            <text:p>-22536</text:p>
          </table:table-cell>
          <table:table-cell table:style-name="ce14" table:formula="of:=ROUND([.J18]/([.$A$1]/[.$B$1])*([.$A$2]/[.$B$2]);0)" office:value-type="float" office:value="-1260" calcext:value-type="float">
            <text:p>-1260</text:p>
          </table:table-cell>
          <table:table-cell table:style-name="ce14" table:number-columns-repeated="2"/>
          <table:table-cell table:style-name="ce14" office:value-type="float" office:value="-23472" calcext:value-type="float">
            <text:p>-23472</text:p>
          </table:table-cell>
          <table:table-cell table:style-name="ce14" table:formula="of:=ROUND([.N18]/([.$A$1]/[.$B$1])*([.$A$2]/[.$B$2]);0)" office:value-type="float" office:value="-1312" calcext:value-type="float">
            <text:p>-1312</text:p>
          </table:table-cell>
          <table:table-cell table:style-name="ce14" table:number-columns-repeated="2"/>
          <table:table-cell table:style-name="ce14" office:value-type="float" office:value="-17064" calcext:value-type="float">
            <text:p>-17064</text:p>
          </table:table-cell>
          <table:table-cell table:style-name="ce14" table:formula="of:=ROUND([.R18]/([.$A$1]/[.$B$1])*([.$A$2]/[.$B$2]);0)" office:value-type="float" office:value="-954" calcext:value-type="float">
            <text:p>-954</text:p>
          </table:table-cell>
          <table:table-cell table:style-name="ce14" table:number-columns-repeated="2"/>
          <table:table-cell table:style-name="ce14" office:value-type="float" office:value="-14778" calcext:value-type="float">
            <text:p>-14778</text:p>
          </table:table-cell>
          <table:table-cell table:style-name="ce14" table:formula="of:=ROUND([.V18]/([.$A$1]/[.$B$1])*([.$A$2]/[.$B$2]);0)" office:value-type="float" office:value="-826" calcext:value-type="float">
            <text:p>-826</text:p>
          </table:table-cell>
          <table:table-cell table:style-name="ce14" table:number-columns-repeated="2"/>
          <table:table-cell table:style-name="ce14" office:value-type="float" office:value="-14364" calcext:value-type="float">
            <text:p>-14364</text:p>
          </table:table-cell>
          <table:table-cell table:style-name="ce14" table:formula="of:=ROUND([.Z18]/([.$A$1]/[.$B$1])*([.$A$2]/[.$B$2]);0)" office:value-type="float" office:value="-803" calcext:value-type="float">
            <text:p>-803</text:p>
          </table:table-cell>
          <table:table-cell table:style-name="ce14" table:number-columns-repeated="2"/>
          <table:table-cell table:style-name="ce14" office:value-type="float" office:value="-18468" calcext:value-type="float">
            <text:p>-18468</text:p>
          </table:table-cell>
          <table:table-cell table:style-name="ce14" table:formula="of:=ROUND([.AD18]/([.$A$1]/[.$B$1])*([.$A$2]/[.$B$2]);0)" office:value-type="float" office:value="-1032" calcext:value-type="float">
            <text:p>-1032</text:p>
          </table:table-cell>
          <table:table-cell table:style-name="ce14" table:number-columns-repeated="2"/>
          <table:table-cell table:style-name="ce14" office:value-type="float" office:value="-20016" calcext:value-type="float">
            <text:p>-20016</text:p>
          </table:table-cell>
          <table:table-cell table:style-name="ce14" table:formula="of:=ROUND([.AH18]/([.$A$1]/[.$B$1])*([.$A$2]/[.$B$2]);0)" office:value-type="float" office:value="-1119" calcext:value-type="float">
            <text:p>-1119</text:p>
          </table:table-cell>
          <table:table-cell table:style-name="ce14" table:number-columns-repeated="2"/>
          <table:table-cell table:style-name="ce14" office:value-type="float" office:value="-143694" calcext:value-type="float">
            <text:p>-143694</text:p>
          </table:table-cell>
          <table:table-cell table:style-name="ce14" table:formula="of:=ROUND([.AL18]/([.$A$1]/[.$B$1])*([.$A$2]/[.$B$2]);0)" office:value-type="float" office:value="-8033" calcext:value-type="float">
            <text:p>-8033</text:p>
          </table:table-cell>
          <table:table-cell table:style-name="ce14" table:number-columns-repeated="2"/>
          <table:table-cell table:style-name="ce14" office:value-type="float" office:value="-20085" calcext:value-type="float">
            <text:p>-20085</text:p>
          </table:table-cell>
          <table:table-cell table:style-name="ce14" table:formula="of:=ROUND([.AP18]/([.$A$1]/[.$B$1])*([.$A$2]/[.$B$2]);0)" office:value-type="float" office:value="-1123" calcext:value-type="float">
            <text:p>-1123</text:p>
          </table:table-cell>
          <table:table-cell table:style-name="ce14" table:number-columns-repeated="2"/>
          <table:table-cell table:style-name="ce14" office:value-type="float" office:value="-23256" calcext:value-type="float">
            <text:p>-23256</text:p>
          </table:table-cell>
          <table:table-cell table:style-name="ce14" table:formula="of:=ROUND([.AT18]/([.$A$1]/[.$B$1])*([.$A$2]/[.$B$2]);0)" office:value-type="float" office:value="-1300" calcext:value-type="float">
            <text:p>-1300</text:p>
          </table:table-cell>
          <table:table-cell table:style-name="ce14" table:number-columns-repeated="2"/>
          <table:table-cell table:style-name="ce14" office:value-type="float" office:value="-14940" calcext:value-type="float">
            <text:p>-14940</text:p>
          </table:table-cell>
          <table:table-cell table:style-name="ce14" table:formula="of:=ROUND([.AX18]/([.$A$1]/[.$B$1])*([.$A$2]/[.$B$2]);0)" office:value-type="float" office:value="-835" calcext:value-type="float">
            <text:p>-835</text:p>
          </table:table-cell>
          <table:table-cell table:style-name="ce14" table:number-columns-repeated="16333"/>
        </table:table-row>
        <table:table-row table:style-name="ro1">
          <table:table-cell table:style-name="ce15" office:value-type="string" calcext:value-type="string">
            <text:p>ty</text:p>
          </table:table-cell>
          <table:table-cell table:style-name="ce15" office:value-type="float" office:value="-342" calcext:value-type="float">
            <text:p>-342</text:p>
          </table:table-cell>
          <table:table-cell table:style-name="ce15" table:formula="of:=ROUND([.B20]/([.$A$1]/[.$B$1])*([.$A$2]/[.$B$2]);0)" office:value-type="float" office:value="-749" calcext:value-type="float">
            <text:p>-749</text:p>
          </table:table-cell>
          <table:table-cell table:style-name="ce15" table:number-columns-repeated="2"/>
          <table:table-cell table:style-name="ce15" office:value-type="float" office:value="-1718" calcext:value-type="float">
            <text:p>-1718</text:p>
          </table:table-cell>
          <table:table-cell table:style-name="ce15" table:formula="of:=ROUND([.F20]/([.$A$1]/[.$B$1])*([.$A$2]/[.$B$2]);0)" office:value-type="float" office:value="-1036" calcext:value-type="float">
            <text:p>-1036</text:p>
          </table:table-cell>
          <table:table-cell table:style-name="ce15" table:number-columns-repeated="2"/>
          <table:table-cell table:style-name="ce15" office:value-type="float" office:value="-2502" calcext:value-type="float">
            <text:p>-2502</text:p>
          </table:table-cell>
          <table:table-cell table:style-name="ce15" table:formula="of:=ROUND([.J20]/([.$A$1]/[.$B$1])*([.$A$2]/[.$B$2]);0)" office:value-type="float" office:value="-1015" calcext:value-type="float">
            <text:p>-1015</text:p>
          </table:table-cell>
          <table:table-cell table:style-name="ce15" table:number-columns-repeated="2"/>
          <table:table-cell table:style-name="ce15" office:value-type="float" office:value="-2052" calcext:value-type="float">
            <text:p>-2052</text:p>
          </table:table-cell>
          <table:table-cell table:style-name="ce15" table:formula="of:=ROUND([.N20]/([.$A$1]/[.$B$1])*([.$A$2]/[.$B$2]);0)" office:value-type="float" office:value="-777" calcext:value-type="float">
            <text:p>-777</text:p>
          </table:table-cell>
          <table:table-cell table:style-name="ce15" table:number-columns-repeated="2"/>
          <table:table-cell table:style-name="ce15" office:value-type="float" office:value="-2628" calcext:value-type="float">
            <text:p>-2628</text:p>
          </table:table-cell>
          <table:table-cell table:style-name="ce15" table:formula="of:=ROUND([.R20]/([.$A$1]/[.$B$1])*([.$A$2]/[.$B$2]);0)" office:value-type="float" office:value="-1225" calcext:value-type="float">
            <text:p>-1225</text:p>
          </table:table-cell>
          <table:table-cell table:style-name="ce15" table:number-columns-repeated="2"/>
          <table:table-cell table:style-name="ce15" office:value-type="float" office:value="-2376" calcext:value-type="float">
            <text:p>-2376</text:p>
          </table:table-cell>
          <table:table-cell table:style-name="ce15" table:formula="of:=ROUND([.V20]/([.$A$1]/[.$B$1])*([.$A$2]/[.$B$2]);0)" office:value-type="float" office:value="-746" calcext:value-type="float">
            <text:p>-746</text:p>
          </table:table-cell>
          <table:table-cell table:style-name="ce15" table:number-columns-repeated="2"/>
          <table:table-cell table:style-name="ce15" office:value-type="float" office:value="-1800" calcext:value-type="float">
            <text:p>-1800</text:p>
          </table:table-cell>
          <table:table-cell table:style-name="ce15" table:formula="of:=ROUND([.Z20]/([.$A$1]/[.$B$1])*([.$A$2]/[.$B$2]);0)" office:value-type="float" office:value="-833" calcext:value-type="float">
            <text:p>-833</text:p>
          </table:table-cell>
          <table:table-cell table:style-name="ce15" table:number-columns-repeated="2"/>
          <table:table-cell table:style-name="ce15" office:value-type="float" office:value="-342" calcext:value-type="float">
            <text:p>-342</text:p>
          </table:table-cell>
          <table:table-cell table:style-name="ce15" table:formula="of:=ROUND([.AD20]/([.$A$1]/[.$B$1])*([.$A$2]/[.$B$2]);0)" office:value-type="float" office:value="-749" calcext:value-type="float">
            <text:p>-749</text:p>
          </table:table-cell>
          <table:table-cell table:style-name="ce15" table:number-columns-repeated="2"/>
          <table:table-cell table:style-name="ce15" office:value-type="float" office:value="-1728" calcext:value-type="float">
            <text:p>-1728</text:p>
          </table:table-cell>
          <table:table-cell table:style-name="ce15" table:formula="of:=ROUND([.AH20]/([.$A$1]/[.$B$1])*([.$A$2]/[.$B$2]);0)" office:value-type="float" office:value="-1036" calcext:value-type="float">
            <text:p>-1036</text:p>
          </table:table-cell>
          <table:table-cell table:style-name="ce15" table:number-columns-repeated="2"/>
          <table:table-cell table:style-name="ce15" office:value-type="float" office:value="-1800" calcext:value-type="float">
            <text:p>-1800</text:p>
          </table:table-cell>
          <table:table-cell table:style-name="ce15" table:formula="of:=ROUND([.AL20]/([.$A$1]/[.$B$1])*([.$A$2]/[.$B$2]);0)" office:value-type="float" office:value="-833" calcext:value-type="float">
            <text:p>-833</text:p>
          </table:table-cell>
          <table:table-cell table:style-name="ce15" table:number-columns-repeated="2"/>
          <table:table-cell table:style-name="ce15" office:value-type="float" office:value="-1854" calcext:value-type="float">
            <text:p>-1854</text:p>
          </table:table-cell>
          <table:table-cell table:style-name="ce15" table:formula="of:=ROUND([.AP20]/([.$A$1]/[.$B$1])*([.$A$2]/[.$B$2]);0)" office:value-type="float" office:value="-757" calcext:value-type="float">
            <text:p>-757</text:p>
          </table:table-cell>
          <table:table-cell table:style-name="ce15" table:number-columns-repeated="2"/>
          <table:table-cell table:style-name="ce15" office:value-type="float" office:value="-2826" calcext:value-type="float">
            <text:p>-2826</text:p>
          </table:table-cell>
          <table:table-cell table:style-name="ce15" table:formula="of:=ROUND([.AT20]/([.$A$1]/[.$B$1])*([.$A$2]/[.$B$2]);0)" office:value-type="float" office:value="-796" calcext:value-type="float">
            <text:p>-796</text:p>
          </table:table-cell>
          <table:table-cell table:style-name="ce15" table:number-columns-repeated="2"/>
          <table:table-cell table:style-name="ce15" office:value-type="float" office:value="-2484" calcext:value-type="float">
            <text:p>-2484</text:p>
          </table:table-cell>
          <table:table-cell table:style-name="ce15" table:formula="of:=ROUND([.AX20]/([.$A$1]/[.$B$1])*([.$A$2]/[.$B$2]);0)" office:value-type="float" office:value="-846" calcext:value-type="float">
            <text:p>-846</text:p>
          </table:table-cell>
          <table:table-cell table:style-name="ce15" table:number-columns-repeated="16333"/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-13392" calcext:value-type="float">
            <text:p>-13392</text:p>
          </table:table-cell>
          <table:table-cell table:formula="of:=ROUND(-1*[.B19]/([.$A$1]/[.$B$1])*([.$A$2]/[.$B$2]);0)" office:value-type="float" office:value="19" calcext:value-type="float">
            <text:p>19</text:p>
          </table:table-cell>
          <table:table-cell table:number-columns-repeated="2"/>
          <table:table-cell office:value-type="float" office:value="-18540" calcext:value-type="float">
            <text:p>-18540</text:p>
          </table:table-cell>
          <table:table-cell table:formula="of:=ROUND(-1*[.F19]/([.$A$1]/[.$B$1])*([.$A$2]/[.$B$2]);0)" office:value-type="float" office:value="96" calcext:value-type="float">
            <text:p>96</text:p>
          </table:table-cell>
          <table:table-cell table:number-columns-repeated="2"/>
          <table:table-cell office:value-type="float" office:value="-18162" calcext:value-type="float">
            <text:p>-18162</text:p>
          </table:table-cell>
          <table:table-cell table:formula="of:=ROUND(-1*[.J19]/([.$A$1]/[.$B$1])*([.$A$2]/[.$B$2]);0)" office:value-type="float" office:value="140" calcext:value-type="float">
            <text:p>140</text:p>
          </table:table-cell>
          <table:table-cell table:number-columns-repeated="2"/>
          <table:table-cell office:value-type="float" office:value="-13896" calcext:value-type="float">
            <text:p>-13896</text:p>
          </table:table-cell>
          <table:table-cell table:formula="of:=ROUND(-1*[.N19]/([.$A$1]/[.$B$1])*([.$A$2]/[.$B$2]);0)" office:value-type="float" office:value="115" calcext:value-type="float">
            <text:p>115</text:p>
          </table:table-cell>
          <table:table-cell table:number-columns-repeated="2"/>
          <table:table-cell office:value-type="float" office:value="-21906" calcext:value-type="float">
            <text:p>-21906</text:p>
          </table:table-cell>
          <table:table-cell table:formula="of:=ROUND(-1*[.R19]/([.$A$1]/[.$B$1])*([.$A$2]/[.$B$2]);0)" office:value-type="float" office:value="147" calcext:value-type="float">
            <text:p>147</text:p>
          </table:table-cell>
          <table:table-cell table:number-columns-repeated="2"/>
          <table:table-cell office:value-type="float" office:value="-13338" calcext:value-type="float">
            <text:p>-13338</text:p>
          </table:table-cell>
          <table:table-cell table:formula="of:=ROUND(-1*[.V19]/([.$A$1]/[.$B$1])*([.$A$2]/[.$B$2]);0)" office:value-type="float" office:value="133" calcext:value-type="float">
            <text:p>133</text:p>
          </table:table-cell>
          <table:table-cell table:number-columns-repeated="2"/>
          <table:table-cell office:value-type="float" office:value="-14904" calcext:value-type="float">
            <text:p>-14904</text:p>
          </table:table-cell>
          <table:table-cell table:formula="of:=ROUND(-1*[.Z19]/([.$A$1]/[.$B$1])*([.$A$2]/[.$B$2]);0)" office:value-type="float" office:value="101" calcext:value-type="float">
            <text:p>101</text:p>
          </table:table-cell>
          <table:table-cell table:number-columns-repeated="2"/>
          <table:table-cell office:value-type="float" office:value="-13392" calcext:value-type="float">
            <text:p>-13392</text:p>
          </table:table-cell>
          <table:table-cell table:formula="of:=ROUND(-1*[.AD19]/([.$A$1]/[.$B$1])*([.$A$2]/[.$B$2]);0)" office:value-type="float" office:value="19" calcext:value-type="float">
            <text:p>19</text:p>
          </table:table-cell>
          <table:table-cell table:number-columns-repeated="2"/>
          <table:table-cell office:value-type="float" office:value="-18540" calcext:value-type="float">
            <text:p>-18540</text:p>
          </table:table-cell>
          <table:table-cell table:formula="of:=ROUND(-1*[.AH19]/([.$A$1]/[.$B$1])*([.$A$2]/[.$B$2]);0)" office:value-type="float" office:value="97" calcext:value-type="float">
            <text:p>97</text:p>
          </table:table-cell>
          <table:table-cell table:number-columns-repeated="2"/>
          <table:table-cell office:value-type="float" office:value="-14904" calcext:value-type="float">
            <text:p>-14904</text:p>
          </table:table-cell>
          <table:table-cell table:formula="of:=ROUND(-1*[.AL19]/([.$A$1]/[.$B$1])*([.$A$2]/[.$B$2]);0)" office:value-type="float" office:value="101" calcext:value-type="float">
            <text:p>101</text:p>
          </table:table-cell>
          <table:table-cell table:number-columns-repeated="2"/>
          <table:table-cell office:value-type="float" office:value="-13536" calcext:value-type="float">
            <text:p>-13536</text:p>
          </table:table-cell>
          <table:table-cell table:formula="of:=ROUND(-1*[.AP19]/([.$A$1]/[.$B$1])*([.$A$2]/[.$B$2]);0)" office:value-type="float" office:value="104" calcext:value-type="float">
            <text:p>104</text:p>
          </table:table-cell>
          <table:table-cell table:number-columns-repeated="2"/>
          <table:table-cell office:value-type="float" office:value="-14238" calcext:value-type="float">
            <text:p>-14238</text:p>
          </table:table-cell>
          <table:table-cell table:formula="of:=ROUND(-1*[.AT19]/([.$A$1]/[.$B$1])*([.$A$2]/[.$B$2]);0)" office:value-type="float" office:value="158" calcext:value-type="float">
            <text:p>158</text:p>
          </table:table-cell>
          <table:table-cell table:number-columns-repeated="2"/>
          <table:table-cell office:value-type="float" office:value="-15138" calcext:value-type="float">
            <text:p>-15138</text:p>
          </table:table-cell>
          <table:table-cell table:formula="of:=ROUND(-1*[.AX19]/([.$A$1]/[.$B$1])*([.$A$2]/[.$B$2]);0)" office:value-type="float" office:value="139" calcext:value-type="float">
            <text:p>139</text:p>
          </table:table-cell>
          <table:table-cell table:number-columns-repeated="16333"/>
        </table:table-row>
        <table:table-row table:style-name="ro1">
          <table:table-cell table:number-columns-repeated="14"/>
          <table:table-cell table:style-name="ce9"/>
          <table:table-cell table:number-columns-repeated="16369"/>
        </table:table-row>
        <table:table-row table:style-name="ro1">
          <table:table-cell office:value-type="string" calcext:value-type="string">
            <text:p>angle X</text:p>
          </table:table-cell>
          <table:table-cell/>
          <table:table-cell table:formula="of:=ROUND(IF([.C19]&gt;[.C16];ACOS(([.C19]-[.C16])/SQRT(POWER([.C19]-[.C16];2)+POWER([.C20]-[.C17];2)));ACOS(([.C16]-[.C19])/SQRT(POWER([.C19]-[.C16];2)+POWER([.C20]-[.C17];2))))*IF([.C17]&lt;[.C20];-1;1);4)" office:value-type="float" office:value="0.2432" calcext:value-type="float">
            <text:p>0,2432</text:p>
          </table:table-cell>
          <table:table-cell table:style-name="ce19" office:value-type="string" calcext:value-type="string">
            <text:p>Distance</text:p>
          </table:table-cell>
          <table:table-cell table:number-columns-repeated="2"/>
          <table:table-cell table:formula="of:=ROUND(IF([.G19]&gt;[.G16];ACOS(([.G19]-[.G16])/SQRT(POWER([.G19]-[.G16];2)+POWER([.G20]-[.G17];2)));ACOS(([.G16]-[.G19])/SQRT(POWER([.G19]-[.G16];2)+POWER([.G20]-[.G17];2))))*IF([.G17]&lt;[.G20];-1;1);4)" office:value-type="float" office:value="0.2014" calcext:value-type="float">
            <text:p>0,2014</text:p>
          </table:table-cell>
          <table:table-cell table:number-columns-repeated="3"/>
          <table:table-cell table:formula="of:=ROUND(IF([.K19]&gt;[.K16];ACOS(([.K19]-[.K16])/SQRT(POWER([.K19]-[.K16];2)+POWER([.K20]-[.K17];2)));ACOS(([.K16]-[.K19])/SQRT(POWER([.K19]-[.K16];2)+POWER([.K20]-[.K17];2))))*IF([.K17]&lt;[.K20];-1;1);4)" office:value-type="float" office:value="0.6162" calcext:value-type="float">
            <text:p>0,6162</text:p>
          </table:table-cell>
          <table:table-cell table:number-columns-repeated="3"/>
          <table:table-cell table:formula="of:=ROUND(IF([.O19]&gt;[.O16];ACOS(([.O19]-[.O16])/SQRT(POWER([.O19]-[.O16];2)+POWER([.O20]-[.O17];2)));ACOS(([.O16]-[.O19])/SQRT(POWER([.O19]-[.O16];2)+POWER([.O20]-[.O17];2))))*IF([.O17]&lt;[.O20];-1;1);4)" office:value-type="float" office:value="0.5468" calcext:value-type="float">
            <text:p>0,5468</text:p>
          </table:table-cell>
          <table:table-cell table:number-columns-repeated="3"/>
          <table:table-cell table:formula="of:=ROUND(IF([.S19]&gt;[.S16];ACOS(([.S19]-[.S16])/SQRT(POWER([.S19]-[.S16];2)+POWER([.S20]-[.S17];2)));ACOS(([.S16]-[.S19])/SQRT(POWER([.S19]-[.S16];2)+POWER([.S20]-[.S17];2))))*IF([.S17]&lt;[.S20];-1;1);4)" office:value-type="float" office:value="0.4741" calcext:value-type="float">
            <text:p>0,4741</text:p>
          </table:table-cell>
          <table:table-cell table:number-columns-repeated="3"/>
          <table:table-cell table:formula="of:=ROUND(IF([.W19]&gt;[.W16];ACOS(([.W19]-[.W16])/SQRT(POWER([.W19]-[.W16];2)+POWER([.W20]-[.W17];2)));ACOS(([.W16]-[.W19])/SQRT(POWER([.W19]-[.W16];2)+POWER([.W20]-[.W17];2))))*IF([.W17]&lt;[.W20];-1;1);4)" office:value-type="float" office:value="-0.4176" calcext:value-type="float">
            <text:p>-0,4176</text:p>
          </table:table-cell>
          <table:table-cell table:number-columns-repeated="3"/>
          <table:table-cell table:formula="of:=ROUND(IF([.AA19]&gt;[.AA16];ACOS(([.AA19]-[.AA16])/SQRT(POWER([.AA19]-[.AA16];2)+POWER([.AA20]-[.AA17];2)));ACOS(([.AA16]-[.AA19])/SQRT(POWER([.AA19]-[.AA16];2)+POWER([.AA20]-[.AA17];2))))*IF([.AA17]&lt;[.AA20];-1;1);4)" office:value-type="float" office:value="0.6074" calcext:value-type="float">
            <text:p>0,6074</text:p>
          </table:table-cell>
          <table:table-cell table:number-columns-repeated="3"/>
          <table:table-cell table:formula="of:=ROUND(IF([.AE19]&gt;[.AE16];ACOS(([.AE19]-[.AE16])/SQRT(POWER([.AE19]-[.AE16];2)+POWER([.AE20]-[.AE17];2)));ACOS(([.AE16]-[.AE19])/SQRT(POWER([.AE19]-[.AE16];2)+POWER([.AE20]-[.AE17];2))))*IF([.AE17]&lt;[.AE20];-1;1);4)" office:value-type="float" office:value="0.2432" calcext:value-type="float">
            <text:p>0,2432</text:p>
          </table:table-cell>
          <table:table-cell table:number-columns-repeated="3"/>
          <table:table-cell table:formula="of:=ROUND(IF([.AI19]&gt;[.AI16];ACOS(([.AI19]-[.AI16])/SQRT(POWER([.AI19]-[.AI16];2)+POWER([.AI20]-[.AI17];2)));ACOS(([.AI16]-[.AI19])/SQRT(POWER([.AI19]-[.AI16];2)+POWER([.AI20]-[.AI17];2))))*IF([.AI17]&lt;[.AI20];-1;1);4)" office:value-type="float" office:value="0.1992" calcext:value-type="float">
            <text:p>0,1992</text:p>
          </table:table-cell>
          <table:table-cell table:number-columns-repeated="3"/>
          <table:table-cell table:formula="of:=ROUND(IF([.AM19]&gt;[.AM16];ACOS(([.AM19]-[.AM16])/SQRT(POWER([.AM19]-[.AM16];2)+POWER([.AM20]-[.AM17];2)));ACOS(([.AM16]-[.AM19])/SQRT(POWER([.AM19]-[.AM16];2)+POWER([.AM20]-[.AM17];2))))*IF([.AM17]&lt;[.AM20];-1;1);4)" office:value-type="float" office:value="0.6074" calcext:value-type="float">
            <text:p>0,6074</text:p>
          </table:table-cell>
          <table:table-cell table:number-columns-repeated="3"/>
          <table:table-cell table:formula="of:=ROUND(IF([.AQ19]&gt;[.AQ16];ACOS(([.AQ19]-[.AQ16])/SQRT(POWER([.AQ19]-[.AQ16];2)+POWER([.AQ20]-[.AQ17];2)));ACOS(([.AQ16]-[.AQ19])/SQRT(POWER([.AQ19]-[.AQ16];2)+POWER([.AQ20]-[.AQ17];2))))*IF([.AQ17]&lt;[.AQ20];-1;1);4)" office:value-type="float" office:value="0.4224" calcext:value-type="float">
            <text:p>0,4224</text:p>
          </table:table-cell>
          <table:table-cell table:number-columns-repeated="3"/>
          <table:table-cell table:formula="of:=ROUND(IF([.AU19]&gt;[.AU16];ACOS(([.AU19]-[.AU16])/SQRT(POWER([.AU19]-[.AU16];2)+POWER([.AU20]-[.AU17];2)));ACOS(([.AU16]-[.AU19])/SQRT(POWER([.AU19]-[.AU16];2)+POWER([.AU20]-[.AU17];2))))*IF([.AU17]&lt;[.AU20];-1;1);4)" office:value-type="float" office:value="-0.5387" calcext:value-type="float">
            <text:p>-0,5387</text:p>
          </table:table-cell>
          <table:table-cell table:number-columns-repeated="3"/>
          <table:table-cell table:formula="of:=ROUND(IF([.AY19]&gt;[.AY16];ACOS(([.AY19]-[.AY16])/SQRT(POWER([.AY19]-[.AY16];2)+POWER([.AY20]-[.AY17];2)));ACOS(([.AY16]-[.AY19])/SQRT(POWER([.AY19]-[.AY16];2)+POWER([.AY20]-[.AY17];2))))*IF([.AY17]&lt;[.AY20];-1;1);4)" office:value-type="float" office:value="1.3734" calcext:value-type="float">
            <text:p>1,3734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Angle Z</text:p>
          </table:table-cell>
          <table:table-cell/>
          <table:table-cell table:style-name="ce13" table:formula="of:=ROUND(IF([.C19]&lt;[.C16];ACOS(([.C19]-[.C16])/SQRT(POWER([.C19]-[.C16];2)+POWER([.C18]-[.C15];2)));ACOS(([.C19]-[.C16])/SQRT(POWER([.C19]-[.C16];2)+POWER([.C18]-[.C15];2))))*IF([.C15]&lt;[.C18];1;-1);4)" office:value-type="float" office:value="0.3108" calcext:value-type="float">
            <text:p>0,3108</text:p>
          </table:table-cell>
          <table:table-cell table:style-name="ce19" office:value-type="float" office:value="4570" calcext:value-type="float">
            <text:p>4570</text:p>
          </table:table-cell>
          <table:table-cell table:number-columns-repeated="2"/>
          <table:table-cell table:style-name="ce13" table:formula="of:=ROUND(IF([.G19]&lt;[.G16];ACOS(([.G19]-[.G16])/SQRT(POWER([.G19]-[.G16];2)+POWER([.G18]-[.G15];2)));ACOS(([.G19]-[.G16])/SQRT(POWER([.G19]-[.G16];2)+POWER([.G18]-[.G15];2))))*IF([.G15]&lt;[.G18];1;-1);4)" office:value-type="float" office:value="2.8787" calcext:value-type="float">
            <text:p>2,8787</text:p>
          </table:table-cell>
          <table:table-cell table:number-columns-repeated="3"/>
          <table:table-cell table:style-name="ce13" table:formula="of:=ROUND(IF([.K19]&lt;[.K16];ACOS(([.K19]-[.K16])/SQRT(POWER([.K19]-[.K16];2)+POWER([.K18]-[.K15];2)));ACOS(([.K19]-[.K16])/SQRT(POWER([.K19]-[.K16];2)+POWER([.K18]-[.K15];2))))*IF([.K15]&lt;[.K18];1;-1);4)" office:value-type="float" office:value="-3.0509" calcext:value-type="float">
            <text:p>-3,0509</text:p>
          </table:table-cell>
          <table:table-cell table:number-columns-repeated="3"/>
          <table:table-cell table:style-name="ce13" table:formula="of:=ROUND(IF([.O19]&lt;[.O16];ACOS(([.O19]-[.O16])/SQRT(POWER([.O19]-[.O16];2)+POWER([.O18]-[.O15];2)));ACOS(([.O19]-[.O16])/SQRT(POWER([.O19]-[.O16];2)+POWER([.O18]-[.O15];2))))*IF([.O15]&lt;[.O18];1;-1);4)" office:value-type="float" office:value="-1.0669" calcext:value-type="float">
            <text:p>-1,0669</text:p>
          </table:table-cell>
          <table:table-cell table:number-columns-repeated="3"/>
          <table:table-cell table:style-name="ce13" table:formula="of:=ROUND(IF([.S19]&lt;[.S16];ACOS(([.S19]-[.S16])/SQRT(POWER([.S19]-[.S16];2)+POWER([.S18]-[.S15];2)));ACOS(([.S19]-[.S16])/SQRT(POWER([.S19]-[.S16];2)+POWER([.S18]-[.S15];2))))*IF([.S15]&lt;[.S18];1;-1);4)" office:value-type="float" office:value="2.4417" calcext:value-type="float">
            <text:p>2,4417</text:p>
          </table:table-cell>
          <table:table-cell table:number-columns-repeated="3"/>
          <table:table-cell table:style-name="ce13" table:formula="of:=ROUND(IF([.W19]&lt;[.W16];ACOS(([.W19]-[.W16])/SQRT(POWER([.W19]-[.W16];2)+POWER([.W18]-[.W15];2)));ACOS(([.W19]-[.W16])/SQRT(POWER([.W19]-[.W16];2)+POWER([.W18]-[.W15];2))))*IF([.W15]&lt;[.W18];1;-1);4)" office:value-type="float" office:value="1.0073" calcext:value-type="float">
            <text:p>1,0073</text:p>
          </table:table-cell>
          <table:table-cell table:number-columns-repeated="3"/>
          <table:table-cell table:style-name="ce13" table:formula="of:=ROUND(IF([.AA19]&lt;[.AA16];ACOS(([.AA19]-[.AA16])/SQRT(POWER([.AA19]-[.AA16];2)+POWER([.AA18]-[.AA15];2)));ACOS(([.AA19]-[.AA16])/SQRT(POWER([.AA19]-[.AA16];2)+POWER([.AA18]-[.AA15];2))))*IF([.AA15]&lt;[.AA18];1;-1);4)" office:value-type="float" office:value="1.3138" calcext:value-type="float">
            <text:p>1,3138</text:p>
          </table:table-cell>
          <table:table-cell table:number-columns-repeated="3"/>
          <table:table-cell table:style-name="ce13" table:formula="of:=ROUND(IF([.AE19]&lt;[.AE16];ACOS(([.AE19]-[.AE16])/SQRT(POWER([.AE19]-[.AE16];2)+POWER([.AE18]-[.AE15];2)));ACOS(([.AE19]-[.AE16])/SQRT(POWER([.AE19]-[.AE16];2)+POWER([.AE18]-[.AE15];2))))*IF([.AE15]&lt;[.AE18];1;-1);4)" office:value-type="float" office:value="0.3108" calcext:value-type="float">
            <text:p>0,3108</text:p>
          </table:table-cell>
          <table:table-cell table:number-columns-repeated="3"/>
          <table:table-cell table:style-name="ce13" table:formula="of:=ROUND(IF([.AI19]&lt;[.AI16];ACOS(([.AI19]-[.AI16])/SQRT(POWER([.AI19]-[.AI16];2)+POWER([.AI18]-[.AI15];2)));ACOS(([.AI19]-[.AI16])/SQRT(POWER([.AI19]-[.AI16];2)+POWER([.AI18]-[.AI15];2))))*IF([.AI15]&lt;[.AI18];1;-1);4)" office:value-type="float" office:value="2.8787" calcext:value-type="float">
            <text:p>2,8787</text:p>
          </table:table-cell>
          <table:table-cell table:number-columns-repeated="3"/>
          <table:table-cell table:style-name="ce13" table:formula="of:=ROUND(IF([.AM19]&lt;[.AM16];ACOS(([.AM19]-[.AM16])/SQRT(POWER([.AM19]-[.AM16];2)+POWER([.AM18]-[.AM15];2)));ACOS(([.AM19]-[.AM16])/SQRT(POWER([.AM19]-[.AM16];2)+POWER([.AM18]-[.AM15];2))))*IF([.AM15]&lt;[.AM18];1;-1);4)" office:value-type="float" office:value="-1.5589" calcext:value-type="float">
            <text:p>-1,5589</text:p>
          </table:table-cell>
          <table:table-cell table:number-columns-repeated="3"/>
          <table:table-cell table:style-name="ce13" table:formula="of:=ROUND(IF([.AQ19]&lt;[.AQ16];ACOS(([.AQ19]-[.AQ16])/SQRT(POWER([.AQ19]-[.AQ16];2)+POWER([.AQ18]-[.AQ15];2)));ACOS(([.AQ19]-[.AQ16])/SQRT(POWER([.AQ19]-[.AQ16];2)+POWER([.AQ18]-[.AQ15];2))))*IF([.AQ15]&lt;[.AQ18];1;-1);4)" office:value-type="float" office:value="0.9225" calcext:value-type="float">
            <text:p>0,9225</text:p>
          </table:table-cell>
          <table:table-cell table:number-columns-repeated="3"/>
          <table:table-cell table:style-name="ce13" table:formula="of:=ROUND(IF([.AU19]&lt;[.AU16];ACOS(([.AU19]-[.AU16])/SQRT(POWER([.AU19]-[.AU16];2)+POWER([.AU18]-[.AU15];2)));ACOS(([.AU19]-[.AU16])/SQRT(POWER([.AU19]-[.AU16];2)+POWER([.AU18]-[.AU15];2))))*IF([.AU15]&lt;[.AU18];1;-1);4)" office:value-type="float" office:value="-1.0211" calcext:value-type="float">
            <text:p>-1,0211</text:p>
          </table:table-cell>
          <table:table-cell table:number-columns-repeated="3"/>
          <table:table-cell table:style-name="ce13" table:formula="of:=ROUND(IF([.AY19]&lt;[.AY16];ACOS(([.AY19]-[.AY16])/SQRT(POWER([.AY19]-[.AY16];2)+POWER([.AY18]-[.AY15];2)));ACOS(([.AY19]-[.AY16])/SQRT(POWER([.AY19]-[.AY16];2)+POWER([.AY18]-[.AY15];2))))*IF([.AY15]&lt;[.AY18];1;-1);4)" office:value-type="float" office:value="1.5913" calcext:value-type="float">
            <text:p>1,5913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x</text:p>
          </table:table-cell>
          <table:table-cell/>
          <table:table-cell table:style-name="ce11" table:formula="of:=[.C15]+ROUND([.$D$23]*SIN([.C$23])*COS([.C$22]);0)" office:value-type="float" office:value="113" calcext:value-type="float">
            <text:p>113</text:p>
          </table:table-cell>
          <table:table-cell table:number-columns-repeated="3"/>
          <table:table-cell table:style-name="ce11" table:formula="of:=[.G15]+ROUND([.$D$23]*SIN([.G$23])*COS([.G$22]);0)" office:value-type="float" office:value="-71" calcext:value-type="float">
            <text:p>-71</text:p>
          </table:table-cell>
          <table:table-cell table:number-columns-repeated="3"/>
          <table:table-cell table:style-name="ce11" table:formula="of:=[.K15]+ROUND([.$D$23]*SIN([.K$23])*COS([.K$22]);0)" office:value-type="float" office:value="-1579" calcext:value-type="float">
            <text:p>-1579</text:p>
          </table:table-cell>
          <table:table-cell table:number-columns-repeated="3"/>
          <table:table-cell table:style-name="ce11" table:formula="of:=[.O15]+ROUND([.$D$23]*SIN([.O$23])*COS([.O$22]);0)" office:value-type="float" office:value="-4438" calcext:value-type="float">
            <text:p>-4438</text:p>
          </table:table-cell>
          <table:table-cell table:number-columns-repeated="3"/>
          <table:table-cell table:style-name="ce11" table:formula="of:=[.S15]+ROUND([.$D$23]*SIN([.S$23])*COS([.S$22]);0)" office:value-type="float" office:value="1537" calcext:value-type="float">
            <text:p>1537</text:p>
          </table:table-cell>
          <table:table-cell table:number-columns-repeated="3"/>
          <table:table-cell table:style-name="ce11" table:formula="of:=[.W15]+ROUND([.$D$23]*SIN([.W$23])*COS([.W$22]);0)" office:value-type="float" office:value="2466" calcext:value-type="float">
            <text:p>2466</text:p>
          </table:table-cell>
          <table:table-cell table:number-columns-repeated="3"/>
          <table:table-cell table:style-name="ce11" table:formula="of:=[.AA15]+ROUND([.$D$23]*SIN([.AA$23])*COS([.AA$22]);0)" office:value-type="float" office:value="2514" calcext:value-type="float">
            <text:p>2514</text:p>
          </table:table-cell>
          <table:table-cell table:number-columns-repeated="3"/>
          <table:table-cell table:style-name="ce11" table:formula="of:=[.AE15]+ROUND([.$D$23]*SIN([.AE$23])*COS([.AE$22]);0)" office:value-type="float" office:value="113" calcext:value-type="float">
            <text:p>113</text:p>
          </table:table-cell>
          <table:table-cell table:number-columns-repeated="3"/>
          <table:table-cell table:style-name="ce11" table:formula="of:=[.AI15]+ROUND([.$D$23]*SIN([.AI$23])*COS([.AI$22]);0)" office:value-type="float" office:value="-71" calcext:value-type="float">
            <text:p>-71</text:p>
          </table:table-cell>
          <table:table-cell table:number-columns-repeated="3"/>
          <table:table-cell table:style-name="ce11" table:formula="of:=[.AM15]+ROUND([.$D$23]*SIN([.AM$23])*COS([.AM$22]);0)" office:value-type="float" office:value="-4867" calcext:value-type="float">
            <text:p>-4867</text:p>
          </table:table-cell>
          <table:table-cell table:number-columns-repeated="3"/>
          <table:table-cell table:style-name="ce11" table:formula="of:=[.AQ15]+ROUND([.$D$23]*SIN([.AQ$23])*COS([.AQ$22]);0)" office:value-type="float" office:value="1965" calcext:value-type="float">
            <text:p>1965</text:p>
          </table:table-cell>
          <table:table-cell table:number-columns-repeated="3"/>
          <table:table-cell table:style-name="ce11" table:formula="of:=[.AU15]+ROUND([.$D$23]*SIN([.AU$23])*COS([.AU$22]);0)" office:value-type="float" office:value="-4503" calcext:value-type="float">
            <text:p>-4503</text:p>
          </table:table-cell>
          <table:table-cell table:number-columns-repeated="3"/>
          <table:table-cell table:style-name="ce11" table:formula="of:=[.AY15]+ROUND([.$D$23]*SIN([.AY$23])*COS([.AY$22]);0)" office:value-type="float" office:value="-85" calcext:value-type="float">
            <text:p>-85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y</text:p>
          </table:table-cell>
          <table:table-cell/>
          <table:table-cell table:style-name="ce12" table:formula="of:=[.C16]+ROUND([.$D$23]*COS([.C$23])*COS([.C$22]);0)" office:value-type="float" office:value="2817" calcext:value-type="float">
            <text:p>2817</text:p>
          </table:table-cell>
          <table:table-cell table:number-columns-repeated="3"/>
          <table:table-cell table:style-name="ce12" table:formula="of:=[.G16]+ROUND([.$D$23]*COS([.G$23])*COS([.G$22]);0)" office:value-type="float" office:value="-4929" calcext:value-type="float">
            <text:p>-4929</text:p>
          </table:table-cell>
          <table:table-cell table:number-columns-repeated="3"/>
          <table:table-cell table:style-name="ce12" table:formula="of:=[.K16]+ROUND([.$D$23]*COS([.K$23])*COS([.K$22]);0)" office:value-type="float" office:value="-4520" calcext:value-type="float">
            <text:p>-4520</text:p>
          </table:table-cell>
          <table:table-cell table:number-columns-repeated="3"/>
          <table:table-cell table:style-name="ce12" table:formula="of:=[.O16]+ROUND([.$D$23]*COS([.O$23])*COS([.O$22]);0)" office:value-type="float" office:value="947" calcext:value-type="float">
            <text:p>947</text:p>
          </table:table-cell>
          <table:table-cell table:number-columns-repeated="3"/>
          <table:table-cell table:style-name="ce12" table:formula="of:=[.S16]+ROUND([.$D$23]*COS([.S$23])*COS([.S$22]);0)" office:value-type="float" office:value="-4183" calcext:value-type="float">
            <text:p>-4183</text:p>
          </table:table-cell>
          <table:table-cell table:number-columns-repeated="3"/>
          <table:table-cell table:style-name="ce12" table:formula="of:=[.W16]+ROUND([.$D$23]*COS([.W$23])*COS([.W$22]);0)" office:value-type="float" office:value="1334" calcext:value-type="float">
            <text:p>1334</text:p>
          </table:table-cell>
          <table:table-cell table:number-columns-repeated="3"/>
          <table:table-cell table:style-name="ce12" table:formula="of:=[.AA16]+ROUND([.$D$23]*COS([.AA$23])*COS([.AA$22]);0)" office:value-type="float" office:value="39" calcext:value-type="float">
            <text:p>39</text:p>
          </table:table-cell>
          <table:table-cell table:number-columns-repeated="3"/>
          <table:table-cell table:style-name="ce12" table:formula="of:=[.AE16]+ROUND([.$D$23]*COS([.AE$23])*COS([.AE$22]);0)" office:value-type="float" office:value="2817" calcext:value-type="float">
            <text:p>2817</text:p>
          </table:table-cell>
          <table:table-cell table:number-columns-repeated="3"/>
          <table:table-cell table:style-name="ce12" table:formula="of:=[.AI16]+ROUND([.$D$23]*COS([.AI$23])*COS([.AI$22]);0)" office:value-type="float" office:value="-4931" calcext:value-type="float">
            <text:p>-4931</text:p>
          </table:table-cell>
          <table:table-cell table:number-columns-repeated="3"/>
          <table:table-cell table:style-name="ce12" table:formula="of:=[.AM16]+ROUND([.$D$23]*COS([.AM$23])*COS([.AM$22]);0)" office:value-type="float" office:value="-870" calcext:value-type="float">
            <text:p>-870</text:p>
          </table:table-cell>
          <table:table-cell table:number-columns-repeated="3"/>
          <table:table-cell table:style-name="ce12" table:formula="of:=[.AQ16]+ROUND([.$D$23]*COS([.AQ$23])*COS([.AQ$22]);0)" office:value-type="float" office:value="1582" calcext:value-type="float">
            <text:p>1582</text:p>
          </table:table-cell>
          <table:table-cell table:number-columns-repeated="3"/>
          <table:table-cell table:style-name="ce12" table:formula="of:=[.AU16]+ROUND([.$D$23]*COS([.AU$23])*COS([.AU$22]);0)" office:value-type="float" office:value="1166" calcext:value-type="float">
            <text:p>1166</text:p>
          </table:table-cell>
          <table:table-cell table:number-columns-repeated="3"/>
          <table:table-cell table:style-name="ce12" table:formula="of:=[.AY16]+ROUND([.$D$23]*COS([.AY$23])*COS([.AY$22]);0)" office:value-type="float" office:value="-861" calcext:value-type="float">
            <text:p>-86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z</text:p>
          </table:table-cell>
          <table:table-cell/>
          <table:table-cell table:style-name="ce13" table:formula="of:=[.C17]-ROUND([.$D$23]*SIN([.C$22]);0)" office:value-type="float" office:value="-919" calcext:value-type="float">
            <text:p>-919</text:p>
          </table:table-cell>
          <table:table-cell table:number-columns-repeated="3"/>
          <table:table-cell table:style-name="ce13" table:formula="of:=[.G17]-ROUND([.$D$23]*SIN([.G$22]);0)" office:value-type="float" office:value="-730" calcext:value-type="float">
            <text:p>-730</text:p>
          </table:table-cell>
          <table:table-cell table:number-columns-repeated="3"/>
          <table:table-cell table:style-name="ce13" table:formula="of:=[.K17]-ROUND([.$D$23]*SIN([.K$22]);0)" office:value-type="float" office:value="-2353" calcext:value-type="float">
            <text:p>-2353</text:p>
          </table:table-cell>
          <table:table-cell table:number-columns-repeated="3"/>
          <table:table-cell table:style-name="ce13" table:formula="of:=[.O17]-ROUND([.$D$23]*SIN([.O$22]);0)" office:value-type="float" office:value="-2163" calcext:value-type="float">
            <text:p>-2163</text:p>
          </table:table-cell>
          <table:table-cell table:number-columns-repeated="3"/>
          <table:table-cell table:style-name="ce13" table:formula="of:=[.S17]-ROUND([.$D$23]*SIN([.S$22]);0)" office:value-type="float" office:value="-1861" calcext:value-type="float">
            <text:p>-1861</text:p>
          </table:table-cell>
          <table:table-cell table:number-columns-repeated="3"/>
          <table:table-cell table:style-name="ce13" table:formula="of:=[.W17]-ROUND([.$D$23]*SIN([.W$22]);0)" office:value-type="float" office:value="1919" calcext:value-type="float">
            <text:p>1919</text:p>
          </table:table-cell>
          <table:table-cell table:number-columns-repeated="3"/>
          <table:table-cell table:style-name="ce13" table:formula="of:=[.AA17]-ROUND([.$D$23]*SIN([.AA$22]);0)" office:value-type="float" office:value="-2450" calcext:value-type="float">
            <text:p>-2450</text:p>
          </table:table-cell>
          <table:table-cell table:number-columns-repeated="3"/>
          <table:table-cell table:style-name="ce13" table:formula="of:=[.AE17]-ROUND([.$D$23]*SIN([.AE$22]);0)" office:value-type="float" office:value="-919" calcext:value-type="float">
            <text:p>-919</text:p>
          </table:table-cell>
          <table:table-cell table:number-columns-repeated="3"/>
          <table:table-cell table:style-name="ce13" table:formula="of:=[.AI17]-ROUND([.$D$23]*SIN([.AI$22]);0)" office:value-type="float" office:value="-720" calcext:value-type="float">
            <text:p>-720</text:p>
          </table:table-cell>
          <table:table-cell table:number-columns-repeated="3"/>
          <table:table-cell table:style-name="ce13" table:formula="of:=[.AM17]-ROUND([.$D$23]*SIN([.AM$22]);0)" office:value-type="float" office:value="-2450" calcext:value-type="float">
            <text:p>-2450</text:p>
          </table:table-cell>
          <table:table-cell table:number-columns-repeated="3"/>
          <table:table-cell table:style-name="ce13" table:formula="of:=[.AQ17]-ROUND([.$D$23]*SIN([.AQ$22]);0)" office:value-type="float" office:value="-1689" calcext:value-type="float">
            <text:p>-1689</text:p>
          </table:table-cell>
          <table:table-cell table:number-columns-repeated="3"/>
          <table:table-cell table:style-name="ce13" table:formula="of:=[.AU17]-ROUND([.$D$23]*SIN([.AU$22]);0)" office:value-type="float" office:value="2451" calcext:value-type="float">
            <text:p>2451</text:p>
          </table:table-cell>
          <table:table-cell table:number-columns-repeated="3"/>
          <table:table-cell table:style-name="ce13" table:formula="of:=[.AY17]-ROUND([.$D$23]*SIN([.AY$22]);0)" office:value-type="float" office:value="-4327" calcext:value-type="float">
            <text:p>-4327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/>
          <table:table-cell/>
          <table:table-cell table:formula="of:=ROUND([.B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2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28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1 X</text:p>
          </table:table-cell>
          <table:table-cell/>
          <table:table-cell table:formula="of:=[.C$15]+ROUND([.B28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28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28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28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28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28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28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28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28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28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28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28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28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1 Y</text:p>
          </table:table-cell>
          <table:table-cell table:style-name="ce13"/>
          <table:table-cell table:style-name="ce13" table:formula="of:=[.C$16]+ROUND([.B28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28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28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28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28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28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28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28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28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28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28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28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28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1 Z</text:p>
          </table:table-cell>
          <table:table-cell table:style-name="ce13"/>
          <table:table-cell table:style-name="ce13" table:formula="of:=[.C$17]-ROUND([.B28]*SIN([.C$22]);0)" office:value-type="float" office:value="182" calcext:value-type="float">
            <text:p>182</text:p>
          </table:table-cell>
          <table:table-cell table:style-name="ce13"/>
          <table:table-cell table:style-name="ce20"/>
          <table:table-cell table:style-name="ce13"/>
          <table:table-cell table:style-name="ce13" table:formula="of:=[.G$17]-ROUND([.F28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28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28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28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28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28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28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28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28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28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28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28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>
          <table:table-cell table:style-name="ce13" table:number-columns-repeated="4"/>
          <table:table-cell table:style-name="ce20"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table:style-name="ce13" table:number-columns-repeated="3"/>
          <table:table-cell table:number-columns-repeated="16332"/>
        </table:table-row>
        <table:table-row table:style-name="ro1">
          <table:table-cell office:value-type="string" calcext:value-type="string">
            <text:p>Mask2 Distance</text:p>
          </table:table-cell>
          <table:table-cell table:style-name="ce17"/>
          <table:table-cell table:style-name="ce13"/>
          <table:table-cell table:formula="of:=ROUND([.B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3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33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2 X</text:p>
          </table:table-cell>
          <table:table-cell/>
          <table:table-cell table:formula="of:=[.C$15]+ROUND([.B33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33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33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33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33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33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33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33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33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33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33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33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33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2 Y</text:p>
          </table:table-cell>
          <table:table-cell table:style-name="ce13"/>
          <table:table-cell table:style-name="ce13" table:formula="of:=[.C$16]+ROUND([.B33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33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33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33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33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33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33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33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33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33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33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33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33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2 Z</text:p>
          </table:table-cell>
          <table:table-cell table:style-name="ce13"/>
          <table:table-cell table:style-name="ce13" table:formula="of:=[.C$17]-ROUND([.B33]*SIN([.C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G$17]-ROUND([.F33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33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33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33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33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33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33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33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33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33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33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33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3 Distance</text:p>
          </table:table-cell>
          <table:table-cell table:style-name="ce17"/>
          <table:table-cell table:style-name="ce13"/>
          <table:table-cell table:formula="of:=ROUND([.B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38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38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3 X</text:p>
          </table:table-cell>
          <table:table-cell/>
          <table:table-cell table:formula="of:=[.C$15]+ROUND([.B38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38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38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38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38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38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38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38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38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38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38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38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38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3 Y</text:p>
          </table:table-cell>
          <table:table-cell table:style-name="ce13"/>
          <table:table-cell table:style-name="ce13" table:formula="of:=[.C$16]+ROUND([.B38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38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38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38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38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38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38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38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38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38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38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38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38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3 Z</text:p>
          </table:table-cell>
          <table:table-cell table:style-name="ce13"/>
          <table:table-cell table:style-name="ce13" table:formula="of:=[.C$17]-ROUND([.B38]*SIN([.C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G$17]-ROUND([.F38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38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38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38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38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38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38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38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38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38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38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38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17"/>
          <table:table-cell table:style-name="ce13"/>
          <table:table-cell table:formula="of:=ROUND([.B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F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J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N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R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V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Z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D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H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L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P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T43]/[.$D$23];5)" office:value-type="float" office:value="0" calcext:value-type="float">
            <text:p>0</text:p>
          </table:table-cell>
          <table:table-cell/>
          <table:table-cell table:style-name="ce17"/>
          <table:table-cell table:style-name="ce13"/>
          <table:table-cell table:formula="of:=ROUND([.AX43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4 X</text:p>
          </table:table-cell>
          <table:table-cell/>
          <table:table-cell table:formula="of:=[.C$15]+ROUND([.B43]*SIN([.C$23])*COS([.C$22]);0)" office:value-type="float" office:value="-1243" calcext:value-type="float">
            <text:p>-1243</text:p>
          </table:table-cell>
          <table:table-cell table:number-columns-repeated="3"/>
          <table:table-cell table:formula="of:=[.G$15]+ROUND([.F43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43]*SIN([.K$23])*COS([.K$22]);0)" office:value-type="float" office:value="-1241" calcext:value-type="float">
            <text:p>-1241</text:p>
          </table:table-cell>
          <table:table-cell table:number-columns-repeated="3"/>
          <table:table-cell table:formula="of:=[.O$15]+ROUND([.N43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43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43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43]*SIN([.AA$23])*COS([.AA$22]);0)" office:value-type="float" office:value="-1115" calcext:value-type="float">
            <text:p>-1115</text:p>
          </table:table-cell>
          <table:table-cell table:number-columns-repeated="3"/>
          <table:table-cell table:formula="of:=[.AE$15]+ROUND([.AD43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43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43]*SIN([.AM$23])*COS([.AM$22]);0)" office:value-type="float" office:value="-1115" calcext:value-type="float">
            <text:p>-1115</text:p>
          </table:table-cell>
          <table:table-cell table:number-columns-repeated="3"/>
          <table:table-cell table:formula="of:=[.AQ$15]+ROUND([.AP43]*SIN([.AQ$23])*COS([.AQ$22]);0)" office:value-type="float" office:value="-1358" calcext:value-type="float">
            <text:p>-1358</text:p>
          </table:table-cell>
          <table:table-cell table:number-columns-repeated="3"/>
          <table:table-cell table:formula="of:=[.AU$15]+ROUND([.AT43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43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4 Y</text:p>
          </table:table-cell>
          <table:table-cell table:style-name="ce13"/>
          <table:table-cell table:style-name="ce13" table:formula="of:=[.C$16]+ROUND([.B43]*COS([.C$23])*COS([.C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G$16]+ROUND([.F43]*COS([.G$23])*COS([.G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K$16]+ROUND([.J43]*COS([.K$23])*COS([.K$22]);0)" office:value-type="float" office:value="-806" calcext:value-type="float">
            <text:p>-806</text:p>
          </table:table-cell>
          <table:table-cell table:style-name="ce13"/>
          <table:table-cell/>
          <table:table-cell table:style-name="ce13"/>
          <table:table-cell table:style-name="ce13" table:formula="of:=[.O$16]+ROUND([.N43]*COS([.O$23])*COS([.O$22]);0)" office:value-type="float" office:value="-938" calcext:value-type="float">
            <text:p>-938</text:p>
          </table:table-cell>
          <table:table-cell table:style-name="ce13"/>
          <table:table-cell/>
          <table:table-cell table:style-name="ce13"/>
          <table:table-cell table:style-name="ce13" table:formula="of:=[.S$16]+ROUND([.R43]*COS([.S$23])*COS([.S$22]);0)" office:value-type="float" office:value="-1073" calcext:value-type="float">
            <text:p>-1073</text:p>
          </table:table-cell>
          <table:table-cell table:style-name="ce13"/>
          <table:table-cell/>
          <table:table-cell table:style-name="ce13"/>
          <table:table-cell table:style-name="ce13" table:formula="of:=[.W$16]+ROUND([.V43]*COS([.W$23])*COS([.W$22]);0)" office:value-type="float" office:value="-897" calcext:value-type="float">
            <text:p>-897</text:p>
          </table:table-cell>
          <table:table-cell table:style-name="ce13"/>
          <table:table-cell/>
          <table:table-cell table:style-name="ce13"/>
          <table:table-cell table:style-name="ce13" table:formula="of:=[.AA$16]+ROUND([.Z43]*COS([.AA$23])*COS([.AA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E$16]+ROUND([.AD43]*COS([.AE$23])*COS([.AE$22]);0)" office:value-type="float" office:value="-1406" calcext:value-type="float">
            <text:p>-1406</text:p>
          </table:table-cell>
          <table:table-cell table:style-name="ce13"/>
          <table:table-cell/>
          <table:table-cell table:style-name="ce13"/>
          <table:table-cell table:style-name="ce13" table:formula="of:=[.AI$16]+ROUND([.AH43]*COS([.AI$23])*COS([.AI$22]);0)" office:value-type="float" office:value="-605" calcext:value-type="float">
            <text:p>-605</text:p>
          </table:table-cell>
          <table:table-cell table:style-name="ce13"/>
          <table:table-cell/>
          <table:table-cell table:style-name="ce13"/>
          <table:table-cell table:style-name="ce13" table:formula="of:=[.AM$16]+ROUND([.AL43]*COS([.AM$23])*COS([.AM$22]);0)" office:value-type="float" office:value="-915" calcext:value-type="float">
            <text:p>-915</text:p>
          </table:table-cell>
          <table:table-cell table:style-name="ce13"/>
          <table:table-cell/>
          <table:table-cell table:style-name="ce13"/>
          <table:table-cell table:style-name="ce13" table:formula="of:=[.AQ$16]+ROUND([.AP43]*COS([.AQ$23])*COS([.AQ$22]);0)" office:value-type="float" office:value="-935" calcext:value-type="float">
            <text:p>-935</text:p>
          </table:table-cell>
          <table:table-cell table:style-name="ce13"/>
          <table:table-cell/>
          <table:table-cell table:style-name="ce13"/>
          <table:table-cell table:style-name="ce13" table:formula="of:=[.AU$16]+ROUND([.AT43]*COS([.AU$23])*COS([.AU$22]);0)" office:value-type="float" office:value="-883" calcext:value-type="float">
            <text:p>-883</text:p>
          </table:table-cell>
          <table:table-cell table:style-name="ce13"/>
          <table:table-cell/>
          <table:table-cell table:style-name="ce13"/>
          <table:table-cell table:style-name="ce13" table:formula="of:=[.AY$16]+ROUND([.AX43]*COS([.AY$23])*COS([.AY$22]);0)" office:value-type="float" office:value="-843" calcext:value-type="float">
            <text:p>-843</text:p>
          </table:table-cell>
          <table:table-cell table:style-name="ce13"/>
          <table:table-cell table:number-columns-repeated="16332"/>
        </table:table-row>
        <table:table-row table:style-name="ro1">
          <table:table-cell office:value-type="string" calcext:value-type="string">
            <text:p>Mask4 Z</text:p>
          </table:table-cell>
          <table:table-cell table:style-name="ce13"/>
          <table:table-cell table:style-name="ce13" table:formula="of:=[.C$17]-ROUND([.B43]*SIN([.C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G$17]-ROUND([.F43]*SIN([.G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K$17]-ROUND([.J43]*SIN([.K$22]);0)" office:value-type="float" office:value="288" calcext:value-type="float">
            <text:p>288</text:p>
          </table:table-cell>
          <table:table-cell table:style-name="ce13"/>
          <table:table-cell/>
          <table:table-cell table:style-name="ce13"/>
          <table:table-cell table:style-name="ce13" table:formula="of:=[.O$17]-ROUND([.N43]*SIN([.O$22]);0)" office:value-type="float" office:value="213" calcext:value-type="float">
            <text:p>213</text:p>
          </table:table-cell>
          <table:table-cell table:style-name="ce13"/>
          <table:table-cell/>
          <table:table-cell table:style-name="ce13"/>
          <table:table-cell table:style-name="ce13" table:formula="of:=[.S$17]-ROUND([.R43]*SIN([.S$22]);0)" office:value-type="float" office:value="225" calcext:value-type="float">
            <text:p>225</text:p>
          </table:table-cell>
          <table:table-cell table:style-name="ce13"/>
          <table:table-cell/>
          <table:table-cell table:style-name="ce13"/>
          <table:table-cell table:style-name="ce13" table:formula="of:=[.W$17]-ROUND([.V43]*SIN([.W$22]);0)" office:value-type="float" office:value="66" calcext:value-type="float">
            <text:p>66</text:p>
          </table:table-cell>
          <table:table-cell table:style-name="ce13"/>
          <table:table-cell/>
          <table:table-cell table:style-name="ce13"/>
          <table:table-cell table:style-name="ce13" table:formula="of:=[.AA$17]-ROUND([.Z43]*SIN([.AA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E$17]-ROUND([.AD43]*SIN([.AE$22]);0)" office:value-type="float" office:value="182" calcext:value-type="float">
            <text:p>182</text:p>
          </table:table-cell>
          <table:table-cell table:style-name="ce13"/>
          <table:table-cell/>
          <table:table-cell table:style-name="ce13"/>
          <table:table-cell table:style-name="ce13" table:formula="of:=[.AI$17]-ROUND([.AH43]*SIN([.AI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M$17]-ROUND([.AL43]*SIN([.AM$22]);0)" office:value-type="float" office:value="158" calcext:value-type="float">
            <text:p>158</text:p>
          </table:table-cell>
          <table:table-cell table:style-name="ce13"/>
          <table:table-cell/>
          <table:table-cell table:style-name="ce13"/>
          <table:table-cell table:style-name="ce13" table:formula="of:=[.AQ$17]-ROUND([.AP43]*SIN([.AQ$22]);0)" office:value-type="float" office:value="184" calcext:value-type="float">
            <text:p>184</text:p>
          </table:table-cell>
          <table:table-cell table:style-name="ce13"/>
          <table:table-cell/>
          <table:table-cell table:style-name="ce13"/>
          <table:table-cell table:style-name="ce13" table:formula="of:=[.AU$17]-ROUND([.AT43]*SIN([.AU$22]);0)" office:value-type="float" office:value="106" calcext:value-type="float">
            <text:p>106</text:p>
          </table:table-cell>
          <table:table-cell table:style-name="ce13"/>
          <table:table-cell/>
          <table:table-cell table:style-name="ce13"/>
          <table:table-cell table:style-name="ce13" table:formula="of:=[.AY$17]-ROUND([.AX43]*SIN([.AY$22]);0)" office:value-type="float" office:value="154" calcext:value-type="float">
            <text:p>154</text:p>
          </table:table-cell>
          <table:table-cell table:style-name="ce13"/>
          <table:table-cell table:number-columns-repeated="1633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WITCHZON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3698" calcext:value-type="float">
            <text:p>-13698</text:p>
          </table:table-cell>
          <table:table-cell table:style-name="ce18" table:formula="of:=ROUND([.C54]/([.$A$1]/[.$B$1])*([.$A$2]/[.$B$2]);0)" office:value-type="float" office:value="-766" calcext:value-type="float">
            <text:p>-766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7000" calcext:value-type="float">
            <text:p>-27000</text:p>
          </table:table-cell>
          <table:table-cell table:style-name="ce18" table:formula="of:=ROUND([.G54]/([.$A$1]/[.$B$1])*([.$A$2]/[.$B$2]);0)" office:value-type="float" office:value="-1509" calcext:value-type="float">
            <text:p>-150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2599" calcext:value-type="float">
            <text:p>-22599</text:p>
          </table:table-cell>
          <table:table-cell table:style-name="ce18" table:formula="of:=ROUND([.K54]/([.$A$1]/[.$B$1])*([.$A$2]/[.$B$2]);0)" office:value-type="float" office:value="-1263" calcext:value-type="float">
            <text:p>-126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8204" calcext:value-type="float">
            <text:p>-28204</text:p>
          </table:table-cell>
          <table:table-cell table:style-name="ce18" table:formula="of:=ROUND([.O54]/([.$A$1]/[.$B$1])*([.$A$2]/[.$B$2]);0)" office:value-type="float" office:value="-1577" calcext:value-type="float">
            <text:p>-157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3300" calcext:value-type="float">
            <text:p>-23300</text:p>
          </table:table-cell>
          <table:table-cell table:style-name="ce18" table:formula="of:=ROUND([.S54]/([.$A$1]/[.$B$1])*([.$A$2]/[.$B$2]);0)" office:value-type="float" office:value="-1303" calcext:value-type="float">
            <text:p>-1303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54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54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2900" calcext:value-type="float">
            <text:p>-22900</text:p>
          </table:table-cell>
          <table:table-cell table:style-name="ce18" table:formula="of:=ROUND([.C55]/([.$A$1]/[.$B$1])*([.$A$2]/[.$B$2]);0)" office:value-type="float" office:value="-1280" calcext:value-type="float">
            <text:p>-128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5800" calcext:value-type="float">
            <text:p>-25800</text:p>
          </table:table-cell>
          <table:table-cell table:style-name="ce18" table:formula="of:=ROUND([.G55]/([.$A$1]/[.$B$1])*([.$A$2]/[.$B$2]);0)" office:value-type="float" office:value="-1442" calcext:value-type="float">
            <text:p>-1442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0298" calcext:value-type="float">
            <text:p>-20298</text:p>
          </table:table-cell>
          <table:table-cell table:style-name="ce18" table:formula="of:=ROUND([.K55]/([.$A$1]/[.$B$1])*([.$A$2]/[.$B$2]);0)" office:value-type="float" office:value="-1135" calcext:value-type="float">
            <text:p>-113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7800" calcext:value-type="float">
            <text:p>-17800</text:p>
          </table:table-cell>
          <table:table-cell table:style-name="ce18" table:formula="of:=ROUND([.O55]/([.$A$1]/[.$B$1])*([.$A$2]/[.$B$2]);0)" office:value-type="float" office:value="-995" calcext:value-type="float">
            <text:p>-995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6000" calcext:value-type="float">
            <text:p>-26000</text:p>
          </table:table-cell>
          <table:table-cell table:style-name="ce18" table:formula="of:=ROUND([.S55]/([.$A$1]/[.$B$1])*([.$A$2]/[.$B$2]);0)" office:value-type="float" office:value="-1454" calcext:value-type="float">
            <text:p>-1454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5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55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7000" calcext:value-type="float">
            <text:p>-27000</text:p>
          </table:table-cell>
          <table:table-cell table:style-name="ce12" table:formula="of:=ROUND([.C56]/([.$A$1]/[.$B$1])*([.$A$2]/[.$B$2]);0)" office:value-type="float" office:value="-1509" calcext:value-type="float">
            <text:p>-150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7000" calcext:value-type="float">
            <text:p>-27000</text:p>
          </table:table-cell>
          <table:table-cell table:style-name="ce12" table:formula="of:=ROUND([.G56]/([.$A$1]/[.$B$1])*([.$A$2]/[.$B$2]);0)" office:value-type="float" office:value="-1509" calcext:value-type="float">
            <text:p>-150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2697" calcext:value-type="float">
            <text:p>-22697</text:p>
          </table:table-cell>
          <table:table-cell table:style-name="ce12" table:formula="of:=ROUND([.K56]/([.$A$1]/[.$B$1])*([.$A$2]/[.$B$2]);0)" office:value-type="float" office:value="-1269" calcext:value-type="float">
            <text:p>-126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2402" calcext:value-type="float">
            <text:p>-22402</text:p>
          </table:table-cell>
          <table:table-cell table:style-name="ce12" table:formula="of:=ROUND([.O56]/([.$A$1]/[.$B$1])*([.$A$2]/[.$B$2]);0)" office:value-type="float" office:value="-1252" calcext:value-type="float">
            <text:p>-1252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3400" calcext:value-type="float">
            <text:p>-23400</text:p>
          </table:table-cell>
          <table:table-cell table:style-name="ce12" table:formula="of:=ROUND([.S56]/([.$A$1]/[.$B$1])*([.$A$2]/[.$B$2]);0)" office:value-type="float" office:value="-1308" calcext:value-type="float">
            <text:p>-1308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56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56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20502" calcext:value-type="float">
            <text:p>-20502</text:p>
          </table:table-cell>
          <table:table-cell table:style-name="ce12" table:formula="of:=ROUND([.C57]/([.$A$1]/[.$B$1])*([.$A$2]/[.$B$2]);0)" office:value-type="float" office:value="-1146" calcext:value-type="float">
            <text:p>-114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9701" calcext:value-type="float">
            <text:p>-19701</text:p>
          </table:table-cell>
          <table:table-cell table:style-name="ce12" table:formula="of:=ROUND([.G57]/([.$A$1]/[.$B$1])*([.$A$2]/[.$B$2]);0)" office:value-type="float" office:value="-1101" calcext:value-type="float">
            <text:p>-1101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4096" calcext:value-type="float">
            <text:p>-14096</text:p>
          </table:table-cell>
          <table:table-cell table:style-name="ce12" table:formula="of:=ROUND([.K57]/([.$A$1]/[.$B$1])*([.$A$2]/[.$B$2]);0)" office:value-type="float" office:value="-788" calcext:value-type="float">
            <text:p>-788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6900" calcext:value-type="float">
            <text:p>-16900</text:p>
          </table:table-cell>
          <table:table-cell table:style-name="ce12" table:formula="of:=ROUND([.O57]/([.$A$1]/[.$B$1])*([.$A$2]/[.$B$2]);0)" office:value-type="float" office:value="-945" calcext:value-type="float">
            <text:p>-945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21600" calcext:value-type="float">
            <text:p>-21600</text:p>
          </table:table-cell>
          <table:table-cell table:style-name="ce12" table:formula="of:=ROUND([.S57]/([.$A$1]/[.$B$1])*([.$A$2]/[.$B$2]);0)" office:value-type="float" office:value="-1208" calcext:value-type="float">
            <text:p>-1208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5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57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-27101" calcext:value-type="float">
            <text:p>-27101</text:p>
          </table:table-cell>
          <table:table-cell table:formula="of:=ROUND([.C58]/([.$A$1]/[.$B$1])*([.$A$2]/[.$B$2]);0)" office:value-type="float" office:value="-1515" calcext:value-type="float">
            <text:p>-151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9297" calcext:value-type="float">
            <text:p>-19297</text:p>
          </table:table-cell>
          <table:table-cell table:formula="of:=ROUND([.G58]/([.$A$1]/[.$B$1])*([.$A$2]/[.$B$2]);0)" office:value-type="float" office:value="-1079" calcext:value-type="float">
            <text:p>-1079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698" calcext:value-type="float">
            <text:p>-12698</text:p>
          </table:table-cell>
          <table:table-cell table:formula="of:=ROUND([.K58]/([.$A$1]/[.$B$1])*([.$A$2]/[.$B$2]);0)" office:value-type="float" office:value="-710" calcext:value-type="float">
            <text:p>-71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22400" calcext:value-type="float">
            <text:p>-22400</text:p>
          </table:table-cell>
          <table:table-cell table:formula="of:=ROUND([.O58]/([.$A$1]/[.$B$1])*([.$A$2]/[.$B$2]);0)" office:value-type="float" office:value="-1252" calcext:value-type="float">
            <text:p>-125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8000" calcext:value-type="float">
            <text:p>-18000</text:p>
          </table:table-cell>
          <table:table-cell table:formula="of:=ROUND([.S58]/([.$A$1]/[.$B$1])*([.$A$2]/[.$B$2]);0)" office:value-type="float" office:value="-1006" calcext:value-type="float">
            <text:p>-1006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58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-15300" calcext:value-type="float">
            <text:p>-15300</text:p>
          </table:table-cell>
          <table:table-cell table:formula="of:=ROUND([.C59]/([.$A$1]/[.$B$1])*([.$A$2]/[.$B$2]);0)" office:value-type="float" office:value="-855" calcext:value-type="float">
            <text:p>-85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000" calcext:value-type="float">
            <text:p>-21000</text:p>
          </table:table-cell>
          <table:table-cell table:formula="of:=ROUND([.G59]/([.$A$1]/[.$B$1])*([.$A$2]/[.$B$2]);0)" office:value-type="float" office:value="-1174" calcext:value-type="float">
            <text:p>-1174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6098" calcext:value-type="float">
            <text:p>-16098</text:p>
          </table:table-cell>
          <table:table-cell table:formula="of:=ROUND([.K59]/([.$A$1]/[.$B$1])*([.$A$2]/[.$B$2]);0)" office:value-type="float" office:value="-900" calcext:value-type="float">
            <text:p>-90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2400" calcext:value-type="float">
            <text:p>-22400</text:p>
          </table:table-cell>
          <table:table-cell table:formula="of:=ROUND([.O59]/([.$A$1]/[.$B$1])*([.$A$2]/[.$B$2]);0)" office:value-type="float" office:value="-1252" calcext:value-type="float">
            <text:p>-125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199" calcext:value-type="float">
            <text:p>-21199</text:p>
          </table:table-cell>
          <table:table-cell table:formula="of:=ROUND([.S59]/([.$A$1]/[.$B$1])*([.$A$2]/[.$B$2]);0)" office:value-type="float" office:value="-1185" calcext:value-type="float">
            <text:p>-118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59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4100" calcext:value-type="float">
            <text:p>-14100</text:p>
          </table:table-cell>
          <table:table-cell table:style-name="ce11" table:formula="of:=ROUND([.C60]/([.$A$1]/[.$B$1])*([.$A$2]/[.$B$2]);0)" office:value-type="float" office:value="-788" calcext:value-type="float">
            <text:p>-788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8399" calcext:value-type="float">
            <text:p>-18399</text:p>
          </table:table-cell>
          <table:table-cell table:style-name="ce11" table:formula="of:=ROUND([.G60]/([.$A$1]/[.$B$1])*([.$A$2]/[.$B$2]);0)" office:value-type="float" office:value="-1029" calcext:value-type="float">
            <text:p>-1029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3687" calcext:value-type="float">
            <text:p>-13687</text:p>
          </table:table-cell>
          <table:table-cell table:style-name="ce11" table:formula="of:=ROUND([.K60]/([.$A$1]/[.$B$1])*([.$A$2]/[.$B$2]);0)" office:value-type="float" office:value="-765" calcext:value-type="float">
            <text:p>-76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28115" calcext:value-type="float">
            <text:p>-28115</text:p>
          </table:table-cell>
          <table:table-cell table:style-name="ce11" table:formula="of:=ROUND([.O60]/([.$A$1]/[.$B$1])*([.$A$2]/[.$B$2]);0)" office:value-type="float" office:value="-1572" calcext:value-type="float">
            <text:p>-1572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8700" calcext:value-type="float">
            <text:p>-18700</text:p>
          </table:table-cell>
          <table:table-cell table:style-name="ce11" table:formula="of:=ROUND([.S60]/([.$A$1]/[.$B$1])*([.$A$2]/[.$B$2]);0)" office:value-type="float" office:value="-1045" calcext:value-type="float">
            <text:p>-104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60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60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7901" calcext:value-type="float">
            <text:p>-17901</text:p>
          </table:table-cell>
          <table:table-cell table:style-name="ce11" table:formula="of:=ROUND([.C61]/([.$A$1]/[.$B$1])*([.$A$2]/[.$B$2]);0)" office:value-type="float" office:value="-1001" calcext:value-type="float">
            <text:p>-1001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5900" calcext:value-type="float">
            <text:p>-25900</text:p>
          </table:table-cell>
          <table:table-cell table:style-name="ce11" table:formula="of:=ROUND([.G61]/([.$A$1]/[.$B$1])*([.$A$2]/[.$B$2]);0)" office:value-type="float" office:value="-1448" calcext:value-type="float">
            <text:p>-1448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1898" calcext:value-type="float">
            <text:p>-21898</text:p>
          </table:table-cell>
          <table:table-cell table:style-name="ce11" table:formula="of:=ROUND([.K61]/([.$A$1]/[.$B$1])*([.$A$2]/[.$B$2]);0)" office:value-type="float" office:value="-1224" calcext:value-type="float">
            <text:p>-122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2299" calcext:value-type="float">
            <text:p>-22299</text:p>
          </table:table-cell>
          <table:table-cell table:style-name="ce11" table:formula="of:=ROUND([.O61]/([.$A$1]/[.$B$1])*([.$A$2]/[.$B$2]);0)" office:value-type="float" office:value="-1247" calcext:value-type="float">
            <text:p>-1247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5900" calcext:value-type="float">
            <text:p>-25900</text:p>
          </table:table-cell>
          <table:table-cell table:style-name="ce11" table:formula="of:=ROUND([.S61]/([.$A$1]/[.$B$1])*([.$A$2]/[.$B$2]);0)" office:value-type="float" office:value="-1448" calcext:value-type="float">
            <text:p>-1448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6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61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5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7100" calcext:value-type="float">
            <text:p>-27100</text:p>
          </table:table-cell>
          <table:table-cell table:style-name="ce18" table:formula="of:=ROUND([.G65]/([.$A$1]/[.$B$1])*([.$A$2]/[.$B$2]);0)" office:value-type="float" office:value="-1515" calcext:value-type="float">
            <text:p>-1515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28200" calcext:value-type="float">
            <text:p>-28200</text:p>
          </table:table-cell>
          <table:table-cell table:style-name="ce18" table:formula="of:=ROUND([.K65]/([.$A$1]/[.$B$1])*([.$A$2]/[.$B$2]);0)" office:value-type="float" office:value="-1577" calcext:value-type="float">
            <text:p>-1577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5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65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65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6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5100" calcext:value-type="float">
            <text:p>-15100</text:p>
          </table:table-cell>
          <table:table-cell table:style-name="ce18" table:formula="of:=ROUND([.G66]/([.$A$1]/[.$B$1])*([.$A$2]/[.$B$2]);0)" office:value-type="float" office:value="-844" calcext:value-type="float">
            <text:p>-844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17599" calcext:value-type="float">
            <text:p>-17599</text:p>
          </table:table-cell>
          <table:table-cell table:style-name="ce18" table:formula="of:=ROUND([.K66]/([.$A$1]/[.$B$1])*([.$A$2]/[.$B$2]);0)" office:value-type="float" office:value="-984" calcext:value-type="float">
            <text:p>-984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6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66]/([.$A$1]/[.$B$1])*([.$A$2]/[.$B$2]);0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66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7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6900" calcext:value-type="float">
            <text:p>-26900</text:p>
          </table:table-cell>
          <table:table-cell table:style-name="ce12" table:formula="of:=ROUND([.G67]/([.$A$1]/[.$B$1])*([.$A$2]/[.$B$2]);0)" office:value-type="float" office:value="-1504" calcext:value-type="float">
            <text:p>-1504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28200" calcext:value-type="float">
            <text:p>-28200</text:p>
          </table:table-cell>
          <table:table-cell table:style-name="ce12" table:formula="of:=ROUND([.K67]/([.$A$1]/[.$B$1])*([.$A$2]/[.$B$2]);0)" office:value-type="float" office:value="-1577" calcext:value-type="float">
            <text:p>-1577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7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67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67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6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1699" calcext:value-type="float">
            <text:p>-11699</text:p>
          </table:table-cell>
          <table:table-cell table:style-name="ce12" table:formula="of:=ROUND([.G68]/([.$A$1]/[.$B$1])*([.$A$2]/[.$B$2]);0)" office:value-type="float" office:value="-654" calcext:value-type="float">
            <text:p>-654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14600" calcext:value-type="float">
            <text:p>-14600</text:p>
          </table:table-cell>
          <table:table-cell table:style-name="ce12" table:formula="of:=ROUND([.K68]/([.$A$1]/[.$B$1])*([.$A$2]/[.$B$2]);0)" office:value-type="float" office:value="-816" calcext:value-type="float">
            <text:p>-81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6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68]/([.$A$1]/[.$B$1])*([.$A$2]/[.$B$2]);0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68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69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3493" calcext:value-type="float">
            <text:p>-13493</text:p>
          </table:table-cell>
          <table:table-cell table:formula="of:=ROUND([.G69]/([.$A$1]/[.$B$1])*([.$A$2]/[.$B$2]);0)" office:value-type="float" office:value="-754" calcext:value-type="float">
            <text:p>-754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22700" calcext:value-type="float">
            <text:p>-22700</text:p>
          </table:table-cell>
          <table:table-cell table:formula="of:=ROUND([.K69]/([.$A$1]/[.$B$1])*([.$A$2]/[.$B$2]);0)" office:value-type="float" office:value="-1269" calcext:value-type="float">
            <text:p>-1269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69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69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7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1800" calcext:value-type="float">
            <text:p>-11800</text:p>
          </table:table-cell>
          <table:table-cell table:formula="of:=ROUND([.G70]/([.$A$1]/[.$B$1])*([.$A$2]/[.$B$2]);0)" office:value-type="float" office:value="-660" calcext:value-type="float">
            <text:p>-66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2998" calcext:value-type="float">
            <text:p>-12998</text:p>
          </table:table-cell>
          <table:table-cell table:formula="of:=ROUND([.K70]/([.$A$1]/[.$B$1])*([.$A$2]/[.$B$2]);0)" office:value-type="float" office:value="-727" calcext:value-type="float">
            <text:p>-727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7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70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1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3700" calcext:value-type="float">
            <text:p>-13700</text:p>
          </table:table-cell>
          <table:table-cell table:style-name="ce11" table:formula="of:=ROUND([.G71]/([.$A$1]/[.$B$1])*([.$A$2]/[.$B$2]);0)" office:value-type="float" office:value="-766" calcext:value-type="float">
            <text:p>-766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22600" calcext:value-type="float">
            <text:p>-22600</text:p>
          </table:table-cell>
          <table:table-cell table:style-name="ce11" table:formula="of:=ROUND([.K71]/([.$A$1]/[.$B$1])*([.$A$2]/[.$B$2]);0)" office:value-type="float" office:value="-1263" calcext:value-type="float">
            <text:p>-1263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1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71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71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7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7800" calcext:value-type="float">
            <text:p>-17800</text:p>
          </table:table-cell>
          <table:table-cell table:style-name="ce11" table:formula="of:=ROUND([.G72]/([.$A$1]/[.$B$1])*([.$A$2]/[.$B$2]);0)" office:value-type="float" office:value="-995" calcext:value-type="float">
            <text:p>-995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16698" calcext:value-type="float">
            <text:p>-16698</text:p>
          </table:table-cell>
          <table:table-cell table:style-name="ce11" table:formula="of:=ROUND([.K72]/([.$A$1]/[.$B$1])*([.$A$2]/[.$B$2]);0)" office:value-type="float" office:value="-934" calcext:value-type="float">
            <text:p>-934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7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72]/([.$A$1]/[.$B$1])*([.$A$2]/[.$B$2]);0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72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-18399" calcext:value-type="float">
            <text:p>-18399</text:p>
          </table:table-cell>
          <table:table-cell table:style-name="ce18" table:formula="of:=ROUND([.K76]/([.$A$1]/[.$B$1])*([.$A$2]/[.$B$2]))" office:value-type="float" office:value="-1029" calcext:value-type="float">
            <text:p>-1029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76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76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-25400" calcext:value-type="float">
            <text:p>-25400</text:p>
          </table:table-cell>
          <table:table-cell table:style-name="ce18" table:formula="of:=ROUND([.K77]/([.$A$1]/[.$B$1])*([.$A$2]/[.$B$2]))" office:value-type="float" office:value="-1420" calcext:value-type="float">
            <text:p>-142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7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77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-17699" calcext:value-type="float">
            <text:p>-17699</text:p>
          </table:table-cell>
          <table:table-cell table:style-name="ce12" table:formula="of:=ROUND([.K78]/([.$A$1]/[.$B$1])*([.$A$2]/[.$B$2]))" office:value-type="float" office:value="-989" calcext:value-type="float">
            <text:p>-989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78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78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-21400" calcext:value-type="float">
            <text:p>-21400</text:p>
          </table:table-cell>
          <table:table-cell table:style-name="ce12" table:formula="of:=ROUND([.K79]/([.$A$1]/[.$B$1])*([.$A$2]/[.$B$2]))" office:value-type="float" office:value="-1196" calcext:value-type="float">
            <text:p>-1196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7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79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4399" calcext:value-type="float">
            <text:p>-14399</text:p>
          </table:table-cell>
          <table:table-cell table:formula="of:=ROUND([.K80]/([.$A$1]/[.$B$1])*([.$A$2]/[.$B$2]))" office:value-type="float" office:value="-805" calcext:value-type="float">
            <text:p>-80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80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80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400" calcext:value-type="float">
            <text:p>-21400</text:p>
          </table:table-cell>
          <table:table-cell table:formula="of:=ROUND([.K81]/([.$A$1]/[.$B$1])*([.$A$2]/[.$B$2]))" office:value-type="float" office:value="-1196" calcext:value-type="float">
            <text:p>-1196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8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81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-14399" calcext:value-type="float">
            <text:p>-14399</text:p>
          </table:table-cell>
          <table:table-cell table:style-name="ce11" table:formula="of:=ROUND([.K82]/([.$A$1]/[.$B$1])*([.$A$2]/[.$B$2]))" office:value-type="float" office:value="-805" calcext:value-type="float">
            <text:p>-805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82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82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-25400" calcext:value-type="float">
            <text:p>-25400</text:p>
          </table:table-cell>
          <table:table-cell table:style-name="ce11" table:formula="of:=ROUND([.K83]/([.$A$1]/[.$B$1])*([.$A$2]/[.$B$2]))" office:value-type="float" office:value="-1420" calcext:value-type="float">
            <text:p>-142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8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83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87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X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87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C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G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K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O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S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W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A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E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I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M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Q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U88]/([.$A$1]/[.$B$1])*([.$A$2]/[.$B$2])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Y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ROUND([.AY88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89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X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89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C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G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K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O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S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W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A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E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I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M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Q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U90]/([.$A$1]/[.$B$1])*([.$A$2]/[.$B$2])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Y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ROUND([.AY90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C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G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K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91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91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C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G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K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92]/([.$A$1]/[.$B$1])*([.$A$2]/[.$B$2])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92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93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93]/([.$A$1]/[.$B$1])*([.$A$2]/[.$B$2])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C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G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K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O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S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W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A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E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I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M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Q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U94]/([.$A$1]/[.$B$1])*([.$A$2]/[.$B$2])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Y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ROUND([.AY94]/([.$A$1]/[.$B$1])*([.$A$2]/[.$B$2]))" office:value-type="float" office:value="0" calcext:value-type="float">
            <text:p>0</text:p>
          </table:table-cell>
          <table:table-cell table:number-columns-repeated="163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3:48:24.9083522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23:24:22.993823478</meta:creation-date>
    <dc:date>2024-01-01T13:58:17.773457355</dc:date>
    <meta:editing-duration>P2DT9H50M49S</meta:editing-duration>
    <meta:editing-cycles>186</meta:editing-cycles>
    <meta:generator>LibreOffice/7.5.7.1$Linux_X86_64 LibreOffice_project/50$Build-1</meta:generator>
    <meta:document-statistic meta:table-count="2" meta:cell-count="3362" meta:object-count="0"/>
  </office:meta>
</office:document-meta>
</file>